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0841" calcext:value-type="float">
            <text:p>0,460841</text:p>
          </table:table-cell>
          <table:table-cell table:formula="of:=([.B2]*[.$B$298])-([.B2]*[.$B$297])+[.$B$297]" office:value-type="float" office:value="26.099997" calcext:value-type="float">
            <text:p>26,099997</text:p>
          </table:table-cell>
          <table:table-cell table:formula="of:=([.C2]*[.$B$298])-([.C2]*[.$B$297])+[.$B$297]" office:value-type="float" office:value="26.490933" calcext:value-type="float">
            <text:p>26,490933</text:p>
          </table:table-cell>
          <table:table-cell table:formula="of:=([.D2]-[.E2])^2" office:value-type="float" office:value="0.152830956095997" calcext:value-type="float">
            <text:p>0,1528309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4775" calcext:value-type="float">
            <text:p>0,454775</text:p>
          </table:table-cell>
          <table:table-cell table:formula="of:=([.B3]*[.$B$298])-([.B3]*[.$B$297])+[.$B$297]" office:value-type="float" office:value="27.200005" calcext:value-type="float">
            <text:p>27,200005</text:p>
          </table:table-cell>
          <table:table-cell table:formula="of:=([.C3]*[.$B$298])-([.C3]*[.$B$297])+[.$B$297]" office:value-type="float" office:value="26.412075" calcext:value-type="float">
            <text:p>26,412075</text:p>
          </table:table-cell>
          <table:table-cell table:formula="of:=([.D3]-[.E3])^2" office:value-type="float" office:value="0.620833684899993" calcext:value-type="float">
            <text:p>0,6208336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9167" calcext:value-type="float">
            <text:p>0,529167</text:p>
          </table:table-cell>
          <table:table-cell table:formula="of:=([.B4]*[.$B$298])-([.B4]*[.$B$297])+[.$B$297]" office:value-type="float" office:value="28.500005" calcext:value-type="float">
            <text:p>28,500005</text:p>
          </table:table-cell>
          <table:table-cell table:formula="of:=([.C4]*[.$B$298])-([.C4]*[.$B$297])+[.$B$297]" office:value-type="float" office:value="27.379171" calcext:value-type="float">
            <text:p>27,379171</text:p>
          </table:table-cell>
          <table:table-cell table:formula="of:=([.D4]-[.E4])^2" office:value-type="float" office:value="1.256268855556" calcext:value-type="float">
            <text:p>1,2562688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61993" calcext:value-type="float">
            <text:p>0,661993</text:p>
          </table:table-cell>
          <table:table-cell table:formula="of:=([.B5]*[.$B$298])-([.B5]*[.$B$297])+[.$B$297]" office:value-type="float" office:value="30.100006" calcext:value-type="float">
            <text:p>30,100006</text:p>
          </table:table-cell>
          <table:table-cell table:formula="of:=([.C5]*[.$B$298])-([.C5]*[.$B$297])+[.$B$297]" office:value-type="float" office:value="29.105909" calcext:value-type="float">
            <text:p>29,105909</text:p>
          </table:table-cell>
          <table:table-cell table:formula="of:=([.D5]-[.E5])^2" office:value-type="float" office:value="0.988228845409007" calcext:value-type="float">
            <text:p>0,9882288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49582" calcext:value-type="float">
            <text:p>0,749582</text:p>
          </table:table-cell>
          <table:table-cell table:formula="of:=([.B6]*[.$B$298])-([.B6]*[.$B$297])+[.$B$297]" office:value-type="float" office:value="30.9" calcext:value-type="float">
            <text:p>30,9</text:p>
          </table:table-cell>
          <table:table-cell table:formula="of:=([.C6]*[.$B$298])-([.C6]*[.$B$297])+[.$B$297]" office:value-type="float" office:value="30.244566" calcext:value-type="float">
            <text:p>30,244566</text:p>
          </table:table-cell>
          <table:table-cell table:formula="of:=([.D6]-[.E6])^2" office:value-type="float" office:value="0.429593728355999" calcext:value-type="float">
            <text:p>0,42959372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9604" calcext:value-type="float">
            <text:p>0,789604</text:p>
          </table:table-cell>
          <table:table-cell table:formula="of:=([.B7]*[.$B$298])-([.B7]*[.$B$297])+[.$B$297]" office:value-type="float" office:value="30.800004" calcext:value-type="float">
            <text:p>30,800004</text:p>
          </table:table-cell>
          <table:table-cell table:formula="of:=([.C7]*[.$B$298])-([.C7]*[.$B$297])+[.$B$297]" office:value-type="float" office:value="30.764852" calcext:value-type="float">
            <text:p>30,764852</text:p>
          </table:table-cell>
          <table:table-cell table:formula="of:=([.D7]-[.E7])^2" office:value-type="float" office:value="0.00123566310400025" calcext:value-type="float">
            <text:p>0,0012356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8508" calcext:value-type="float">
            <text:p>0,778508</text:p>
          </table:table-cell>
          <table:table-cell table:formula="of:=([.B8]*[.$B$298])-([.B8]*[.$B$297])+[.$B$297]" office:value-type="float" office:value="31.100005" calcext:value-type="float">
            <text:p>31,100005</text:p>
          </table:table-cell>
          <table:table-cell table:formula="of:=([.C8]*[.$B$298])-([.C8]*[.$B$297])+[.$B$297]" office:value-type="float" office:value="30.620604" calcext:value-type="float">
            <text:p>30,620604</text:p>
          </table:table-cell>
          <table:table-cell table:formula="of:=([.D8]-[.E8])^2" office:value-type="float" office:value="0.229825318800999" calcext:value-type="float">
            <text:p>0,2298253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4999" calcext:value-type="float">
            <text:p>0,764999</text:p>
          </table:table-cell>
          <table:table-cell table:formula="of:=([.B9]*[.$B$298])-([.B9]*[.$B$297])+[.$B$297]" office:value-type="float" office:value="30.999996" calcext:value-type="float">
            <text:p>30,999996</text:p>
          </table:table-cell>
          <table:table-cell table:formula="of:=([.C9]*[.$B$298])-([.C9]*[.$B$297])+[.$B$297]" office:value-type="float" office:value="30.444987" calcext:value-type="float">
            <text:p>30,444987</text:p>
          </table:table-cell>
          <table:table-cell table:formula="of:=([.D9]-[.E9])^2" office:value-type="float" office:value="0.308034990080998" calcext:value-type="float">
            <text:p>0,3080349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69964" calcext:value-type="float">
            <text:p>0,69964</text:p>
          </table:table-cell>
          <table:table-cell table:formula="of:=([.B10]*[.$B$298])-([.B10]*[.$B$297])+[.$B$297]" office:value-type="float" office:value="31.599998" calcext:value-type="float">
            <text:p>31,599998</text:p>
          </table:table-cell>
          <table:table-cell table:formula="of:=([.C10]*[.$B$298])-([.C10]*[.$B$297])+[.$B$297]" office:value-type="float" office:value="29.59532" calcext:value-type="float">
            <text:p>29,59532</text:p>
          </table:table-cell>
          <table:table-cell table:formula="of:=([.D10]-[.E10])^2" office:value-type="float" office:value="4.01873388368399" calcext:value-type="float">
            <text:p>4,0187338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12844" calcext:value-type="float">
            <text:p>0,712844</text:p>
          </table:table-cell>
          <table:table-cell table:formula="of:=([.B11]*[.$B$298])-([.B11]*[.$B$297])+[.$B$297]" office:value-type="float" office:value="29.399995" calcext:value-type="float">
            <text:p>29,399995</text:p>
          </table:table-cell>
          <table:table-cell table:formula="of:=([.C11]*[.$B$298])-([.C11]*[.$B$297])+[.$B$297]" office:value-type="float" office:value="29.766972" calcext:value-type="float">
            <text:p>29,766972</text:p>
          </table:table-cell>
          <table:table-cell table:formula="of:=([.D11]-[.E11])^2" office:value-type="float" office:value="0.134672118528996" calcext:value-type="float">
            <text:p>0,1346721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13199" calcext:value-type="float">
            <text:p>0,613199</text:p>
          </table:table-cell>
          <table:table-cell table:formula="of:=([.B12]*[.$B$298])-([.B12]*[.$B$297])+[.$B$297]" office:value-type="float" office:value="28.699997" calcext:value-type="float">
            <text:p>28,699997</text:p>
          </table:table-cell>
          <table:table-cell table:formula="of:=([.C12]*[.$B$298])-([.C12]*[.$B$297])+[.$B$297]" office:value-type="float" office:value="28.471587" calcext:value-type="float">
            <text:p>28,471587</text:p>
          </table:table-cell>
          <table:table-cell table:formula="of:=([.D12]-[.E12])^2" office:value-type="float" office:value="0.0521711281000017" calcext:value-type="float">
            <text:p>0,05217112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7286" calcext:value-type="float">
            <text:p>0,587286</text:p>
          </table:table-cell>
          <table:table-cell table:formula="of:=([.B13]*[.$B$298])-([.B13]*[.$B$297])+[.$B$297]" office:value-type="float" office:value="27.600002" calcext:value-type="float">
            <text:p>27,600002</text:p>
          </table:table-cell>
          <table:table-cell table:formula="of:=([.C13]*[.$B$298])-([.C13]*[.$B$297])+[.$B$297]" office:value-type="float" office:value="28.134718" calcext:value-type="float">
            <text:p>28,134718</text:p>
          </table:table-cell>
          <table:table-cell table:formula="of:=([.D13]-[.E13])^2" office:value-type="float" office:value="0.285921200656003" calcext:value-type="float">
            <text:p>0,28592120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44412" calcext:value-type="float">
            <text:p>0,544412</text:p>
          </table:table-cell>
          <table:table-cell table:formula="of:=([.B14]*[.$B$298])-([.B14]*[.$B$297])+[.$B$297]" office:value-type="float" office:value="26.799995" calcext:value-type="float">
            <text:p>26,799995</text:p>
          </table:table-cell>
          <table:table-cell table:formula="of:=([.C14]*[.$B$298])-([.C14]*[.$B$297])+[.$B$297]" office:value-type="float" office:value="27.577356" calcext:value-type="float">
            <text:p>27,577356</text:p>
          </table:table-cell>
          <table:table-cell table:formula="of:=([.D14]-[.E14])^2" office:value-type="float" office:value="0.604290124320999" calcext:value-type="float">
            <text:p>0,6042901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6996" calcext:value-type="float">
            <text:p>0,496996</text:p>
          </table:table-cell>
          <table:table-cell table:formula="of:=([.B15]*[.$B$298])-([.B15]*[.$B$297])+[.$B$297]" office:value-type="float" office:value="26.799995" calcext:value-type="float">
            <text:p>26,799995</text:p>
          </table:table-cell>
          <table:table-cell table:formula="of:=([.C15]*[.$B$298])-([.C15]*[.$B$297])+[.$B$297]" office:value-type="float" office:value="26.960948" calcext:value-type="float">
            <text:p>26,960948</text:p>
          </table:table-cell>
          <table:table-cell table:formula="of:=([.D15]-[.E15])^2" office:value-type="float" office:value="0.0259058682090009" calcext:value-type="float">
            <text:p>0,0259058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1391" calcext:value-type="float">
            <text:p>0,481391</text:p>
          </table:table-cell>
          <table:table-cell table:formula="of:=([.B16]*[.$B$298])-([.B16]*[.$B$297])+[.$B$297]" office:value-type="float" office:value="27" calcext:value-type="float">
            <text:p>27</text:p>
          </table:table-cell>
          <table:table-cell table:formula="of:=([.C16]*[.$B$298])-([.C16]*[.$B$297])+[.$B$297]" office:value-type="float" office:value="26.758083" calcext:value-type="float">
            <text:p>26,758083</text:p>
          </table:table-cell>
          <table:table-cell table:formula="of:=([.D16]-[.E16])^2" office:value-type="float" office:value="0.0585238348890004" calcext:value-type="float">
            <text:p>0,05852383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1623" calcext:value-type="float">
            <text:p>0,481623</text:p>
          </table:table-cell>
          <table:table-cell table:formula="of:=([.B17]*[.$B$298])-([.B17]*[.$B$297])+[.$B$297]" office:value-type="float" office:value="26.300002" calcext:value-type="float">
            <text:p>26,300002</text:p>
          </table:table-cell>
          <table:table-cell table:formula="of:=([.C17]*[.$B$298])-([.C17]*[.$B$297])+[.$B$297]" office:value-type="float" office:value="26.761099" calcext:value-type="float">
            <text:p>26,761099</text:p>
          </table:table-cell>
          <table:table-cell table:formula="of:=([.D17]-[.E17])^2" office:value-type="float" office:value="0.212610443409002" calcext:value-type="float">
            <text:p>0,21261044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8718" calcext:value-type="float">
            <text:p>0,458718</text:p>
          </table:table-cell>
          <table:table-cell table:formula="of:=([.B18]*[.$B$298])-([.B18]*[.$B$297])+[.$B$297]" office:value-type="float" office:value="25.600004" calcext:value-type="float">
            <text:p>25,600004</text:p>
          </table:table-cell>
          <table:table-cell table:formula="of:=([.C18]*[.$B$298])-([.C18]*[.$B$297])+[.$B$297]" office:value-type="float" office:value="26.463334" calcext:value-type="float">
            <text:p>26,463334</text:p>
          </table:table-cell>
          <table:table-cell table:formula="of:=([.D18]-[.E18])^2" office:value-type="float" office:value="0.745338688900002" calcext:value-type="float">
            <text:p>0,74533868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0573" calcext:value-type="float">
            <text:p>0,430573</text:p>
          </table:table-cell>
          <table:table-cell table:formula="of:=([.B19]*[.$B$298])-([.B19]*[.$B$297])+[.$B$297]" office:value-type="float" office:value="26.399998" calcext:value-type="float">
            <text:p>26,399998</text:p>
          </table:table-cell>
          <table:table-cell table:formula="of:=([.C19]*[.$B$298])-([.C19]*[.$B$297])+[.$B$297]" office:value-type="float" office:value="26.097449" calcext:value-type="float">
            <text:p>26,097449</text:p>
          </table:table-cell>
          <table:table-cell table:formula="of:=([.D19]-[.E19])^2" office:value-type="float" office:value="0.0915358974010016" calcext:value-type="float">
            <text:p>0,0915358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55565" calcext:value-type="float">
            <text:p>0,455565</text:p>
          </table:table-cell>
          <table:table-cell table:formula="of:=([.B20]*[.$B$298])-([.B20]*[.$B$297])+[.$B$297]" office:value-type="float" office:value="24.600005" calcext:value-type="float">
            <text:p>24,600005</text:p>
          </table:table-cell>
          <table:table-cell table:formula="of:=([.C20]*[.$B$298])-([.C20]*[.$B$297])+[.$B$297]" office:value-type="float" office:value="26.422345" calcext:value-type="float">
            <text:p>26,422345</text:p>
          </table:table-cell>
          <table:table-cell table:formula="of:=([.D20]-[.E20])^2" office:value-type="float" office:value="3.3209230756" calcext:value-type="float">
            <text:p>3,3209230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88647" calcext:value-type="float">
            <text:p>0,388647</text:p>
          </table:table-cell>
          <table:table-cell table:formula="of:=([.B21]*[.$B$298])-([.B21]*[.$B$297])+[.$B$297]" office:value-type="float" office:value="24.4" calcext:value-type="float">
            <text:p>24,4</text:p>
          </table:table-cell>
          <table:table-cell table:formula="of:=([.C21]*[.$B$298])-([.C21]*[.$B$297])+[.$B$297]" office:value-type="float" office:value="25.552411" calcext:value-type="float">
            <text:p>25,552411</text:p>
          </table:table-cell>
          <table:table-cell table:formula="of:=([.D21]-[.E21])^2" office:value-type="float" office:value="1.328051112921" calcext:value-type="float">
            <text:p>1,3280511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64936" calcext:value-type="float">
            <text:p>0,364936</text:p>
          </table:table-cell>
          <table:table-cell table:formula="of:=([.B22]*[.$B$298])-([.B22]*[.$B$297])+[.$B$297]" office:value-type="float" office:value="22.899995" calcext:value-type="float">
            <text:p>22,899995</text:p>
          </table:table-cell>
          <table:table-cell table:formula="of:=([.C22]*[.$B$298])-([.C22]*[.$B$297])+[.$B$297]" office:value-type="float" office:value="25.244168" calcext:value-type="float">
            <text:p>25,244168</text:p>
          </table:table-cell>
          <table:table-cell table:formula="of:=([.D22]-[.E22])^2" office:value-type="float" office:value="5.49514705392901" calcext:value-type="float">
            <text:p>5,49514705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292677" calcext:value-type="float">
            <text:p>0,292677</text:p>
          </table:table-cell>
          <table:table-cell table:formula="of:=([.B23]*[.$B$298])-([.B23]*[.$B$297])+[.$B$297]" office:value-type="float" office:value="23.199996" calcext:value-type="float">
            <text:p>23,199996</text:p>
          </table:table-cell>
          <table:table-cell table:formula="of:=([.C23]*[.$B$298])-([.C23]*[.$B$297])+[.$B$297]" office:value-type="float" office:value="24.304801" calcext:value-type="float">
            <text:p>24,304801</text:p>
          </table:table-cell>
          <table:table-cell table:formula="of:=([.D23]-[.E23])^2" office:value-type="float" office:value="1.220594088025" calcext:value-type="float">
            <text:p>1,2205940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285477" calcext:value-type="float">
            <text:p>0,285477</text:p>
          </table:table-cell>
          <table:table-cell table:formula="of:=([.B24]*[.$B$298])-([.B24]*[.$B$297])+[.$B$297]" office:value-type="float" office:value="23.700002" calcext:value-type="float">
            <text:p>23,700002</text:p>
          </table:table-cell>
          <table:table-cell table:formula="of:=([.C24]*[.$B$298])-([.C24]*[.$B$297])+[.$B$297]" office:value-type="float" office:value="24.211201" calcext:value-type="float">
            <text:p>24,211201</text:p>
          </table:table-cell>
          <table:table-cell table:formula="of:=([.D24]-[.E24])^2" office:value-type="float" office:value="0.261324417601001" calcext:value-type="float">
            <text:p>0,26132441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37765" calcext:value-type="float">
            <text:p>0,337765</text:p>
          </table:table-cell>
          <table:table-cell table:formula="of:=([.B25]*[.$B$298])-([.B25]*[.$B$297])+[.$B$297]" office:value-type="float" office:value="23.600006" calcext:value-type="float">
            <text:p>23,600006</text:p>
          </table:table-cell>
          <table:table-cell table:formula="of:=([.C25]*[.$B$298])-([.C25]*[.$B$297])+[.$B$297]" office:value-type="float" office:value="24.890945" calcext:value-type="float">
            <text:p>24,890945</text:p>
          </table:table-cell>
          <table:table-cell table:formula="of:=([.D25]-[.E25])^2" office:value-type="float" office:value="1.666523501721" calcext:value-type="float">
            <text:p>1,6665235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21176" calcext:value-type="float">
            <text:p>0,321176</text:p>
          </table:table-cell>
          <table:table-cell table:formula="of:=([.B26]*[.$B$298])-([.B26]*[.$B$297])+[.$B$297]" office:value-type="float" office:value="24.099999" calcext:value-type="float">
            <text:p>24,099999</text:p>
          </table:table-cell>
          <table:table-cell table:formula="of:=([.C26]*[.$B$298])-([.C26]*[.$B$297])+[.$B$297]" office:value-type="float" office:value="24.675288" calcext:value-type="float">
            <text:p>24,675288</text:p>
          </table:table-cell>
          <table:table-cell table:formula="of:=([.D26]-[.E26])^2" office:value-type="float" office:value="0.330957433520998" calcext:value-type="float">
            <text:p>0,33095743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70708" calcext:value-type="float">
            <text:p>0,370708</text:p>
          </table:table-cell>
          <table:table-cell table:formula="of:=([.B27]*[.$B$298])-([.B27]*[.$B$297])+[.$B$297]" office:value-type="float" office:value="25.7" calcext:value-type="float">
            <text:p>25,7</text:p>
          </table:table-cell>
          <table:table-cell table:formula="of:=([.C27]*[.$B$298])-([.C27]*[.$B$297])+[.$B$297]" office:value-type="float" office:value="25.319204" calcext:value-type="float">
            <text:p>25,319204</text:p>
          </table:table-cell>
          <table:table-cell table:formula="of:=([.D27]-[.E27])^2" office:value-type="float" office:value="0.145005593616" calcext:value-type="float">
            <text:p>0,14500559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4703" calcext:value-type="float">
            <text:p>0,504703</text:p>
          </table:table-cell>
          <table:table-cell table:formula="of:=([.B28]*[.$B$298])-([.B28]*[.$B$297])+[.$B$297]" office:value-type="float" office:value="26.600003" calcext:value-type="float">
            <text:p>26,600003</text:p>
          </table:table-cell>
          <table:table-cell table:formula="of:=([.C28]*[.$B$298])-([.C28]*[.$B$297])+[.$B$297]" office:value-type="float" office:value="27.061139" calcext:value-type="float">
            <text:p>27,061139</text:p>
          </table:table-cell>
          <table:table-cell table:formula="of:=([.D28]-[.E28])^2" office:value-type="float" office:value="0.212646410495996" calcext:value-type="float">
            <text:p>0,2126464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79741" calcext:value-type="float">
            <text:p>0,579741</text:p>
          </table:table-cell>
          <table:table-cell table:formula="of:=([.B29]*[.$B$298])-([.B29]*[.$B$297])+[.$B$297]" office:value-type="float" office:value="27.999999" calcext:value-type="float">
            <text:p>27,999999</text:p>
          </table:table-cell>
          <table:table-cell table:formula="of:=([.C29]*[.$B$298])-([.C29]*[.$B$297])+[.$B$297]" office:value-type="float" office:value="28.036633" calcext:value-type="float">
            <text:p>28,036633</text:p>
          </table:table-cell>
          <table:table-cell table:formula="of:=([.D29]-[.E29])^2" office:value-type="float" office:value="0.00134204995599996" calcext:value-type="float">
            <text:p>0,001342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8634" calcext:value-type="float">
            <text:p>0,648634</text:p>
          </table:table-cell>
          <table:table-cell table:formula="of:=([.B30]*[.$B$298])-([.B30]*[.$B$297])+[.$B$297]" office:value-type="float" office:value="28.099995" calcext:value-type="float">
            <text:p>28,099995</text:p>
          </table:table-cell>
          <table:table-cell table:formula="of:=([.C30]*[.$B$298])-([.C30]*[.$B$297])+[.$B$297]" office:value-type="float" office:value="28.932242" calcext:value-type="float">
            <text:p>28,932242</text:p>
          </table:table-cell>
          <table:table-cell table:formula="of:=([.D30]-[.E30])^2" office:value-type="float" office:value="0.692635069008992" calcext:value-type="float">
            <text:p>0,6926350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54894" calcext:value-type="float">
            <text:p>0,654894</text:p>
          </table:table-cell>
          <table:table-cell table:formula="of:=([.B31]*[.$B$298])-([.B31]*[.$B$297])+[.$B$297]" office:value-type="float" office:value="27.999999" calcext:value-type="float">
            <text:p>27,999999</text:p>
          </table:table-cell>
          <table:table-cell table:formula="of:=([.C31]*[.$B$298])-([.C31]*[.$B$297])+[.$B$297]" office:value-type="float" office:value="29.013622" calcext:value-type="float">
            <text:p>29,013622</text:p>
          </table:table-cell>
          <table:table-cell table:formula="of:=([.D31]-[.E31])^2" office:value-type="float" office:value="1.027431586129" calcext:value-type="float">
            <text:p>1,02743158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599663" calcext:value-type="float">
            <text:p>0,599663</text:p>
          </table:table-cell>
          <table:table-cell table:formula="of:=([.B32]*[.$B$298])-([.B32]*[.$B$297])+[.$B$297]" office:value-type="float" office:value="28.999998" calcext:value-type="float">
            <text:p>28,999998</text:p>
          </table:table-cell>
          <table:table-cell table:formula="of:=([.C32]*[.$B$298])-([.C32]*[.$B$297])+[.$B$297]" office:value-type="float" office:value="28.295619" calcext:value-type="float">
            <text:p>28,295619</text:p>
          </table:table-cell>
          <table:table-cell table:formula="of:=([.D32]-[.E32])^2" office:value-type="float" office:value="0.496149775640999" calcext:value-type="float">
            <text:p>0,49614977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62323" calcext:value-type="float">
            <text:p>0,662323</text:p>
          </table:table-cell>
          <table:table-cell table:formula="of:=([.B33]*[.$B$298])-([.B33]*[.$B$297])+[.$B$297]" office:value-type="float" office:value="29.699996" calcext:value-type="float">
            <text:p>29,699996</text:p>
          </table:table-cell>
          <table:table-cell table:formula="of:=([.C33]*[.$B$298])-([.C33]*[.$B$297])+[.$B$297]" office:value-type="float" office:value="29.110199" calcext:value-type="float">
            <text:p>29,110199</text:p>
          </table:table-cell>
          <table:table-cell table:formula="of:=([.D33]-[.E33])^2" office:value-type="float" office:value="0.347860501208997" calcext:value-type="float">
            <text:p>0,34786050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96194" calcext:value-type="float">
            <text:p>0,696194</text:p>
          </table:table-cell>
          <table:table-cell table:formula="of:=([.B34]*[.$B$298])-([.B34]*[.$B$297])+[.$B$297]" office:value-type="float" office:value="31.500002" calcext:value-type="float">
            <text:p>31,500002</text:p>
          </table:table-cell>
          <table:table-cell table:formula="of:=([.C34]*[.$B$298])-([.C34]*[.$B$297])+[.$B$297]" office:value-type="float" office:value="29.550522" calcext:value-type="float">
            <text:p>29,550522</text:p>
          </table:table-cell>
          <table:table-cell table:formula="of:=([.D34]-[.E34])^2" office:value-type="float" office:value="3.8004722704" calcext:value-type="float">
            <text:p>3,8004722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804801" calcext:value-type="float">
            <text:p>0,804801</text:p>
          </table:table-cell>
          <table:table-cell table:formula="of:=([.B35]*[.$B$298])-([.B35]*[.$B$297])+[.$B$297]" office:value-type="float" office:value="29.800005" calcext:value-type="float">
            <text:p>29,800005</text:p>
          </table:table-cell>
          <table:table-cell table:formula="of:=([.C35]*[.$B$298])-([.C35]*[.$B$297])+[.$B$297]" office:value-type="float" office:value="30.962413" calcext:value-type="float">
            <text:p>30,962413</text:p>
          </table:table-cell>
          <table:table-cell table:formula="of:=([.D35]-[.E35])^2" office:value-type="float" office:value="1.35119235846401" calcext:value-type="float">
            <text:p>1,35119235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88475" calcext:value-type="float">
            <text:p>0,688475</text:p>
          </table:table-cell>
          <table:table-cell table:formula="of:=([.B36]*[.$B$298])-([.B36]*[.$B$297])+[.$B$297]" office:value-type="float" office:value="28.399996" calcext:value-type="float">
            <text:p>28,399996</text:p>
          </table:table-cell>
          <table:table-cell table:formula="of:=([.C36]*[.$B$298])-([.C36]*[.$B$297])+[.$B$297]" office:value-type="float" office:value="29.450175" calcext:value-type="float">
            <text:p>29,450175</text:p>
          </table:table-cell>
          <table:table-cell table:formula="of:=([.D36]-[.E36])^2" office:value-type="float" office:value="1.10287593204099" calcext:value-type="float">
            <text:p>1,1028759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73428" calcext:value-type="float">
            <text:p>0,573428</text:p>
          </table:table-cell>
          <table:table-cell table:formula="of:=([.B37]*[.$B$298])-([.B37]*[.$B$297])+[.$B$297]" office:value-type="float" office:value="27.900003" calcext:value-type="float">
            <text:p>27,900003</text:p>
          </table:table-cell>
          <table:table-cell table:formula="of:=([.C37]*[.$B$298])-([.C37]*[.$B$297])+[.$B$297]" office:value-type="float" office:value="27.954564" calcext:value-type="float">
            <text:p>27,954564</text:p>
          </table:table-cell>
          <table:table-cell table:formula="of:=([.D37]-[.E37])^2" office:value-type="float" office:value="0.00297690272099996" calcext:value-type="float">
            <text:p>0,0029769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4039" calcext:value-type="float">
            <text:p>0,554039</text:p>
          </table:table-cell>
          <table:table-cell table:formula="of:=([.B38]*[.$B$298])-([.B38]*[.$B$297])+[.$B$297]" office:value-type="float" office:value="26.600003" calcext:value-type="float">
            <text:p>26,600003</text:p>
          </table:table-cell>
          <table:table-cell table:formula="of:=([.C38]*[.$B$298])-([.C38]*[.$B$297])+[.$B$297]" office:value-type="float" office:value="27.702507" calcext:value-type="float">
            <text:p>27,702507</text:p>
          </table:table-cell>
          <table:table-cell table:formula="of:=([.D38]-[.E38])^2" office:value-type="float" office:value="1.215515070016" calcext:value-type="float">
            <text:p>1,215515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4422" calcext:value-type="float">
            <text:p>0,494422</text:p>
          </table:table-cell>
          <table:table-cell table:formula="of:=([.B39]*[.$B$298])-([.B39]*[.$B$297])+[.$B$297]" office:value-type="float" office:value="26.399998" calcext:value-type="float">
            <text:p>26,399998</text:p>
          </table:table-cell>
          <table:table-cell table:formula="of:=([.C39]*[.$B$298])-([.C39]*[.$B$297])+[.$B$297]" office:value-type="float" office:value="26.927486" calcext:value-type="float">
            <text:p>26,927486</text:p>
          </table:table-cell>
          <table:table-cell table:formula="of:=([.D39]-[.E39])^2" office:value-type="float" office:value="0.278243590143998" calcext:value-type="float">
            <text:p>0,27824359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7091" calcext:value-type="float">
            <text:p>0,467091</text:p>
          </table:table-cell>
          <table:table-cell table:formula="of:=([.B40]*[.$B$298])-([.B40]*[.$B$297])+[.$B$297]" office:value-type="float" office:value="26.300002" calcext:value-type="float">
            <text:p>26,300002</text:p>
          </table:table-cell>
          <table:table-cell table:formula="of:=([.C40]*[.$B$298])-([.C40]*[.$B$297])+[.$B$297]" office:value-type="float" office:value="26.572183" calcext:value-type="float">
            <text:p>26,572183</text:p>
          </table:table-cell>
          <table:table-cell table:formula="of:=([.D40]-[.E40])^2" office:value-type="float" office:value="0.0740824967609999" calcext:value-type="float">
            <text:p>0,0740824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7288" calcext:value-type="float">
            <text:p>0,457288</text:p>
          </table:table-cell>
          <table:table-cell table:formula="of:=([.B41]*[.$B$298])-([.B41]*[.$B$297])+[.$B$297]" office:value-type="float" office:value="26.399998" calcext:value-type="float">
            <text:p>26,399998</text:p>
          </table:table-cell>
          <table:table-cell table:formula="of:=([.C41]*[.$B$298])-([.C41]*[.$B$297])+[.$B$297]" office:value-type="float" office:value="26.444744" calcext:value-type="float">
            <text:p>26,444744</text:p>
          </table:table-cell>
          <table:table-cell table:formula="of:=([.D41]-[.E41])^2" office:value-type="float" office:value="0.002002204516" calcext:value-type="float">
            <text:p>0,00200220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369" calcext:value-type="float">
            <text:p>0,45369</text:p>
          </table:table-cell>
          <table:table-cell table:formula="of:=([.B42]*[.$B$298])-([.B42]*[.$B$297])+[.$B$297]" office:value-type="float" office:value="26.000001" calcext:value-type="float">
            <text:p>26,000001</text:p>
          </table:table-cell>
          <table:table-cell table:formula="of:=([.C42]*[.$B$298])-([.C42]*[.$B$297])+[.$B$297]" office:value-type="float" office:value="26.39797" calcext:value-type="float">
            <text:p>26,39797</text:p>
          </table:table-cell>
          <table:table-cell table:formula="of:=([.D42]-[.E42])^2" office:value-type="float" office:value="0.158379324961" calcext:value-type="float">
            <text:p>0,1583793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7618" calcext:value-type="float">
            <text:p>0,447618</text:p>
          </table:table-cell>
          <table:table-cell table:formula="of:=([.B43]*[.$B$298])-([.B43]*[.$B$297])+[.$B$297]" office:value-type="float" office:value="26.200006" calcext:value-type="float">
            <text:p>26,200006</text:p>
          </table:table-cell>
          <table:table-cell table:formula="of:=([.C43]*[.$B$298])-([.C43]*[.$B$297])+[.$B$297]" office:value-type="float" office:value="26.319034" calcext:value-type="float">
            <text:p>26,319034</text:p>
          </table:table-cell>
          <table:table-cell table:formula="of:=([.D43]-[.E43])^2" office:value-type="float" office:value="0.0141676647839992" calcext:value-type="float">
            <text:p>0,01416766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2443" calcext:value-type="float">
            <text:p>0,452443</text:p>
          </table:table-cell>
          <table:table-cell table:formula="of:=([.B44]*[.$B$298])-([.B44]*[.$B$297])+[.$B$297]" office:value-type="float" office:value="26.200006" calcext:value-type="float">
            <text:p>26,200006</text:p>
          </table:table-cell>
          <table:table-cell table:formula="of:=([.C44]*[.$B$298])-([.C44]*[.$B$297])+[.$B$297]" office:value-type="float" office:value="26.381759" calcext:value-type="float">
            <text:p>26,381759</text:p>
          </table:table-cell>
          <table:table-cell table:formula="of:=([.D44]-[.E44])^2" office:value-type="float" office:value="0.0330341530090002" calcext:value-type="float">
            <text:p>0,0330341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0184" calcext:value-type="float">
            <text:p>0,460184</text:p>
          </table:table-cell>
          <table:table-cell table:formula="of:=([.B45]*[.$B$298])-([.B45]*[.$B$297])+[.$B$297]" office:value-type="float" office:value="26.000001" calcext:value-type="float">
            <text:p>26,000001</text:p>
          </table:table-cell>
          <table:table-cell table:formula="of:=([.C45]*[.$B$298])-([.C45]*[.$B$297])+[.$B$297]" office:value-type="float" office:value="26.482392" calcext:value-type="float">
            <text:p>26,482392</text:p>
          </table:table-cell>
          <table:table-cell table:formula="of:=([.D45]-[.E45])^2" office:value-type="float" office:value="0.232701076881" calcext:value-type="float">
            <text:p>0,23270107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5476" calcext:value-type="float">
            <text:p>0,445476</text:p>
          </table:table-cell>
          <table:table-cell table:formula="of:=([.B46]*[.$B$298])-([.B46]*[.$B$297])+[.$B$297]" office:value-type="float" office:value="25.900005" calcext:value-type="float">
            <text:p>25,900005</text:p>
          </table:table-cell>
          <table:table-cell table:formula="of:=([.C46]*[.$B$298])-([.C46]*[.$B$297])+[.$B$297]" office:value-type="float" office:value="26.291188" calcext:value-type="float">
            <text:p>26,291188</text:p>
          </table:table-cell>
          <table:table-cell table:formula="of:=([.D46]-[.E46])^2" office:value-type="float" office:value="0.153024139488998" calcext:value-type="float">
            <text:p>0,15302413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4393" calcext:value-type="float">
            <text:p>0,44393</text:p>
          </table:table-cell>
          <table:table-cell table:formula="of:=([.B47]*[.$B$298])-([.B47]*[.$B$297])+[.$B$297]" office:value-type="float" office:value="24.799997" calcext:value-type="float">
            <text:p>24,799997</text:p>
          </table:table-cell>
          <table:table-cell table:formula="of:=([.C47]*[.$B$298])-([.C47]*[.$B$297])+[.$B$297]" office:value-type="float" office:value="26.27109" calcext:value-type="float">
            <text:p>26,27109</text:p>
          </table:table-cell>
          <table:table-cell table:formula="of:=([.D47]-[.E47])^2" office:value-type="float" office:value="2.164114614649" calcext:value-type="float">
            <text:p>2,16411461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95536" calcext:value-type="float">
            <text:p>0,395536</text:p>
          </table:table-cell>
          <table:table-cell table:formula="of:=([.B48]*[.$B$298])-([.B48]*[.$B$297])+[.$B$297]" office:value-type="float" office:value="25.399999" calcext:value-type="float">
            <text:p>25,399999</text:p>
          </table:table-cell>
          <table:table-cell table:formula="of:=([.C48]*[.$B$298])-([.C48]*[.$B$297])+[.$B$297]" office:value-type="float" office:value="25.641968" calcext:value-type="float">
            <text:p>25,641968</text:p>
          </table:table-cell>
          <table:table-cell table:formula="of:=([.D48]-[.E48])^2" office:value-type="float" office:value="0.0585489969609988" calcext:value-type="float">
            <text:p>0,0585489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5672" calcext:value-type="float">
            <text:p>0,405672</text:p>
          </table:table-cell>
          <table:table-cell table:formula="of:=([.B49]*[.$B$298])-([.B49]*[.$B$297])+[.$B$297]" office:value-type="float" office:value="25.099998" calcext:value-type="float">
            <text:p>25,099998</text:p>
          </table:table-cell>
          <table:table-cell table:formula="of:=([.C49]*[.$B$298])-([.C49]*[.$B$297])+[.$B$297]" office:value-type="float" office:value="25.773736" calcext:value-type="float">
            <text:p>25,773736</text:p>
          </table:table-cell>
          <table:table-cell table:formula="of:=([.D49]-[.E49])^2" office:value-type="float" office:value="0.453922892644" calcext:value-type="float">
            <text:p>0,45392289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2239" calcext:value-type="float">
            <text:p>0,412239</text:p>
          </table:table-cell>
          <table:table-cell table:formula="of:=([.B50]*[.$B$298])-([.B50]*[.$B$297])+[.$B$297]" office:value-type="float" office:value="25.000002" calcext:value-type="float">
            <text:p>25,000002</text:p>
          </table:table-cell>
          <table:table-cell table:formula="of:=([.C50]*[.$B$298])-([.C50]*[.$B$297])+[.$B$297]" office:value-type="float" office:value="25.859107" calcext:value-type="float">
            <text:p>25,859107</text:p>
          </table:table-cell>
          <table:table-cell table:formula="of:=([.D50]-[.E50])^2" office:value-type="float" office:value="0.738061401025005" calcext:value-type="float">
            <text:p>0,7380614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1249" calcext:value-type="float">
            <text:p>0,391249</text:p>
          </table:table-cell>
          <table:table-cell table:formula="of:=([.B51]*[.$B$298])-([.B51]*[.$B$297])+[.$B$297]" office:value-type="float" office:value="24.700001" calcext:value-type="float">
            <text:p>24,700001</text:p>
          </table:table-cell>
          <table:table-cell table:formula="of:=([.C51]*[.$B$298])-([.C51]*[.$B$297])+[.$B$297]" office:value-type="float" office:value="25.586237" calcext:value-type="float">
            <text:p>25,586237</text:p>
          </table:table-cell>
          <table:table-cell table:formula="of:=([.D51]-[.E51])^2" office:value-type="float" office:value="0.785414247695994" calcext:value-type="float">
            <text:p>0,78541424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3299" calcext:value-type="float">
            <text:p>0,393299</text:p>
          </table:table-cell>
          <table:table-cell table:formula="of:=([.B52]*[.$B$298])-([.B52]*[.$B$297])+[.$B$297]" office:value-type="float" office:value="25.000002" calcext:value-type="float">
            <text:p>25,000002</text:p>
          </table:table-cell>
          <table:table-cell table:formula="of:=([.C52]*[.$B$298])-([.C52]*[.$B$297])+[.$B$297]" office:value-type="float" office:value="25.612887" calcext:value-type="float">
            <text:p>25,612887</text:p>
          </table:table-cell>
          <table:table-cell table:formula="of:=([.D52]-[.E52])^2" office:value-type="float" office:value="0.375628023225003" calcext:value-type="float">
            <text:p>0,37562802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6109" calcext:value-type="float">
            <text:p>0,396109</text:p>
          </table:table-cell>
          <table:table-cell table:formula="of:=([.B53]*[.$B$298])-([.B53]*[.$B$297])+[.$B$297]" office:value-type="float" office:value="24.900006" calcext:value-type="float">
            <text:p>24,900006</text:p>
          </table:table-cell>
          <table:table-cell table:formula="of:=([.C53]*[.$B$298])-([.C53]*[.$B$297])+[.$B$297]" office:value-type="float" office:value="25.649417" calcext:value-type="float">
            <text:p>25,649417</text:p>
          </table:table-cell>
          <table:table-cell table:formula="of:=([.D53]-[.E53])^2" office:value-type="float" office:value="0.561616846921003" calcext:value-type="float">
            <text:p>0,56161684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3649" calcext:value-type="float">
            <text:p>0,403649</text:p>
          </table:table-cell>
          <table:table-cell table:formula="of:=([.B54]*[.$B$298])-([.B54]*[.$B$297])+[.$B$297]" office:value-type="float" office:value="26.600003" calcext:value-type="float">
            <text:p>26,600003</text:p>
          </table:table-cell>
          <table:table-cell table:formula="of:=([.C54]*[.$B$298])-([.C54]*[.$B$297])+[.$B$297]" office:value-type="float" office:value="25.747437" calcext:value-type="float">
            <text:p>25,747437</text:p>
          </table:table-cell>
          <table:table-cell table:formula="of:=([.D54]-[.E54])^2" office:value-type="float" office:value="0.726868784356005" calcext:value-type="float">
            <text:p>0,72686878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9207" calcext:value-type="float">
            <text:p>0,49207</text:p>
          </table:table-cell>
          <table:table-cell table:formula="of:=([.B55]*[.$B$298])-([.B55]*[.$B$297])+[.$B$297]" office:value-type="float" office:value="28.600001" calcext:value-type="float">
            <text:p>28,600001</text:p>
          </table:table-cell>
          <table:table-cell table:formula="of:=([.C55]*[.$B$298])-([.C55]*[.$B$297])+[.$B$297]" office:value-type="float" office:value="26.89691" calcext:value-type="float">
            <text:p>26,89691</text:p>
          </table:table-cell>
          <table:table-cell table:formula="of:=([.D55]-[.E55])^2" office:value-type="float" office:value="2.900518954281" calcext:value-type="float">
            <text:p>2,90051895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82869" calcext:value-type="float">
            <text:p>0,682869</text:p>
          </table:table-cell>
          <table:table-cell table:formula="of:=([.B56]*[.$B$298])-([.B56]*[.$B$297])+[.$B$297]" office:value-type="float" office:value="29.399995" calcext:value-type="float">
            <text:p>29,399995</text:p>
          </table:table-cell>
          <table:table-cell table:formula="of:=([.C56]*[.$B$298])-([.C56]*[.$B$297])+[.$B$297]" office:value-type="float" office:value="29.377297" calcext:value-type="float">
            <text:p>29,377297</text:p>
          </table:table-cell>
          <table:table-cell table:formula="of:=([.D56]-[.E56])^2" office:value-type="float" office:value="0.000515199204000086" calcext:value-type="float">
            <text:p>0,000515199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21952" calcext:value-type="float">
            <text:p>0,721952</text:p>
          </table:table-cell>
          <table:table-cell table:formula="of:=([.B57]*[.$B$298])-([.B57]*[.$B$297])+[.$B$297]" office:value-type="float" office:value="29.800005" calcext:value-type="float">
            <text:p>29,800005</text:p>
          </table:table-cell>
          <table:table-cell table:formula="of:=([.C57]*[.$B$298])-([.C57]*[.$B$297])+[.$B$297]" office:value-type="float" office:value="29.885376" calcext:value-type="float">
            <text:p>29,885376</text:p>
          </table:table-cell>
          <table:table-cell table:formula="of:=([.D57]-[.E57])^2" office:value-type="float" office:value="0.00728820764099975" calcext:value-type="float">
            <text:p>0,00728820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9767" calcext:value-type="float">
            <text:p>0,739767</text:p>
          </table:table-cell>
          <table:table-cell table:formula="of:=([.B58]*[.$B$298])-([.B58]*[.$B$297])+[.$B$297]" office:value-type="float" office:value="30.9" calcext:value-type="float">
            <text:p>30,9</text:p>
          </table:table-cell>
          <table:table-cell table:formula="of:=([.C58]*[.$B$298])-([.C58]*[.$B$297])+[.$B$297]" office:value-type="float" office:value="30.116971" calcext:value-type="float">
            <text:p>30,116971</text:p>
          </table:table-cell>
          <table:table-cell table:formula="of:=([.D58]-[.E58])^2" office:value-type="float" office:value="0.613134414840999" calcext:value-type="float">
            <text:p>0,61313441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88419" calcext:value-type="float">
            <text:p>0,788419</text:p>
          </table:table-cell>
          <table:table-cell table:formula="of:=([.B59]*[.$B$298])-([.B59]*[.$B$297])+[.$B$297]" office:value-type="float" office:value="29.900001" calcext:value-type="float">
            <text:p>29,900001</text:p>
          </table:table-cell>
          <table:table-cell table:formula="of:=([.C59]*[.$B$298])-([.C59]*[.$B$297])+[.$B$297]" office:value-type="float" office:value="30.749447" calcext:value-type="float">
            <text:p>30,749447</text:p>
          </table:table-cell>
          <table:table-cell table:formula="of:=([.D59]-[.E59])^2" office:value-type="float" office:value="0.721558506916007" calcext:value-type="float">
            <text:p>0,72155850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72102" calcext:value-type="float">
            <text:p>0,672102</text:p>
          </table:table-cell>
          <table:table-cell table:formula="of:=([.B60]*[.$B$298])-([.B60]*[.$B$297])+[.$B$297]" office:value-type="float" office:value="30.500003" calcext:value-type="float">
            <text:p>30,500003</text:p>
          </table:table-cell>
          <table:table-cell table:formula="of:=([.C60]*[.$B$298])-([.C60]*[.$B$297])+[.$B$297]" office:value-type="float" office:value="29.237326" calcext:value-type="float">
            <text:p>29,237326</text:p>
          </table:table-cell>
          <table:table-cell table:formula="of:=([.D60]-[.E60])^2" office:value-type="float" office:value="1.594353206329" calcext:value-type="float">
            <text:p>1,59435320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76025" calcext:value-type="float">
            <text:p>0,676025</text:p>
          </table:table-cell>
          <table:table-cell table:formula="of:=([.B61]*[.$B$298])-([.B61]*[.$B$297])+[.$B$297]" office:value-type="float" office:value="30.200002" calcext:value-type="float">
            <text:p>30,200002</text:p>
          </table:table-cell>
          <table:table-cell table:formula="of:=([.C61]*[.$B$298])-([.C61]*[.$B$297])+[.$B$297]" office:value-type="float" office:value="29.288325" calcext:value-type="float">
            <text:p>29,288325</text:p>
          </table:table-cell>
          <table:table-cell table:formula="of:=([.D61]-[.E61])^2" office:value-type="float" office:value="0.831154952328995" calcext:value-type="float">
            <text:p>0,83115495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56657" calcext:value-type="float">
            <text:p>0,656657</text:p>
          </table:table-cell>
          <table:table-cell table:formula="of:=([.B62]*[.$B$298])-([.B62]*[.$B$297])+[.$B$297]" office:value-type="float" office:value="30.200002" calcext:value-type="float">
            <text:p>30,200002</text:p>
          </table:table-cell>
          <table:table-cell table:formula="of:=([.C62]*[.$B$298])-([.C62]*[.$B$297])+[.$B$297]" office:value-type="float" office:value="29.036541" calcext:value-type="float">
            <text:p>29,036541</text:p>
          </table:table-cell>
          <table:table-cell table:formula="of:=([.D62]-[.E62])^2" office:value-type="float" office:value="1.353641498521" calcext:value-type="float">
            <text:p>1,35364149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31916" calcext:value-type="float">
            <text:p>0,631916</text:p>
          </table:table-cell>
          <table:table-cell table:formula="of:=([.B63]*[.$B$298])-([.B63]*[.$B$297])+[.$B$297]" office:value-type="float" office:value="29.500004" calcext:value-type="float">
            <text:p>29,500004</text:p>
          </table:table-cell>
          <table:table-cell table:formula="of:=([.C63]*[.$B$298])-([.C63]*[.$B$297])+[.$B$297]" office:value-type="float" office:value="28.714908" calcext:value-type="float">
            <text:p>28,714908</text:p>
          </table:table-cell>
          <table:table-cell table:formula="of:=([.D63]-[.E63])^2" office:value-type="float" office:value="0.616375729215999" calcext:value-type="float">
            <text:p>0,61637572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14949" calcext:value-type="float">
            <text:p>0,614949</text:p>
          </table:table-cell>
          <table:table-cell table:formula="of:=([.B64]*[.$B$298])-([.B64]*[.$B$297])+[.$B$297]" office:value-type="float" office:value="27.399997" calcext:value-type="float">
            <text:p>27,399997</text:p>
          </table:table-cell>
          <table:table-cell table:formula="of:=([.C64]*[.$B$298])-([.C64]*[.$B$297])+[.$B$297]" office:value-type="float" office:value="28.494337" calcext:value-type="float">
            <text:p>28,494337</text:p>
          </table:table-cell>
          <table:table-cell table:formula="of:=([.D64]-[.E64])^2" office:value-type="float" office:value="1.19758003560001" calcext:value-type="float">
            <text:p>1,19758003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3491" calcext:value-type="float">
            <text:p>0,53491</text:p>
          </table:table-cell>
          <table:table-cell table:formula="of:=([.B65]*[.$B$298])-([.B65]*[.$B$297])+[.$B$297]" office:value-type="float" office:value="25.600004" calcext:value-type="float">
            <text:p>25,600004</text:p>
          </table:table-cell>
          <table:table-cell table:formula="of:=([.C65]*[.$B$298])-([.C65]*[.$B$297])+[.$B$297]" office:value-type="float" office:value="27.45383" calcext:value-type="float">
            <text:p>27,45383</text:p>
          </table:table-cell>
          <table:table-cell table:formula="of:=([.D65]-[.E65])^2" office:value-type="float" office:value="3.43667083827602" calcext:value-type="float">
            <text:p>3,43667083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70207" calcext:value-type="float">
            <text:p>0,470207</text:p>
          </table:table-cell>
          <table:table-cell table:formula="of:=([.B66]*[.$B$298])-([.B66]*[.$B$297])+[.$B$297]" office:value-type="float" office:value="25.300003" calcext:value-type="float">
            <text:p>25,300003</text:p>
          </table:table-cell>
          <table:table-cell table:formula="of:=([.C66]*[.$B$298])-([.C66]*[.$B$297])+[.$B$297]" office:value-type="float" office:value="26.612691" calcext:value-type="float">
            <text:p>26,612691</text:p>
          </table:table-cell>
          <table:table-cell table:formula="of:=([.D66]-[.E66])^2" office:value-type="float" office:value="1.72314978534399" calcext:value-type="float">
            <text:p>1,72314978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4517" calcext:value-type="float">
            <text:p>0,434517</text:p>
          </table:table-cell>
          <table:table-cell table:formula="of:=([.B67]*[.$B$298])-([.B67]*[.$B$297])+[.$B$297]" office:value-type="float" office:value="26.300002" calcext:value-type="float">
            <text:p>26,300002</text:p>
          </table:table-cell>
          <table:table-cell table:formula="of:=([.C67]*[.$B$298])-([.C67]*[.$B$297])+[.$B$297]" office:value-type="float" office:value="26.148721" calcext:value-type="float">
            <text:p>26,148721</text:p>
          </table:table-cell>
          <table:table-cell table:formula="of:=([.D67]-[.E67])^2" office:value-type="float" office:value="0.0228859409609992" calcext:value-type="float">
            <text:p>0,0228859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4113" calcext:value-type="float">
            <text:p>0,434113</text:p>
          </table:table-cell>
          <table:table-cell table:formula="of:=([.B68]*[.$B$298])-([.B68]*[.$B$297])+[.$B$297]" office:value-type="float" office:value="25.900005" calcext:value-type="float">
            <text:p>25,900005</text:p>
          </table:table-cell>
          <table:table-cell table:formula="of:=([.C68]*[.$B$298])-([.C68]*[.$B$297])+[.$B$297]" office:value-type="float" office:value="26.143469" calcext:value-type="float">
            <text:p>26,143469</text:p>
          </table:table-cell>
          <table:table-cell table:formula="of:=([.D68]-[.E68])^2" office:value-type="float" office:value="0.0592747192959997" calcext:value-type="float">
            <text:p>0,05927471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6928" calcext:value-type="float">
            <text:p>0,436928</text:p>
          </table:table-cell>
          <table:table-cell table:formula="of:=([.B69]*[.$B$298])-([.B69]*[.$B$297])+[.$B$297]" office:value-type="float" office:value="25.900005" calcext:value-type="float">
            <text:p>25,900005</text:p>
          </table:table-cell>
          <table:table-cell table:formula="of:=([.C69]*[.$B$298])-([.C69]*[.$B$297])+[.$B$297]" office:value-type="float" office:value="26.180064" calcext:value-type="float">
            <text:p>26,180064</text:p>
          </table:table-cell>
          <table:table-cell table:formula="of:=([.D69]-[.E69])^2" office:value-type="float" office:value="0.0784330434809988" calcext:value-type="float">
            <text:p>0,07843304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39714" calcext:value-type="float">
            <text:p>0,439714</text:p>
          </table:table-cell>
          <table:table-cell table:formula="of:=([.B70]*[.$B$298])-([.B70]*[.$B$297])+[.$B$297]" office:value-type="float" office:value="25.499995" calcext:value-type="float">
            <text:p>25,499995</text:p>
          </table:table-cell>
          <table:table-cell table:formula="of:=([.C70]*[.$B$298])-([.C70]*[.$B$297])+[.$B$297]" office:value-type="float" office:value="26.216282" calcext:value-type="float">
            <text:p>26,216282</text:p>
          </table:table-cell>
          <table:table-cell table:formula="of:=([.D70]-[.E70])^2" office:value-type="float" office:value="0.513067066369002" calcext:value-type="float">
            <text:p>0,51306706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4357" calcext:value-type="float">
            <text:p>0,434357</text:p>
          </table:table-cell>
          <table:table-cell table:formula="of:=([.B71]*[.$B$298])-([.B71]*[.$B$297])+[.$B$297]" office:value-type="float" office:value="25.099998" calcext:value-type="float">
            <text:p>25,099998</text:p>
          </table:table-cell>
          <table:table-cell table:formula="of:=([.C71]*[.$B$298])-([.C71]*[.$B$297])+[.$B$297]" office:value-type="float" office:value="26.146641" calcext:value-type="float">
            <text:p>26,146641</text:p>
          </table:table-cell>
          <table:table-cell table:formula="of:=([.D71]-[.E71])^2" office:value-type="float" office:value="1.095461569449" calcext:value-type="float">
            <text:p>1,09546156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2661" calcext:value-type="float">
            <text:p>0,402661</text:p>
          </table:table-cell>
          <table:table-cell table:formula="of:=([.B72]*[.$B$298])-([.B72]*[.$B$297])+[.$B$297]" office:value-type="float" office:value="24.799997" calcext:value-type="float">
            <text:p>24,799997</text:p>
          </table:table-cell>
          <table:table-cell table:formula="of:=([.C72]*[.$B$298])-([.C72]*[.$B$297])+[.$B$297]" office:value-type="float" office:value="25.734593" calcext:value-type="float">
            <text:p>25,734593</text:p>
          </table:table-cell>
          <table:table-cell table:formula="of:=([.D72]-[.E72])^2" office:value-type="float" office:value="0.873469683215992" calcext:value-type="float">
            <text:p>0,87346968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0209" calcext:value-type="float">
            <text:p>0,390209</text:p>
          </table:table-cell>
          <table:table-cell table:formula="of:=([.B73]*[.$B$298])-([.B73]*[.$B$297])+[.$B$297]" office:value-type="float" office:value="24.799997" calcext:value-type="float">
            <text:p>24,799997</text:p>
          </table:table-cell>
          <table:table-cell table:formula="of:=([.C73]*[.$B$298])-([.C73]*[.$B$297])+[.$B$297]" office:value-type="float" office:value="25.572717" calcext:value-type="float">
            <text:p>25,572717</text:p>
          </table:table-cell>
          <table:table-cell table:formula="of:=([.D73]-[.E73])^2" office:value-type="float" office:value="0.597096198399999" calcext:value-type="float">
            <text:p>0,59709619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6656" calcext:value-type="float">
            <text:p>0,386656</text:p>
          </table:table-cell>
          <table:table-cell table:formula="of:=([.B74]*[.$B$298])-([.B74]*[.$B$297])+[.$B$297]" office:value-type="float" office:value="24.499996" calcext:value-type="float">
            <text:p>24,499996</text:p>
          </table:table-cell>
          <table:table-cell table:formula="of:=([.C74]*[.$B$298])-([.C74]*[.$B$297])+[.$B$297]" office:value-type="float" office:value="25.526528" calcext:value-type="float">
            <text:p>25,526528</text:p>
          </table:table-cell>
          <table:table-cell table:formula="of:=([.D74]-[.E74])^2" office:value-type="float" office:value="1.053767947024" calcext:value-type="float">
            <text:p>1,0537679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75951" calcext:value-type="float">
            <text:p>0,375951</text:p>
          </table:table-cell>
          <table:table-cell table:formula="of:=([.B75]*[.$B$298])-([.B75]*[.$B$297])+[.$B$297]" office:value-type="float" office:value="24.900006" calcext:value-type="float">
            <text:p>24,900006</text:p>
          </table:table-cell>
          <table:table-cell table:formula="of:=([.C75]*[.$B$298])-([.C75]*[.$B$297])+[.$B$297]" office:value-type="float" office:value="25.387363" calcext:value-type="float">
            <text:p>25,387363</text:p>
          </table:table-cell>
          <table:table-cell table:formula="of:=([.D75]-[.E75])^2" office:value-type="float" office:value="0.237516845449003" calcext:value-type="float">
            <text:p>0,23751684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1708" calcext:value-type="float">
            <text:p>0,391708</text:p>
          </table:table-cell>
          <table:table-cell table:formula="of:=([.B76]*[.$B$298])-([.B76]*[.$B$297])+[.$B$297]" office:value-type="float" office:value="25.300003" calcext:value-type="float">
            <text:p>25,300003</text:p>
          </table:table-cell>
          <table:table-cell table:formula="of:=([.C76]*[.$B$298])-([.C76]*[.$B$297])+[.$B$297]" office:value-type="float" office:value="25.592204" calcext:value-type="float">
            <text:p>25,592204</text:p>
          </table:table-cell>
          <table:table-cell table:formula="of:=([.D76]-[.E76])^2" office:value-type="float" office:value="0.0853814244010013" calcext:value-type="float">
            <text:p>0,08538142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3781" calcext:value-type="float">
            <text:p>0,433781</text:p>
          </table:table-cell>
          <table:table-cell table:formula="of:=([.B77]*[.$B$298])-([.B77]*[.$B$297])+[.$B$297]" office:value-type="float" office:value="26.699999" calcext:value-type="float">
            <text:p>26,699999</text:p>
          </table:table-cell>
          <table:table-cell table:formula="of:=([.C77]*[.$B$298])-([.C77]*[.$B$297])+[.$B$297]" office:value-type="float" office:value="26.139153" calcext:value-type="float">
            <text:p>26,139153</text:p>
          </table:table-cell>
          <table:table-cell table:formula="of:=([.D77]-[.E77])^2" office:value-type="float" office:value="0.314548235715998" calcext:value-type="float">
            <text:p>0,31454823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31095" calcext:value-type="float">
            <text:p>0,531095</text:p>
          </table:table-cell>
          <table:table-cell table:formula="of:=([.B78]*[.$B$298])-([.B78]*[.$B$297])+[.$B$297]" office:value-type="float" office:value="25.600004" calcext:value-type="float">
            <text:p>25,600004</text:p>
          </table:table-cell>
          <table:table-cell table:formula="of:=([.C78]*[.$B$298])-([.C78]*[.$B$297])+[.$B$297]" office:value-type="float" office:value="27.404235" calcext:value-type="float">
            <text:p>27,404235</text:p>
          </table:table-cell>
          <table:table-cell table:formula="of:=([.D78]-[.E78])^2" office:value-type="float" office:value="3.25524950136101" calcext:value-type="float">
            <text:p>3,25524950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7159" calcext:value-type="float">
            <text:p>0,467159</text:p>
          </table:table-cell>
          <table:table-cell table:formula="of:=([.B79]*[.$B$298])-([.B79]*[.$B$297])+[.$B$297]" office:value-type="float" office:value="24.600005" calcext:value-type="float">
            <text:p>24,600005</text:p>
          </table:table-cell>
          <table:table-cell table:formula="of:=([.C79]*[.$B$298])-([.C79]*[.$B$297])+[.$B$297]" office:value-type="float" office:value="26.573067" calcext:value-type="float">
            <text:p>26,573067</text:p>
          </table:table-cell>
          <table:table-cell table:formula="of:=([.D79]-[.E79])^2" office:value-type="float" office:value="3.89297365584401" calcext:value-type="float">
            <text:p>3,89297365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1889" calcext:value-type="float">
            <text:p>0,381889</text:p>
          </table:table-cell>
          <table:table-cell table:formula="of:=([.B80]*[.$B$298])-([.B80]*[.$B$297])+[.$B$297]" office:value-type="float" office:value="24.799997" calcext:value-type="float">
            <text:p>24,799997</text:p>
          </table:table-cell>
          <table:table-cell table:formula="of:=([.C80]*[.$B$298])-([.C80]*[.$B$297])+[.$B$297]" office:value-type="float" office:value="25.464557" calcext:value-type="float">
            <text:p>25,464557</text:p>
          </table:table-cell>
          <table:table-cell table:formula="of:=([.D80]-[.E80])^2" office:value-type="float" office:value="0.441639993599997" calcext:value-type="float">
            <text:p>0,4416399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1667" calcext:value-type="float">
            <text:p>0,391667</text:p>
          </table:table-cell>
          <table:table-cell table:formula="of:=([.B81]*[.$B$298])-([.B81]*[.$B$297])+[.$B$297]" office:value-type="float" office:value="26.799995" calcext:value-type="float">
            <text:p>26,799995</text:p>
          </table:table-cell>
          <table:table-cell table:formula="of:=([.C81]*[.$B$298])-([.C81]*[.$B$297])+[.$B$297]" office:value-type="float" office:value="25.591671" calcext:value-type="float">
            <text:p>25,591671</text:p>
          </table:table-cell>
          <table:table-cell table:formula="of:=([.D81]-[.E81])^2" office:value-type="float" office:value="1.46004688897599" calcext:value-type="float">
            <text:p>1,4600468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67888" calcext:value-type="float">
            <text:p>0,467888</text:p>
          </table:table-cell>
          <table:table-cell table:formula="of:=([.B82]*[.$B$298])-([.B82]*[.$B$297])+[.$B$297]" office:value-type="float" office:value="27" calcext:value-type="float">
            <text:p>27</text:p>
          </table:table-cell>
          <table:table-cell table:formula="of:=([.C82]*[.$B$298])-([.C82]*[.$B$297])+[.$B$297]" office:value-type="float" office:value="26.582544" calcext:value-type="float">
            <text:p>26,582544</text:p>
          </table:table-cell>
          <table:table-cell table:formula="of:=([.D82]-[.E82])^2" office:value-type="float" office:value="0.174269511936001" calcext:value-type="float">
            <text:p>0,17426951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75636" calcext:value-type="float">
            <text:p>0,575636</text:p>
          </table:table-cell>
          <table:table-cell table:formula="of:=([.B83]*[.$B$298])-([.B83]*[.$B$297])+[.$B$297]" office:value-type="float" office:value="28.699997" calcext:value-type="float">
            <text:p>28,699997</text:p>
          </table:table-cell>
          <table:table-cell table:formula="of:=([.C83]*[.$B$298])-([.C83]*[.$B$297])+[.$B$297]" office:value-type="float" office:value="27.983268" calcext:value-type="float">
            <text:p>27,983268</text:p>
          </table:table-cell>
          <table:table-cell table:formula="of:=([.D83]-[.E83])^2" office:value-type="float" office:value="0.513700459441001" calcext:value-type="float">
            <text:p>0,51370045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75784" calcext:value-type="float">
            <text:p>0,675784</text:p>
          </table:table-cell>
          <table:table-cell table:formula="of:=([.B84]*[.$B$298])-([.B84]*[.$B$297])+[.$B$297]" office:value-type="float" office:value="28.800006" calcext:value-type="float">
            <text:p>28,800006</text:p>
          </table:table-cell>
          <table:table-cell table:formula="of:=([.C84]*[.$B$298])-([.C84]*[.$B$297])+[.$B$297]" office:value-type="float" office:value="29.285192" calcext:value-type="float">
            <text:p>29,285192</text:p>
          </table:table-cell>
          <table:table-cell table:formula="of:=([.D84]-[.E84])^2" office:value-type="float" office:value="0.235405454596006" calcext:value-type="float">
            <text:p>0,23540545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91955" calcext:value-type="float">
            <text:p>0,691955</text:p>
          </table:table-cell>
          <table:table-cell table:formula="of:=([.B85]*[.$B$298])-([.B85]*[.$B$297])+[.$B$297]" office:value-type="float" office:value="27.799994" calcext:value-type="float">
            <text:p>27,799994</text:p>
          </table:table-cell>
          <table:table-cell table:formula="of:=([.C85]*[.$B$298])-([.C85]*[.$B$297])+[.$B$297]" office:value-type="float" office:value="29.495415" calcext:value-type="float">
            <text:p>29,495415</text:p>
          </table:table-cell>
          <table:table-cell table:formula="of:=([.D85]-[.E85])^2" office:value-type="float" office:value="2.874452367241" calcext:value-type="float">
            <text:p>2,87445236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47431" calcext:value-type="float">
            <text:p>0,547431</text:p>
          </table:table-cell>
          <table:table-cell table:formula="of:=([.B86]*[.$B$298])-([.B86]*[.$B$297])+[.$B$297]" office:value-type="float" office:value="28.099995" calcext:value-type="float">
            <text:p>28,099995</text:p>
          </table:table-cell>
          <table:table-cell table:formula="of:=([.C86]*[.$B$298])-([.C86]*[.$B$297])+[.$B$297]" office:value-type="float" office:value="27.616603" calcext:value-type="float">
            <text:p>27,616603</text:p>
          </table:table-cell>
          <table:table-cell table:formula="of:=([.D86]-[.E86])^2" office:value-type="float" office:value="0.233667825663999" calcext:value-type="float">
            <text:p>0,23366782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6056" calcext:value-type="float">
            <text:p>0,56056</text:p>
          </table:table-cell>
          <table:table-cell table:formula="of:=([.B87]*[.$B$298])-([.B87]*[.$B$297])+[.$B$297]" office:value-type="float" office:value="26.900004" calcext:value-type="float">
            <text:p>26,900004</text:p>
          </table:table-cell>
          <table:table-cell table:formula="of:=([.C87]*[.$B$298])-([.C87]*[.$B$297])+[.$B$297]" office:value-type="float" office:value="27.78728" calcext:value-type="float">
            <text:p>27,78728</text:p>
          </table:table-cell>
          <table:table-cell table:formula="of:=([.D87]-[.E87])^2" office:value-type="float" office:value="0.787258700176013" calcext:value-type="float">
            <text:p>0,78725870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5963" calcext:value-type="float">
            <text:p>0,495963</text:p>
          </table:table-cell>
          <table:table-cell table:formula="of:=([.B88]*[.$B$298])-([.B88]*[.$B$297])+[.$B$297]" office:value-type="float" office:value="26.200006" calcext:value-type="float">
            <text:p>26,200006</text:p>
          </table:table-cell>
          <table:table-cell table:formula="of:=([.C88]*[.$B$298])-([.C88]*[.$B$297])+[.$B$297]" office:value-type="float" office:value="26.947519" calcext:value-type="float">
            <text:p>26,947519</text:p>
          </table:table-cell>
          <table:table-cell table:formula="of:=([.D88]-[.E88])^2" office:value-type="float" office:value="0.558775685168997" calcext:value-type="float">
            <text:p>0,55877568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0516" calcext:value-type="float">
            <text:p>0,460516</text:p>
          </table:table-cell>
          <table:table-cell table:formula="of:=([.B89]*[.$B$298])-([.B89]*[.$B$297])+[.$B$297]" office:value-type="float" office:value="25.300003" calcext:value-type="float">
            <text:p>25,300003</text:p>
          </table:table-cell>
          <table:table-cell table:formula="of:=([.C89]*[.$B$298])-([.C89]*[.$B$297])+[.$B$297]" office:value-type="float" office:value="26.486708" calcext:value-type="float">
            <text:p>26,486708</text:p>
          </table:table-cell>
          <table:table-cell table:formula="of:=([.D89]-[.E89])^2" office:value-type="float" office:value="1.408268757025" calcext:value-type="float">
            <text:p>1,4082687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5627" calcext:value-type="float">
            <text:p>0,425627</text:p>
          </table:table-cell>
          <table:table-cell table:formula="of:=([.B90]*[.$B$298])-([.B90]*[.$B$297])+[.$B$297]" office:value-type="float" office:value="25.399999" calcext:value-type="float">
            <text:p>25,399999</text:p>
          </table:table-cell>
          <table:table-cell table:formula="of:=([.C90]*[.$B$298])-([.C90]*[.$B$297])+[.$B$297]" office:value-type="float" office:value="26.033151" calcext:value-type="float">
            <text:p>26,033151</text:p>
          </table:table-cell>
          <table:table-cell table:formula="of:=([.D90]-[.E90])^2" office:value-type="float" office:value="0.400881455103999" calcext:value-type="float">
            <text:p>0,40088145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1449" calcext:value-type="float">
            <text:p>0,411449</text:p>
          </table:table-cell>
          <table:table-cell table:formula="of:=([.B91]*[.$B$298])-([.B91]*[.$B$297])+[.$B$297]" office:value-type="float" office:value="25.399999" calcext:value-type="float">
            <text:p>25,399999</text:p>
          </table:table-cell>
          <table:table-cell table:formula="of:=([.C91]*[.$B$298])-([.C91]*[.$B$297])+[.$B$297]" office:value-type="float" office:value="25.848837" calcext:value-type="float">
            <text:p>25,848837</text:p>
          </table:table-cell>
          <table:table-cell table:formula="of:=([.D91]-[.E91])^2" office:value-type="float" office:value="0.201455550243999" calcext:value-type="float">
            <text:p>0,20145555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4693" calcext:value-type="float">
            <text:p>0,414693</text:p>
          </table:table-cell>
          <table:table-cell table:formula="of:=([.B92]*[.$B$298])-([.B92]*[.$B$297])+[.$B$297]" office:value-type="float" office:value="25.399999" calcext:value-type="float">
            <text:p>25,399999</text:p>
          </table:table-cell>
          <table:table-cell table:formula="of:=([.C92]*[.$B$298])-([.C92]*[.$B$297])+[.$B$297]" office:value-type="float" office:value="25.891009" calcext:value-type="float">
            <text:p>25,891009</text:p>
          </table:table-cell>
          <table:table-cell table:formula="of:=([.D92]-[.E92])^2" office:value-type="float" office:value="0.241090820099996" calcext:value-type="float">
            <text:p>0,24109082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3321" calcext:value-type="float">
            <text:p>0,413321</text:p>
          </table:table-cell>
          <table:table-cell table:formula="of:=([.B93]*[.$B$298])-([.B93]*[.$B$297])+[.$B$297]" office:value-type="float" office:value="25.099998" calcext:value-type="float">
            <text:p>25,099998</text:p>
          </table:table-cell>
          <table:table-cell table:formula="of:=([.C93]*[.$B$298])-([.C93]*[.$B$297])+[.$B$297]" office:value-type="float" office:value="25.873173" calcext:value-type="float">
            <text:p>25,873173</text:p>
          </table:table-cell>
          <table:table-cell table:formula="of:=([.D93]-[.E93])^2" office:value-type="float" office:value="0.597799580625003" calcext:value-type="float">
            <text:p>0,59779958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9122" calcext:value-type="float">
            <text:p>0,409122</text:p>
          </table:table-cell>
          <table:table-cell table:formula="of:=([.B94]*[.$B$298])-([.B94]*[.$B$297])+[.$B$297]" office:value-type="float" office:value="24.799997" calcext:value-type="float">
            <text:p>24,799997</text:p>
          </table:table-cell>
          <table:table-cell table:formula="of:=([.C94]*[.$B$298])-([.C94]*[.$B$297])+[.$B$297]" office:value-type="float" office:value="25.818586" calcext:value-type="float">
            <text:p>25,818586</text:p>
          </table:table-cell>
          <table:table-cell table:formula="of:=([.D94]-[.E94])^2" office:value-type="float" office:value="1.037523550921" calcext:value-type="float">
            <text:p>1,03752355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078" calcext:value-type="float">
            <text:p>0,39078</text:p>
          </table:table-cell>
          <table:table-cell table:formula="of:=([.B95]*[.$B$298])-([.B95]*[.$B$297])+[.$B$297]" office:value-type="float" office:value="24.799997" calcext:value-type="float">
            <text:p>24,799997</text:p>
          </table:table-cell>
          <table:table-cell table:formula="of:=([.C95]*[.$B$298])-([.C95]*[.$B$297])+[.$B$297]" office:value-type="float" office:value="25.58014" calcext:value-type="float">
            <text:p>25,58014</text:p>
          </table:table-cell>
          <table:table-cell table:formula="of:=([.D95]-[.E95])^2" office:value-type="float" office:value="0.608623100448998" calcext:value-type="float">
            <text:p>0,60862310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89806" calcext:value-type="float">
            <text:p>0,389806</text:p>
          </table:table-cell>
          <table:table-cell table:formula="of:=([.B96]*[.$B$298])-([.B96]*[.$B$297])+[.$B$297]" office:value-type="float" office:value="24.4" calcext:value-type="float">
            <text:p>24,4</text:p>
          </table:table-cell>
          <table:table-cell table:formula="of:=([.C96]*[.$B$298])-([.C96]*[.$B$297])+[.$B$297]" office:value-type="float" office:value="25.567478" calcext:value-type="float">
            <text:p>25,567478</text:p>
          </table:table-cell>
          <table:table-cell table:formula="of:=([.D96]-[.E96])^2" office:value-type="float" office:value="1.36300488048401" calcext:value-type="float">
            <text:p>1,36300488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71816" calcext:value-type="float">
            <text:p>0,371816</text:p>
          </table:table-cell>
          <table:table-cell table:formula="of:=([.B97]*[.$B$298])-([.B97]*[.$B$297])+[.$B$297]" office:value-type="float" office:value="25.7" calcext:value-type="float">
            <text:p>25,7</text:p>
          </table:table-cell>
          <table:table-cell table:formula="of:=([.C97]*[.$B$298])-([.C97]*[.$B$297])+[.$B$297]" office:value-type="float" office:value="25.333608" calcext:value-type="float">
            <text:p>25,333608</text:p>
          </table:table-cell>
          <table:table-cell table:formula="of:=([.D97]-[.E97])^2" office:value-type="float" office:value="0.134243097664001" calcext:value-type="float">
            <text:p>0,13424309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24173" calcext:value-type="float">
            <text:p>0,424173</text:p>
          </table:table-cell>
          <table:table-cell table:formula="of:=([.B98]*[.$B$298])-([.B98]*[.$B$297])+[.$B$297]" office:value-type="float" office:value="24.499996" calcext:value-type="float">
            <text:p>24,499996</text:p>
          </table:table-cell>
          <table:table-cell table:formula="of:=([.C98]*[.$B$298])-([.C98]*[.$B$297])+[.$B$297]" office:value-type="float" office:value="26.014249" calcext:value-type="float">
            <text:p>26,014249</text:p>
          </table:table-cell>
          <table:table-cell table:formula="of:=([.D98]-[.E98])^2" office:value-type="float" office:value="2.292962148009" calcext:value-type="float">
            <text:p>2,2929621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95827" calcext:value-type="float">
            <text:p>0,395827</text:p>
          </table:table-cell>
          <table:table-cell table:formula="of:=([.B99]*[.$B$298])-([.B99]*[.$B$297])+[.$B$297]" office:value-type="float" office:value="24.099999" calcext:value-type="float">
            <text:p>24,099999</text:p>
          </table:table-cell>
          <table:table-cell table:formula="of:=([.C99]*[.$B$298])-([.C99]*[.$B$297])+[.$B$297]" office:value-type="float" office:value="25.645751" calcext:value-type="float">
            <text:p>25,645751</text:p>
          </table:table-cell>
          <table:table-cell table:formula="of:=([.D99]-[.E99])^2" office:value-type="float" office:value="2.38934924550399" calcext:value-type="float">
            <text:p>2,38934924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4709" calcext:value-type="float">
            <text:p>0,34709</text:p>
          </table:table-cell>
          <table:table-cell table:formula="of:=([.B100]*[.$B$298])-([.B100]*[.$B$297])+[.$B$297]" office:value-type="float" office:value="24.300004" calcext:value-type="float">
            <text:p>24,300004</text:p>
          </table:table-cell>
          <table:table-cell table:formula="of:=([.C100]*[.$B$298])-([.C100]*[.$B$297])+[.$B$297]" office:value-type="float" office:value="25.01217" calcext:value-type="float">
            <text:p>25,01217</text:p>
          </table:table-cell>
          <table:table-cell table:formula="of:=([.D100]-[.E100])^2" office:value-type="float" office:value="0.507180411556" calcext:value-type="float">
            <text:p>0,50718041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74601" calcext:value-type="float">
            <text:p>0,374601</text:p>
          </table:table-cell>
          <table:table-cell table:formula="of:=([.B101]*[.$B$298])-([.B101]*[.$B$297])+[.$B$297]" office:value-type="float" office:value="26.600003" calcext:value-type="float">
            <text:p>26,600003</text:p>
          </table:table-cell>
          <table:table-cell table:formula="of:=([.C101]*[.$B$298])-([.C101]*[.$B$297])+[.$B$297]" office:value-type="float" office:value="25.369813" calcext:value-type="float">
            <text:p>25,369813</text:p>
          </table:table-cell>
          <table:table-cell table:formula="of:=([.D101]-[.E101])^2" office:value-type="float" office:value="1.5133674361" calcext:value-type="float">
            <text:p>1,51336743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7074" calcext:value-type="float">
            <text:p>0,467074</text:p>
          </table:table-cell>
          <table:table-cell table:formula="of:=([.B102]*[.$B$298])-([.B102]*[.$B$297])+[.$B$297]" office:value-type="float" office:value="25.799996" calcext:value-type="float">
            <text:p>25,799996</text:p>
          </table:table-cell>
          <table:table-cell table:formula="of:=([.C102]*[.$B$298])-([.C102]*[.$B$297])+[.$B$297]" office:value-type="float" office:value="26.571962" calcext:value-type="float">
            <text:p>26,571962</text:p>
          </table:table-cell>
          <table:table-cell table:formula="of:=([.D102]-[.E102])^2" office:value-type="float" office:value="0.595931505155999" calcext:value-type="float">
            <text:p>0,59593150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12926" calcext:value-type="float">
            <text:p>0,512926</text:p>
          </table:table-cell>
          <table:table-cell table:formula="of:=([.B103]*[.$B$298])-([.B103]*[.$B$297])+[.$B$297]" office:value-type="float" office:value="24.799997" calcext:value-type="float">
            <text:p>24,799997</text:p>
          </table:table-cell>
          <table:table-cell table:formula="of:=([.C103]*[.$B$298])-([.C103]*[.$B$297])+[.$B$297]" office:value-type="float" office:value="27.168038" calcext:value-type="float">
            <text:p>27,168038</text:p>
          </table:table-cell>
          <table:table-cell table:formula="of:=([.D103]-[.E103])^2" office:value-type="float" office:value="5.60761817768101" calcext:value-type="float">
            <text:p>5,6076181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88781" calcext:value-type="float">
            <text:p>0,388781</text:p>
          </table:table-cell>
          <table:table-cell table:formula="of:=([.B104]*[.$B$298])-([.B104]*[.$B$297])+[.$B$297]" office:value-type="float" office:value="27.300001" calcext:value-type="float">
            <text:p>27,300001</text:p>
          </table:table-cell>
          <table:table-cell table:formula="of:=([.C104]*[.$B$298])-([.C104]*[.$B$297])+[.$B$297]" office:value-type="float" office:value="25.554153" calcext:value-type="float">
            <text:p>25,554153</text:p>
          </table:table-cell>
          <table:table-cell table:formula="of:=([.D104]-[.E104])^2" office:value-type="float" office:value="3.04798523910401" calcext:value-type="float">
            <text:p>3,04798523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45246" calcext:value-type="float">
            <text:p>0,545246</text:p>
          </table:table-cell>
          <table:table-cell table:formula="of:=([.B105]*[.$B$298])-([.B105]*[.$B$297])+[.$B$297]" office:value-type="float" office:value="27.900003" calcext:value-type="float">
            <text:p>27,900003</text:p>
          </table:table-cell>
          <table:table-cell table:formula="of:=([.C105]*[.$B$298])-([.C105]*[.$B$297])+[.$B$297]" office:value-type="float" office:value="27.588198" calcext:value-type="float">
            <text:p>27,588198</text:p>
          </table:table-cell>
          <table:table-cell table:formula="of:=([.D105]-[.E105])^2" office:value-type="float" office:value="0.0972223580249976" calcext:value-type="float">
            <text:p>0,0972223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31694" calcext:value-type="float">
            <text:p>0,631694</text:p>
          </table:table-cell>
          <table:table-cell table:formula="of:=([.B106]*[.$B$298])-([.B106]*[.$B$297])+[.$B$297]" office:value-type="float" office:value="28.399996" calcext:value-type="float">
            <text:p>28,399996</text:p>
          </table:table-cell>
          <table:table-cell table:formula="of:=([.C106]*[.$B$298])-([.C106]*[.$B$297])+[.$B$297]" office:value-type="float" office:value="28.712022" calcext:value-type="float">
            <text:p>28,712022</text:p>
          </table:table-cell>
          <table:table-cell table:formula="of:=([.D106]-[.E106])^2" office:value-type="float" office:value="0.0973602246759997" calcext:value-type="float">
            <text:p>0,09736022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43112" calcext:value-type="float">
            <text:p>0,643112</text:p>
          </table:table-cell>
          <table:table-cell table:formula="of:=([.B107]*[.$B$298])-([.B107]*[.$B$297])+[.$B$297]" office:value-type="float" office:value="28.999998" calcext:value-type="float">
            <text:p>28,999998</text:p>
          </table:table-cell>
          <table:table-cell table:formula="of:=([.C107]*[.$B$298])-([.C107]*[.$B$297])+[.$B$297]" office:value-type="float" office:value="28.860456" calcext:value-type="float">
            <text:p>28,860456</text:p>
          </table:table-cell>
          <table:table-cell table:formula="of:=([.D107]-[.E107])^2" office:value-type="float" office:value="0.0194719697639996" calcext:value-type="float">
            <text:p>0,01947196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98155" calcext:value-type="float">
            <text:p>0,698155</text:p>
          </table:table-cell>
          <table:table-cell table:formula="of:=([.B108]*[.$B$298])-([.B108]*[.$B$297])+[.$B$297]" office:value-type="float" office:value="26.799995" calcext:value-type="float">
            <text:p>26,799995</text:p>
          </table:table-cell>
          <table:table-cell table:formula="of:=([.C108]*[.$B$298])-([.C108]*[.$B$297])+[.$B$297]" office:value-type="float" office:value="29.576015" calcext:value-type="float">
            <text:p>29,576015</text:p>
          </table:table-cell>
          <table:table-cell table:formula="of:=([.D108]-[.E108])^2" office:value-type="float" office:value="7.7062870404" calcext:value-type="float">
            <text:p>7,70628704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95641" calcext:value-type="float">
            <text:p>0,495641</text:p>
          </table:table-cell>
          <table:table-cell table:formula="of:=([.B109]*[.$B$298])-([.B109]*[.$B$297])+[.$B$297]" office:value-type="float" office:value="27.099996" calcext:value-type="float">
            <text:p>27,099996</text:p>
          </table:table-cell>
          <table:table-cell table:formula="of:=([.C109]*[.$B$298])-([.C109]*[.$B$297])+[.$B$297]" office:value-type="float" office:value="26.943333" calcext:value-type="float">
            <text:p>26,943333</text:p>
          </table:table-cell>
          <table:table-cell table:formula="of:=([.D109]-[.E109])^2" office:value-type="float" office:value="0.0245432955690017" calcext:value-type="float">
            <text:p>0,02454329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7475" calcext:value-type="float">
            <text:p>0,497475</text:p>
          </table:table-cell>
          <table:table-cell table:formula="of:=([.B110]*[.$B$298])-([.B110]*[.$B$297])+[.$B$297]" office:value-type="float" office:value="26.600003" calcext:value-type="float">
            <text:p>26,600003</text:p>
          </table:table-cell>
          <table:table-cell table:formula="of:=([.C110]*[.$B$298])-([.C110]*[.$B$297])+[.$B$297]" office:value-type="float" office:value="26.967175" calcext:value-type="float">
            <text:p>26,967175</text:p>
          </table:table-cell>
          <table:table-cell table:formula="of:=([.D110]-[.E110])^2" office:value-type="float" office:value="0.134815277583997" calcext:value-type="float">
            <text:p>0,13481527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0071" calcext:value-type="float">
            <text:p>0,480071</text:p>
          </table:table-cell>
          <table:table-cell table:formula="of:=([.B111]*[.$B$298])-([.B111]*[.$B$297])+[.$B$297]" office:value-type="float" office:value="25.499995" calcext:value-type="float">
            <text:p>25,499995</text:p>
          </table:table-cell>
          <table:table-cell table:formula="of:=([.C111]*[.$B$298])-([.C111]*[.$B$297])+[.$B$297]" office:value-type="float" office:value="26.740923" calcext:value-type="float">
            <text:p>26,740923</text:p>
          </table:table-cell>
          <table:table-cell table:formula="of:=([.D111]-[.E111])^2" office:value-type="float" office:value="1.539902301184" calcext:value-type="float">
            <text:p>1,53990230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6242" calcext:value-type="float">
            <text:p>0,426242</text:p>
          </table:table-cell>
          <table:table-cell table:formula="of:=([.B112]*[.$B$298])-([.B112]*[.$B$297])+[.$B$297]" office:value-type="float" office:value="24.900006" calcext:value-type="float">
            <text:p>24,900006</text:p>
          </table:table-cell>
          <table:table-cell table:formula="of:=([.C112]*[.$B$298])-([.C112]*[.$B$297])+[.$B$297]" office:value-type="float" office:value="26.041146" calcext:value-type="float">
            <text:p>26,041146</text:p>
          </table:table-cell>
          <table:table-cell table:formula="of:=([.D112]-[.E112])^2" office:value-type="float" office:value="1.3022004996" calcext:value-type="float">
            <text:p>1,30220049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0565" calcext:value-type="float">
            <text:p>0,400565</text:p>
          </table:table-cell>
          <table:table-cell table:formula="of:=([.B113]*[.$B$298])-([.B113]*[.$B$297])+[.$B$297]" office:value-type="float" office:value="26.799995" calcext:value-type="float">
            <text:p>26,799995</text:p>
          </table:table-cell>
          <table:table-cell table:formula="of:=([.C113]*[.$B$298])-([.C113]*[.$B$297])+[.$B$297]" office:value-type="float" office:value="25.707345" calcext:value-type="float">
            <text:p>25,707345</text:p>
          </table:table-cell>
          <table:table-cell table:formula="of:=([.D113]-[.E113])^2" office:value-type="float" office:value="1.1938840225" calcext:value-type="float">
            <text:p>1,19388402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3209" calcext:value-type="float">
            <text:p>0,453209</text:p>
          </table:table-cell>
          <table:table-cell table:formula="of:=([.B114]*[.$B$298])-([.B114]*[.$B$297])+[.$B$297]" office:value-type="float" office:value="26.300002" calcext:value-type="float">
            <text:p>26,300002</text:p>
          </table:table-cell>
          <table:table-cell table:formula="of:=([.C114]*[.$B$298])-([.C114]*[.$B$297])+[.$B$297]" office:value-type="float" office:value="26.391717" calcext:value-type="float">
            <text:p>26,391717</text:p>
          </table:table-cell>
          <table:table-cell table:formula="of:=([.D114]-[.E114])^2" office:value-type="float" office:value="0.00841164122500012" calcext:value-type="float">
            <text:p>0,00841164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3257" calcext:value-type="float">
            <text:p>0,483257</text:p>
          </table:table-cell>
          <table:table-cell table:formula="of:=([.B115]*[.$B$298])-([.B115]*[.$B$297])+[.$B$297]" office:value-type="float" office:value="26.000001" calcext:value-type="float">
            <text:p>26,000001</text:p>
          </table:table-cell>
          <table:table-cell table:formula="of:=([.C115]*[.$B$298])-([.C115]*[.$B$297])+[.$B$297]" office:value-type="float" office:value="26.782341" calcext:value-type="float">
            <text:p>26,782341</text:p>
          </table:table-cell>
          <table:table-cell table:formula="of:=([.D115]-[.E115])^2" office:value-type="float" office:value="0.612055875600002" calcext:value-type="float">
            <text:p>0,61205587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42403" calcext:value-type="float">
            <text:p>0,442403</text:p>
          </table:table-cell>
          <table:table-cell table:formula="of:=([.B116]*[.$B$298])-([.B116]*[.$B$297])+[.$B$297]" office:value-type="float" office:value="26.200006" calcext:value-type="float">
            <text:p>26,200006</text:p>
          </table:table-cell>
          <table:table-cell table:formula="of:=([.C116]*[.$B$298])-([.C116]*[.$B$297])+[.$B$297]" office:value-type="float" office:value="26.251239" calcext:value-type="float">
            <text:p>26,251239</text:p>
          </table:table-cell>
          <table:table-cell table:formula="of:=([.D116]-[.E116])^2" office:value-type="float" office:value="0.00262482028899962" calcext:value-type="float">
            <text:p>0,00262482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7024" calcext:value-type="float">
            <text:p>0,477024</text:p>
          </table:table-cell>
          <table:table-cell table:formula="of:=([.B117]*[.$B$298])-([.B117]*[.$B$297])+[.$B$297]" office:value-type="float" office:value="26.799995" calcext:value-type="float">
            <text:p>26,799995</text:p>
          </table:table-cell>
          <table:table-cell table:formula="of:=([.C117]*[.$B$298])-([.C117]*[.$B$297])+[.$B$297]" office:value-type="float" office:value="26.701312" calcext:value-type="float">
            <text:p>26,701312</text:p>
          </table:table-cell>
          <table:table-cell table:formula="of:=([.D117]-[.E117])^2" office:value-type="float" office:value="0.00973833448899953" calcext:value-type="float">
            <text:p>0,00973833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3013" calcext:value-type="float">
            <text:p>0,483013</text:p>
          </table:table-cell>
          <table:table-cell table:formula="of:=([.B118]*[.$B$298])-([.B118]*[.$B$297])+[.$B$297]" office:value-type="float" office:value="26.000001" calcext:value-type="float">
            <text:p>26,000001</text:p>
          </table:table-cell>
          <table:table-cell table:formula="of:=([.C118]*[.$B$298])-([.C118]*[.$B$297])+[.$B$297]" office:value-type="float" office:value="26.779169" calcext:value-type="float">
            <text:p>26,779169</text:p>
          </table:table-cell>
          <table:table-cell table:formula="of:=([.D118]-[.E118])^2" office:value-type="float" office:value="0.607102772224003" calcext:value-type="float">
            <text:p>0,60710277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1994" calcext:value-type="float">
            <text:p>0,451994</text:p>
          </table:table-cell>
          <table:table-cell table:formula="of:=([.B119]*[.$B$298])-([.B119]*[.$B$297])+[.$B$297]" office:value-type="float" office:value="26.200006" calcext:value-type="float">
            <text:p>26,200006</text:p>
          </table:table-cell>
          <table:table-cell table:formula="of:=([.C119]*[.$B$298])-([.C119]*[.$B$297])+[.$B$297]" office:value-type="float" office:value="26.375922" calcext:value-type="float">
            <text:p>26,375922</text:p>
          </table:table-cell>
          <table:table-cell table:formula="of:=([.D119]-[.E119])^2" office:value-type="float" office:value="0.0309464390560003" calcext:value-type="float">
            <text:p>0,030946439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3098" calcext:value-type="float">
            <text:p>0,453098</text:p>
          </table:table-cell>
          <table:table-cell table:formula="of:=([.B120]*[.$B$298])-([.B120]*[.$B$297])+[.$B$297]" office:value-type="float" office:value="25.499995" calcext:value-type="float">
            <text:p>25,499995</text:p>
          </table:table-cell>
          <table:table-cell table:formula="of:=([.C120]*[.$B$298])-([.C120]*[.$B$297])+[.$B$297]" office:value-type="float" office:value="26.390274" calcext:value-type="float">
            <text:p>26,390274</text:p>
          </table:table-cell>
          <table:table-cell table:formula="of:=([.D120]-[.E120])^2" office:value-type="float" office:value="0.792596697840999" calcext:value-type="float">
            <text:p>0,79259669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1012" calcext:value-type="float">
            <text:p>0,431012</text:p>
          </table:table-cell>
          <table:table-cell table:formula="of:=([.B121]*[.$B$298])-([.B121]*[.$B$297])+[.$B$297]" office:value-type="float" office:value="25.300003" calcext:value-type="float">
            <text:p>25,300003</text:p>
          </table:table-cell>
          <table:table-cell table:formula="of:=([.C121]*[.$B$298])-([.C121]*[.$B$297])+[.$B$297]" office:value-type="float" office:value="26.103156" calcext:value-type="float">
            <text:p>26,103156</text:p>
          </table:table-cell>
          <table:table-cell table:formula="of:=([.D121]-[.E121])^2" office:value-type="float" office:value="0.645054741408997" calcext:value-type="float">
            <text:p>0,64505474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7857" calcext:value-type="float">
            <text:p>0,407857</text:p>
          </table:table-cell>
          <table:table-cell table:formula="of:=([.B122]*[.$B$298])-([.B122]*[.$B$297])+[.$B$297]" office:value-type="float" office:value="25.000002" calcext:value-type="float">
            <text:p>25,000002</text:p>
          </table:table-cell>
          <table:table-cell table:formula="of:=([.C122]*[.$B$298])-([.C122]*[.$B$297])+[.$B$297]" office:value-type="float" office:value="25.802141" calcext:value-type="float">
            <text:p>25,802141</text:p>
          </table:table-cell>
          <table:table-cell table:formula="of:=([.D122]-[.E122])^2" office:value-type="float" office:value="0.643426975321001" calcext:value-type="float">
            <text:p>0,64342697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2" calcext:value-type="float">
            <text:p>0,402</text:p>
          </table:table-cell>
          <table:table-cell table:formula="of:=([.B123]*[.$B$298])-([.B123]*[.$B$297])+[.$B$297]" office:value-type="float" office:value="25.199994" calcext:value-type="float">
            <text:p>25,199994</text:p>
          </table:table-cell>
          <table:table-cell table:formula="of:=([.C123]*[.$B$298])-([.C123]*[.$B$297])+[.$B$297]" office:value-type="float" office:value="25.726" calcext:value-type="float">
            <text:p>25,726</text:p>
          </table:table-cell>
          <table:table-cell table:formula="of:=([.D123]-[.E123])^2" office:value-type="float" office:value="0.276682312036002" calcext:value-type="float">
            <text:p>0,2766823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1878" calcext:value-type="float">
            <text:p>0,401878</text:p>
          </table:table-cell>
          <table:table-cell table:formula="of:=([.B124]*[.$B$298])-([.B124]*[.$B$297])+[.$B$297]" office:value-type="float" office:value="24.600005" calcext:value-type="float">
            <text:p>24,600005</text:p>
          </table:table-cell>
          <table:table-cell table:formula="of:=([.C124]*[.$B$298])-([.C124]*[.$B$297])+[.$B$297]" office:value-type="float" office:value="25.724414" calcext:value-type="float">
            <text:p>25,724414</text:p>
          </table:table-cell>
          <table:table-cell table:formula="of:=([.D124]-[.E124])^2" office:value-type="float" office:value="1.264295599281" calcext:value-type="float">
            <text:p>1,26429559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84438" calcext:value-type="float">
            <text:p>0,384438</text:p>
          </table:table-cell>
          <table:table-cell table:formula="of:=([.B125]*[.$B$298])-([.B125]*[.$B$297])+[.$B$297]" office:value-type="float" office:value="26.699999" calcext:value-type="float">
            <text:p>26,699999</text:p>
          </table:table-cell>
          <table:table-cell table:formula="of:=([.C125]*[.$B$298])-([.C125]*[.$B$297])+[.$B$297]" office:value-type="float" office:value="25.497694" calcext:value-type="float">
            <text:p>25,497694</text:p>
          </table:table-cell>
          <table:table-cell table:formula="of:=([.D125]-[.E125])^2" office:value-type="float" office:value="1.44553731302499" calcext:value-type="float">
            <text:p>1,4455373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65259" calcext:value-type="float">
            <text:p>0,465259</text:p>
          </table:table-cell>
          <table:table-cell table:formula="of:=([.B126]*[.$B$298])-([.B126]*[.$B$297])+[.$B$297]" office:value-type="float" office:value="28.800006" calcext:value-type="float">
            <text:p>28,800006</text:p>
          </table:table-cell>
          <table:table-cell table:formula="of:=([.C126]*[.$B$298])-([.C126]*[.$B$297])+[.$B$297]" office:value-type="float" office:value="26.548367" calcext:value-type="float">
            <text:p>26,548367</text:p>
          </table:table-cell>
          <table:table-cell table:formula="of:=([.D126]-[.E126])^2" office:value-type="float" office:value="5.06987818632099" calcext:value-type="float">
            <text:p>5,06987818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95291" calcext:value-type="float">
            <text:p>0,695291</text:p>
          </table:table-cell>
          <table:table-cell table:formula="of:=([.B127]*[.$B$298])-([.B127]*[.$B$297])+[.$B$297]" office:value-type="float" office:value="29.200003" calcext:value-type="float">
            <text:p>29,200003</text:p>
          </table:table-cell>
          <table:table-cell table:formula="of:=([.C127]*[.$B$298])-([.C127]*[.$B$297])+[.$B$297]" office:value-type="float" office:value="29.538783" calcext:value-type="float">
            <text:p>29,538783</text:p>
          </table:table-cell>
          <table:table-cell table:formula="of:=([.D127]-[.E127])^2" office:value-type="float" office:value="0.1147718884" calcext:value-type="float">
            <text:p>0,11477188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123" calcext:value-type="float">
            <text:p>0,71123</text:p>
          </table:table-cell>
          <table:table-cell table:formula="of:=([.B128]*[.$B$298])-([.B128]*[.$B$297])+[.$B$297]" office:value-type="float" office:value="30.399994" calcext:value-type="float">
            <text:p>30,399994</text:p>
          </table:table-cell>
          <table:table-cell table:formula="of:=([.C128]*[.$B$298])-([.C128]*[.$B$297])+[.$B$297]" office:value-type="float" office:value="29.74599" calcext:value-type="float">
            <text:p>29,74599</text:p>
          </table:table-cell>
          <table:table-cell table:formula="of:=([.D128]-[.E128])^2" office:value-type="float" office:value="0.427721232016001" calcext:value-type="float">
            <text:p>0,427721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6667" calcext:value-type="float">
            <text:p>0,766667</text:p>
          </table:table-cell>
          <table:table-cell table:formula="of:=([.B129]*[.$B$298])-([.B129]*[.$B$297])+[.$B$297]" office:value-type="float" office:value="30.999996" calcext:value-type="float">
            <text:p>30,999996</text:p>
          </table:table-cell>
          <table:table-cell table:formula="of:=([.C129]*[.$B$298])-([.C129]*[.$B$297])+[.$B$297]" office:value-type="float" office:value="30.466671" calcext:value-type="float">
            <text:p>30,466671</text:p>
          </table:table-cell>
          <table:table-cell table:formula="of:=([.D129]-[.E129])^2" office:value-type="float" office:value="0.284435555624998" calcext:value-type="float">
            <text:p>0,284435555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94418" calcext:value-type="float">
            <text:p>0,794418</text:p>
          </table:table-cell>
          <table:table-cell table:formula="of:=([.B130]*[.$B$298])-([.B130]*[.$B$297])+[.$B$297]" office:value-type="float" office:value="30.500003" calcext:value-type="float">
            <text:p>30,500003</text:p>
          </table:table-cell>
          <table:table-cell table:formula="of:=([.C130]*[.$B$298])-([.C130]*[.$B$297])+[.$B$297]" office:value-type="float" office:value="30.827434" calcext:value-type="float">
            <text:p>30,827434</text:p>
          </table:table-cell>
          <table:table-cell table:formula="of:=([.D130]-[.E130])^2" office:value-type="float" office:value="0.107211059761" calcext:value-type="float">
            <text:p>0,10721105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3025" calcext:value-type="float">
            <text:p>0,713025</text:p>
          </table:table-cell>
          <table:table-cell table:formula="of:=([.B131]*[.$B$298])-([.B131]*[.$B$297])+[.$B$297]" office:value-type="float" office:value="30.9" calcext:value-type="float">
            <text:p>30,9</text:p>
          </table:table-cell>
          <table:table-cell table:formula="of:=([.C131]*[.$B$298])-([.C131]*[.$B$297])+[.$B$297]" office:value-type="float" office:value="29.769325" calcext:value-type="float">
            <text:p>29,769325</text:p>
          </table:table-cell>
          <table:table-cell table:formula="of:=([.D131]-[.E131])^2" office:value-type="float" office:value="1.278425955625" calcext:value-type="float">
            <text:p>1,27842595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17112" calcext:value-type="float">
            <text:p>0,717112</text:p>
          </table:table-cell>
          <table:table-cell table:formula="of:=([.B132]*[.$B$298])-([.B132]*[.$B$297])+[.$B$297]" office:value-type="float" office:value="31.500002" calcext:value-type="float">
            <text:p>31,500002</text:p>
          </table:table-cell>
          <table:table-cell table:formula="of:=([.C132]*[.$B$298])-([.C132]*[.$B$297])+[.$B$297]" office:value-type="float" office:value="29.822456" calcext:value-type="float">
            <text:p>29,822456</text:p>
          </table:table-cell>
          <table:table-cell table:formula="of:=([.D132]-[.E132])^2" office:value-type="float" office:value="2.814160582116" calcext:value-type="float">
            <text:p>2,81416058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2811" calcext:value-type="float">
            <text:p>0,72811</text:p>
          </table:table-cell>
          <table:table-cell table:formula="of:=([.B133]*[.$B$298])-([.B133]*[.$B$297])+[.$B$297]" office:value-type="float" office:value="30.500003" calcext:value-type="float">
            <text:p>30,500003</text:p>
          </table:table-cell>
          <table:table-cell table:formula="of:=([.C133]*[.$B$298])-([.C133]*[.$B$297])+[.$B$297]" office:value-type="float" office:value="29.96543" calcext:value-type="float">
            <text:p>29,96543</text:p>
          </table:table-cell>
          <table:table-cell table:formula="of:=([.D133]-[.E133])^2" office:value-type="float" office:value="0.285768292328998" calcext:value-type="float">
            <text:p>0,28576829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5226" calcext:value-type="float">
            <text:p>0,65226</text:p>
          </table:table-cell>
          <table:table-cell table:formula="of:=([.B134]*[.$B$298])-([.B134]*[.$B$297])+[.$B$297]" office:value-type="float" office:value="29.800005" calcext:value-type="float">
            <text:p>29,800005</text:p>
          </table:table-cell>
          <table:table-cell table:formula="of:=([.C134]*[.$B$298])-([.C134]*[.$B$297])+[.$B$297]" office:value-type="float" office:value="28.97938" calcext:value-type="float">
            <text:p>28,97938</text:p>
          </table:table-cell>
          <table:table-cell table:formula="of:=([.D134]-[.E134])^2" office:value-type="float" office:value="0.673425390624994" calcext:value-type="float">
            <text:p>0,67342539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8015" calcext:value-type="float">
            <text:p>0,628015</text:p>
          </table:table-cell>
          <table:table-cell table:formula="of:=([.B135]*[.$B$298])-([.B135]*[.$B$297])+[.$B$297]" office:value-type="float" office:value="28.099995" calcext:value-type="float">
            <text:p>28,099995</text:p>
          </table:table-cell>
          <table:table-cell table:formula="of:=([.C135]*[.$B$298])-([.C135]*[.$B$297])+[.$B$297]" office:value-type="float" office:value="28.664195" calcext:value-type="float">
            <text:p>28,664195</text:p>
          </table:table-cell>
          <table:table-cell table:formula="of:=([.D135]-[.E135])^2" office:value-type="float" office:value="0.31832164" calcext:value-type="float">
            <text:p>0,318321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6795" calcext:value-type="float">
            <text:p>0,56795</text:p>
          </table:table-cell>
          <table:table-cell table:formula="of:=([.B136]*[.$B$298])-([.B136]*[.$B$297])+[.$B$297]" office:value-type="float" office:value="27" calcext:value-type="float">
            <text:p>27</text:p>
          </table:table-cell>
          <table:table-cell table:formula="of:=([.C136]*[.$B$298])-([.C136]*[.$B$297])+[.$B$297]" office:value-type="float" office:value="27.88335" calcext:value-type="float">
            <text:p>27,88335</text:p>
          </table:table-cell>
          <table:table-cell table:formula="of:=([.D136]-[.E136])^2" office:value-type="float" office:value="0.7803072225" calcext:value-type="float">
            <text:p>0,78030722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20097" calcext:value-type="float">
            <text:p>0,520097</text:p>
          </table:table-cell>
          <table:table-cell table:formula="of:=([.B137]*[.$B$298])-([.B137]*[.$B$297])+[.$B$297]" office:value-type="float" office:value="29.099994" calcext:value-type="float">
            <text:p>29,099994</text:p>
          </table:table-cell>
          <table:table-cell table:formula="of:=([.C137]*[.$B$298])-([.C137]*[.$B$297])+[.$B$297]" office:value-type="float" office:value="27.261261" calcext:value-type="float">
            <text:p>27,261261</text:p>
          </table:table-cell>
          <table:table-cell table:formula="of:=([.D137]-[.E137])^2" office:value-type="float" office:value="3.38093904528902" calcext:value-type="float">
            <text:p>3,38093904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5584" calcext:value-type="float">
            <text:p>0,55584</text:p>
          </table:table-cell>
          <table:table-cell table:formula="of:=([.B138]*[.$B$298])-([.B138]*[.$B$297])+[.$B$297]" office:value-type="float" office:value="26.499994" calcext:value-type="float">
            <text:p>26,499994</text:p>
          </table:table-cell>
          <table:table-cell table:formula="of:=([.C138]*[.$B$298])-([.C138]*[.$B$297])+[.$B$297]" office:value-type="float" office:value="27.72592" calcext:value-type="float">
            <text:p>27,72592</text:p>
          </table:table-cell>
          <table:table-cell table:formula="of:=([.D138]-[.E138])^2" office:value-type="float" office:value="1.502894557476" calcext:value-type="float">
            <text:p>1,50289455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5707" calcext:value-type="float">
            <text:p>0,475707</text:p>
          </table:table-cell>
          <table:table-cell table:formula="of:=([.B139]*[.$B$298])-([.B139]*[.$B$297])+[.$B$297]" office:value-type="float" office:value="26.300002" calcext:value-type="float">
            <text:p>26,300002</text:p>
          </table:table-cell>
          <table:table-cell table:formula="of:=([.C139]*[.$B$298])-([.C139]*[.$B$297])+[.$B$297]" office:value-type="float" office:value="26.684191" calcext:value-type="float">
            <text:p>26,684191</text:p>
          </table:table-cell>
          <table:table-cell table:formula="of:=([.D139]-[.E139])^2" office:value-type="float" office:value="0.147601187720999" calcext:value-type="float">
            <text:p>0,14760118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8835" calcext:value-type="float">
            <text:p>0,458835</text:p>
          </table:table-cell>
          <table:table-cell table:formula="of:=([.B140]*[.$B$298])-([.B140]*[.$B$297])+[.$B$297]" office:value-type="float" office:value="30.100006" calcext:value-type="float">
            <text:p>30,100006</text:p>
          </table:table-cell>
          <table:table-cell table:formula="of:=([.C140]*[.$B$298])-([.C140]*[.$B$297])+[.$B$297]" office:value-type="float" office:value="26.464855" calcext:value-type="float">
            <text:p>26,464855</text:p>
          </table:table-cell>
          <table:table-cell table:formula="of:=([.D140]-[.E140])^2" office:value-type="float" office:value="13.214322792801" calcext:value-type="float">
            <text:p>13,21432279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709587" calcext:value-type="float">
            <text:p>0,709587</text:p>
          </table:table-cell>
          <table:table-cell table:formula="of:=([.B141]*[.$B$298])-([.B141]*[.$B$297])+[.$B$297]" office:value-type="float" office:value="26.300002" calcext:value-type="float">
            <text:p>26,300002</text:p>
          </table:table-cell>
          <table:table-cell table:formula="of:=([.C141]*[.$B$298])-([.C141]*[.$B$297])+[.$B$297]" office:value-type="float" office:value="29.724631" calcext:value-type="float">
            <text:p>29,724631</text:p>
          </table:table-cell>
          <table:table-cell table:formula="of:=([.D141]-[.E141])^2" office:value-type="float" office:value="11.728083787641" calcext:value-type="float">
            <text:p>11,72808378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0267" calcext:value-type="float">
            <text:p>0,460267</text:p>
          </table:table-cell>
          <table:table-cell table:formula="of:=([.B142]*[.$B$298])-([.B142]*[.$B$297])+[.$B$297]" office:value-type="float" office:value="26.300002" calcext:value-type="float">
            <text:p>26,300002</text:p>
          </table:table-cell>
          <table:table-cell table:formula="of:=([.C142]*[.$B$298])-([.C142]*[.$B$297])+[.$B$297]" office:value-type="float" office:value="26.483471" calcext:value-type="float">
            <text:p>26,483471</text:p>
          </table:table-cell>
          <table:table-cell table:formula="of:=([.D142]-[.E142])^2" office:value-type="float" office:value="0.0336608739609995" calcext:value-type="float">
            <text:p>0,0336608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6361" calcext:value-type="float">
            <text:p>0,456361</text:p>
          </table:table-cell>
          <table:table-cell table:formula="of:=([.B143]*[.$B$298])-([.B143]*[.$B$297])+[.$B$297]" office:value-type="float" office:value="25.900005" calcext:value-type="float">
            <text:p>25,900005</text:p>
          </table:table-cell>
          <table:table-cell table:formula="of:=([.C143]*[.$B$298])-([.C143]*[.$B$297])+[.$B$297]" office:value-type="float" office:value="26.432693" calcext:value-type="float">
            <text:p>26,432693</text:p>
          </table:table-cell>
          <table:table-cell table:formula="of:=([.D143]-[.E143])^2" office:value-type="float" office:value="0.283756505344" calcext:value-type="float">
            <text:p>0,28375650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60893" calcext:value-type="float">
            <text:p>0,460893</text:p>
          </table:table-cell>
          <table:table-cell table:formula="of:=([.B144]*[.$B$298])-([.B144]*[.$B$297])+[.$B$297]" office:value-type="float" office:value="31.100005" calcext:value-type="float">
            <text:p>31,100005</text:p>
          </table:table-cell>
          <table:table-cell table:formula="of:=([.C144]*[.$B$298])-([.C144]*[.$B$297])+[.$B$297]" office:value-type="float" office:value="26.491609" calcext:value-type="float">
            <text:p>26,491609</text:p>
          </table:table-cell>
          <table:table-cell table:formula="of:=([.D144]-[.E144])^2" office:value-type="float" office:value="21.237313692816" calcext:value-type="float">
            <text:p>21,23731369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53783" calcext:value-type="float">
            <text:p>0,553783</text:p>
          </table:table-cell>
          <table:table-cell table:formula="of:=([.B145]*[.$B$298])-([.B145]*[.$B$297])+[.$B$297]" office:value-type="float" office:value="25.600004" calcext:value-type="float">
            <text:p>25,600004</text:p>
          </table:table-cell>
          <table:table-cell table:formula="of:=([.C145]*[.$B$298])-([.C145]*[.$B$297])+[.$B$297]" office:value-type="float" office:value="27.699179" calcext:value-type="float">
            <text:p>27,699179</text:p>
          </table:table-cell>
          <table:table-cell table:formula="of:=([.D145]-[.E145])^2" office:value-type="float" office:value="4.40653568062501" calcext:value-type="float">
            <text:p>4,40653568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46175" calcext:value-type="float">
            <text:p>0,446175</text:p>
          </table:table-cell>
          <table:table-cell table:formula="of:=([.B146]*[.$B$298])-([.B146]*[.$B$297])+[.$B$297]" office:value-type="float" office:value="28.500005" calcext:value-type="float">
            <text:p>28,500005</text:p>
          </table:table-cell>
          <table:table-cell table:formula="of:=([.C146]*[.$B$298])-([.C146]*[.$B$297])+[.$B$297]" office:value-type="float" office:value="26.300275" calcext:value-type="float">
            <text:p>26,300275</text:p>
          </table:table-cell>
          <table:table-cell table:formula="of:=([.D146]-[.E146])^2" office:value-type="float" office:value="4.83881207290001" calcext:value-type="float">
            <text:p>4,83881207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9513" calcext:value-type="float">
            <text:p>0,49513</text:p>
          </table:table-cell>
          <table:table-cell table:formula="of:=([.B147]*[.$B$298])-([.B147]*[.$B$297])+[.$B$297]" office:value-type="float" office:value="25.600004" calcext:value-type="float">
            <text:p>25,600004</text:p>
          </table:table-cell>
          <table:table-cell table:formula="of:=([.C147]*[.$B$298])-([.C147]*[.$B$297])+[.$B$297]" office:value-type="float" office:value="26.93669" calcext:value-type="float">
            <text:p>26,93669</text:p>
          </table:table-cell>
          <table:table-cell table:formula="of:=([.D147]-[.E147])^2" office:value-type="float" office:value="1.786729462596" calcext:value-type="float">
            <text:p>1,78672946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5877" calcext:value-type="float">
            <text:p>0,465877</text:p>
          </table:table-cell>
          <table:table-cell table:formula="of:=([.B148]*[.$B$298])-([.B148]*[.$B$297])+[.$B$297]" office:value-type="float" office:value="25.300003" calcext:value-type="float">
            <text:p>25,300003</text:p>
          </table:table-cell>
          <table:table-cell table:formula="of:=([.C148]*[.$B$298])-([.C148]*[.$B$297])+[.$B$297]" office:value-type="float" office:value="26.556401" calcext:value-type="float">
            <text:p>26,556401</text:p>
          </table:table-cell>
          <table:table-cell table:formula="of:=([.D148]-[.E148])^2" office:value-type="float" office:value="1.578535934404" calcext:value-type="float">
            <text:p>1,57853593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411591" calcext:value-type="float">
            <text:p>0,411591</text:p>
          </table:table-cell>
          <table:table-cell table:formula="of:=([.B149]*[.$B$298])-([.B149]*[.$B$297])+[.$B$297]" office:value-type="float" office:value="30.800004" calcext:value-type="float">
            <text:p>30,800004</text:p>
          </table:table-cell>
          <table:table-cell table:formula="of:=([.C149]*[.$B$298])-([.C149]*[.$B$297])+[.$B$297]" office:value-type="float" office:value="25.850683" calcext:value-type="float">
            <text:p>25,850683</text:p>
          </table:table-cell>
          <table:table-cell table:formula="of:=([.D149]-[.E149])^2" office:value-type="float" office:value="24.495778361041" calcext:value-type="float">
            <text:p>24,4957783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715844" calcext:value-type="float">
            <text:p>0,715844</text:p>
          </table:table-cell>
          <table:table-cell table:formula="of:=([.B150]*[.$B$298])-([.B150]*[.$B$297])+[.$B$297]" office:value-type="float" office:value="25.399999" calcext:value-type="float">
            <text:p>25,399999</text:p>
          </table:table-cell>
          <table:table-cell table:formula="of:=([.C150]*[.$B$298])-([.C150]*[.$B$297])+[.$B$297]" office:value-type="float" office:value="29.805972" calcext:value-type="float">
            <text:p>29,805972</text:p>
          </table:table-cell>
          <table:table-cell table:formula="of:=([.D150]-[.E150])^2" office:value-type="float" office:value="19.412598076729" calcext:value-type="float">
            <text:p>19,41259807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23843" calcext:value-type="float">
            <text:p>0,423843</text:p>
          </table:table-cell>
          <table:table-cell table:formula="of:=([.B151]*[.$B$298])-([.B151]*[.$B$297])+[.$B$297]" office:value-type="float" office:value="30.999996" calcext:value-type="float">
            <text:p>30,999996</text:p>
          </table:table-cell>
          <table:table-cell table:formula="of:=([.C151]*[.$B$298])-([.C151]*[.$B$297])+[.$B$297]" office:value-type="float" office:value="26.009959" calcext:value-type="float">
            <text:p>26,009959</text:p>
          </table:table-cell>
          <table:table-cell table:formula="of:=([.D151]-[.E151])^2" office:value-type="float" office:value="24.900469261369" calcext:value-type="float">
            <text:p>24,90046926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812" calcext:value-type="float">
            <text:p>0,46812</text:p>
          </table:table-cell>
          <table:table-cell table:formula="of:=([.B152]*[.$B$298])-([.B152]*[.$B$297])+[.$B$297]" office:value-type="float" office:value="25.499995" calcext:value-type="float">
            <text:p>25,499995</text:p>
          </table:table-cell>
          <table:table-cell table:formula="of:=([.C152]*[.$B$298])-([.C152]*[.$B$297])+[.$B$297]" office:value-type="float" office:value="26.58556" calcext:value-type="float">
            <text:p>26,58556</text:p>
          </table:table-cell>
          <table:table-cell table:formula="of:=([.D152]-[.E152])^2" office:value-type="float" office:value="1.17845136922501" calcext:value-type="float">
            <text:p>1,17845136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469277" calcext:value-type="float">
            <text:p>0,469277</text:p>
          </table:table-cell>
          <table:table-cell table:formula="of:=([.B153]*[.$B$298])-([.B153]*[.$B$297])+[.$B$297]" office:value-type="float" office:value="31.400006" calcext:value-type="float">
            <text:p>31,400006</text:p>
          </table:table-cell>
          <table:table-cell table:formula="of:=([.C153]*[.$B$298])-([.C153]*[.$B$297])+[.$B$297]" office:value-type="float" office:value="26.600601" calcext:value-type="float">
            <text:p>26,600601</text:p>
          </table:table-cell>
          <table:table-cell table:formula="of:=([.D153]-[.E153])^2" office:value-type="float" office:value="23.034288354025" calcext:value-type="float">
            <text:p>23,0342883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394896" calcext:value-type="float">
            <text:p>0,394896</text:p>
          </table:table-cell>
          <table:table-cell table:formula="of:=([.B154]*[.$B$298])-([.B154]*[.$B$297])+[.$B$297]" office:value-type="float" office:value="27.600002" calcext:value-type="float">
            <text:p>27,600002</text:p>
          </table:table-cell>
          <table:table-cell table:formula="of:=([.C154]*[.$B$298])-([.C154]*[.$B$297])+[.$B$297]" office:value-type="float" office:value="25.633648" calcext:value-type="float">
            <text:p>25,633648</text:p>
          </table:table-cell>
          <table:table-cell table:formula="of:=([.D154]-[.E154])^2" office:value-type="float" office:value="3.86654805331598" calcext:value-type="float">
            <text:p>3,86654805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10189" calcext:value-type="float">
            <text:p>0,610189</text:p>
          </table:table-cell>
          <table:table-cell table:formula="of:=([.B155]*[.$B$298])-([.B155]*[.$B$297])+[.$B$297]" office:value-type="float" office:value="26.699999" calcext:value-type="float">
            <text:p>26,699999</text:p>
          </table:table-cell>
          <table:table-cell table:formula="of:=([.C155]*[.$B$298])-([.C155]*[.$B$297])+[.$B$297]" office:value-type="float" office:value="28.432457" calcext:value-type="float">
            <text:p>28,432457</text:p>
          </table:table-cell>
          <table:table-cell table:formula="of:=([.D155]-[.E155])^2" office:value-type="float" office:value="3.001410721764" calcext:value-type="float">
            <text:p>3,00141072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73566" calcext:value-type="float">
            <text:p>0,473566</text:p>
          </table:table-cell>
          <table:table-cell table:formula="of:=([.B156]*[.$B$298])-([.B156]*[.$B$297])+[.$B$297]" office:value-type="float" office:value="26.600003" calcext:value-type="float">
            <text:p>26,600003</text:p>
          </table:table-cell>
          <table:table-cell table:formula="of:=([.C156]*[.$B$298])-([.C156]*[.$B$297])+[.$B$297]" office:value-type="float" office:value="26.656358" calcext:value-type="float">
            <text:p>26,656358</text:p>
          </table:table-cell>
          <table:table-cell table:formula="of:=([.D156]-[.E156])^2" office:value-type="float" office:value="0.00317588602499999" calcext:value-type="float">
            <text:p>0,0031758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49987" calcext:value-type="float">
            <text:p>0,49987</text:p>
          </table:table-cell>
          <table:table-cell table:formula="of:=([.B157]*[.$B$298])-([.B157]*[.$B$297])+[.$B$297]" office:value-type="float" office:value="30.800004" calcext:value-type="float">
            <text:p>30,800004</text:p>
          </table:table-cell>
          <table:table-cell table:formula="of:=([.C157]*[.$B$298])-([.C157]*[.$B$297])+[.$B$297]" office:value-type="float" office:value="26.99831" calcext:value-type="float">
            <text:p>26,99831</text:p>
          </table:table-cell>
          <table:table-cell table:formula="of:=([.D157]-[.E157])^2" office:value-type="float" office:value="14.452877269636" calcext:value-type="float">
            <text:p>14,45287726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8641" calcext:value-type="float">
            <text:p>0,568641</text:p>
          </table:table-cell>
          <table:table-cell table:formula="of:=([.B158]*[.$B$298])-([.B158]*[.$B$297])+[.$B$297]" office:value-type="float" office:value="29.6" calcext:value-type="float">
            <text:p>29,6</text:p>
          </table:table-cell>
          <table:table-cell table:formula="of:=([.C158]*[.$B$298])-([.C158]*[.$B$297])+[.$B$297]" office:value-type="float" office:value="27.892333" calcext:value-type="float">
            <text:p>27,892333</text:p>
          </table:table-cell>
          <table:table-cell table:formula="of:=([.D158]-[.E158])^2" office:value-type="float" office:value="2.916126582889" calcext:value-type="float">
            <text:p>2,91612658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21019" calcext:value-type="float">
            <text:p>0,721019</text:p>
          </table:table-cell>
          <table:table-cell table:formula="of:=([.B159]*[.$B$298])-([.B159]*[.$B$297])+[.$B$297]" office:value-type="float" office:value="27.900003" calcext:value-type="float">
            <text:p>27,900003</text:p>
          </table:table-cell>
          <table:table-cell table:formula="of:=([.C159]*[.$B$298])-([.C159]*[.$B$297])+[.$B$297]" office:value-type="float" office:value="29.873247" calcext:value-type="float">
            <text:p>29,873247</text:p>
          </table:table-cell>
          <table:table-cell table:formula="of:=([.D159]-[.E159])^2" office:value-type="float" office:value="3.893691883536" calcext:value-type="float">
            <text:p>3,89369188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43647" calcext:value-type="float">
            <text:p>0,543647</text:p>
          </table:table-cell>
          <table:table-cell table:formula="of:=([.B160]*[.$B$298])-([.B160]*[.$B$297])+[.$B$297]" office:value-type="float" office:value="27" calcext:value-type="float">
            <text:p>27</text:p>
          </table:table-cell>
          <table:table-cell table:formula="of:=([.C160]*[.$B$298])-([.C160]*[.$B$297])+[.$B$297]" office:value-type="float" office:value="27.567411" calcext:value-type="float">
            <text:p>27,567411</text:p>
          </table:table-cell>
          <table:table-cell table:formula="of:=([.D160]-[.E160])^2" office:value-type="float" office:value="0.321955242921" calcext:value-type="float">
            <text:p>0,32195524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0256" calcext:value-type="float">
            <text:p>0,520256</text:p>
          </table:table-cell>
          <table:table-cell table:formula="of:=([.B161]*[.$B$298])-([.B161]*[.$B$297])+[.$B$297]" office:value-type="float" office:value="26.600003" calcext:value-type="float">
            <text:p>26,600003</text:p>
          </table:table-cell>
          <table:table-cell table:formula="of:=([.C161]*[.$B$298])-([.C161]*[.$B$297])+[.$B$297]" office:value-type="float" office:value="27.263328" calcext:value-type="float">
            <text:p>27,263328</text:p>
          </table:table-cell>
          <table:table-cell table:formula="of:=([.D161]-[.E161])^2" office:value-type="float" office:value="0.440000055625" calcext:value-type="float">
            <text:p>0,440000055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84471" calcext:value-type="float">
            <text:p>0,484471</text:p>
          </table:table-cell>
          <table:table-cell table:formula="of:=([.B162]*[.$B$298])-([.B162]*[.$B$297])+[.$B$297]" office:value-type="float" office:value="26.699999" calcext:value-type="float">
            <text:p>26,699999</text:p>
          </table:table-cell>
          <table:table-cell table:formula="of:=([.C162]*[.$B$298])-([.C162]*[.$B$297])+[.$B$297]" office:value-type="float" office:value="26.798123" calcext:value-type="float">
            <text:p>26,798123</text:p>
          </table:table-cell>
          <table:table-cell table:formula="of:=([.D162]-[.E162])^2" office:value-type="float" office:value="0.00962831937599971" calcext:value-type="float">
            <text:p>0,00962831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8342" calcext:value-type="float">
            <text:p>0,468342</text:p>
          </table:table-cell>
          <table:table-cell table:formula="of:=([.B163]*[.$B$298])-([.B163]*[.$B$297])+[.$B$297]" office:value-type="float" office:value="26.399998" calcext:value-type="float">
            <text:p>26,399998</text:p>
          </table:table-cell>
          <table:table-cell table:formula="of:=([.C163]*[.$B$298])-([.C163]*[.$B$297])+[.$B$297]" office:value-type="float" office:value="26.588446" calcext:value-type="float">
            <text:p>26,588446</text:p>
          </table:table-cell>
          <table:table-cell table:formula="of:=([.D163]-[.E163])^2" office:value-type="float" office:value="0.0355126487039991" calcext:value-type="float">
            <text:p>0,03551264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006" calcext:value-type="float">
            <text:p>0,46006</text:p>
          </table:table-cell>
          <table:table-cell table:formula="of:=([.B164]*[.$B$298])-([.B164]*[.$B$297])+[.$B$297]" office:value-type="float" office:value="26.300002" calcext:value-type="float">
            <text:p>26,300002</text:p>
          </table:table-cell>
          <table:table-cell table:formula="of:=([.C164]*[.$B$298])-([.C164]*[.$B$297])+[.$B$297]" office:value-type="float" office:value="26.48078" calcext:value-type="float">
            <text:p>26,48078</text:p>
          </table:table-cell>
          <table:table-cell table:formula="of:=([.D164]-[.E164])^2" office:value-type="float" office:value="0.032680685284" calcext:value-type="float">
            <text:p>0,03268068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56538" calcext:value-type="float">
            <text:p>0,456538</text:p>
          </table:table-cell>
          <table:table-cell table:formula="of:=([.B165]*[.$B$298])-([.B165]*[.$B$297])+[.$B$297]" office:value-type="float" office:value="26.699999" calcext:value-type="float">
            <text:p>26,699999</text:p>
          </table:table-cell>
          <table:table-cell table:formula="of:=([.C165]*[.$B$298])-([.C165]*[.$B$297])+[.$B$297]" office:value-type="float" office:value="26.434994" calcext:value-type="float">
            <text:p>26,434994</text:p>
          </table:table-cell>
          <table:table-cell table:formula="of:=([.D165]-[.E165])^2" office:value-type="float" office:value="0.0702276500249993" calcext:value-type="float">
            <text:p>0,070227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80033" calcext:value-type="float">
            <text:p>0,480033</text:p>
          </table:table-cell>
          <table:table-cell table:formula="of:=([.B166]*[.$B$298])-([.B166]*[.$B$297])+[.$B$297]" office:value-type="float" office:value="26.399998" calcext:value-type="float">
            <text:p>26,399998</text:p>
          </table:table-cell>
          <table:table-cell table:formula="of:=([.C166]*[.$B$298])-([.C166]*[.$B$297])+[.$B$297]" office:value-type="float" office:value="26.740429" calcext:value-type="float">
            <text:p>26,740429</text:p>
          </table:table-cell>
          <table:table-cell table:formula="of:=([.D166]-[.E166])^2" office:value-type="float" office:value="0.115893265760999" calcext:value-type="float">
            <text:p>0,11589326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7951" calcext:value-type="float">
            <text:p>0,467951</text:p>
          </table:table-cell>
          <table:table-cell table:formula="of:=([.B167]*[.$B$298])-([.B167]*[.$B$297])+[.$B$297]" office:value-type="float" office:value="26.000001" calcext:value-type="float">
            <text:p>26,000001</text:p>
          </table:table-cell>
          <table:table-cell table:formula="of:=([.C167]*[.$B$298])-([.C167]*[.$B$297])+[.$B$297]" office:value-type="float" office:value="26.583363" calcext:value-type="float">
            <text:p>26,583363</text:p>
          </table:table-cell>
          <table:table-cell table:formula="of:=([.D167]-[.E167])^2" office:value-type="float" office:value="0.340311223043997" calcext:value-type="float">
            <text:p>0,3403112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6612" calcext:value-type="float">
            <text:p>0,446612</text:p>
          </table:table-cell>
          <table:table-cell table:formula="of:=([.B168]*[.$B$298])-([.B168]*[.$B$297])+[.$B$297]" office:value-type="float" office:value="25.799996" calcext:value-type="float">
            <text:p>25,799996</text:p>
          </table:table-cell>
          <table:table-cell table:formula="of:=([.C168]*[.$B$298])-([.C168]*[.$B$297])+[.$B$297]" office:value-type="float" office:value="26.305956" calcext:value-type="float">
            <text:p>26,305956</text:p>
          </table:table-cell>
          <table:table-cell table:formula="of:=([.D168]-[.E168])^2" office:value-type="float" office:value="0.255995521599998" calcext:value-type="float">
            <text:p>0,25599552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8863" calcext:value-type="float">
            <text:p>0,438863</text:p>
          </table:table-cell>
          <table:table-cell table:formula="of:=([.B169]*[.$B$298])-([.B169]*[.$B$297])+[.$B$297]" office:value-type="float" office:value="25.300003" calcext:value-type="float">
            <text:p>25,300003</text:p>
          </table:table-cell>
          <table:table-cell table:formula="of:=([.C169]*[.$B$298])-([.C169]*[.$B$297])+[.$B$297]" office:value-type="float" office:value="26.205219" calcext:value-type="float">
            <text:p>26,205219</text:p>
          </table:table-cell>
          <table:table-cell table:formula="of:=([.D169]-[.E169])^2" office:value-type="float" office:value="0.819416006655999" calcext:value-type="float">
            <text:p>0,81941600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4315" calcext:value-type="float">
            <text:p>0,414315</text:p>
          </table:table-cell>
          <table:table-cell table:formula="of:=([.B170]*[.$B$298])-([.B170]*[.$B$297])+[.$B$297]" office:value-type="float" office:value="25.300003" calcext:value-type="float">
            <text:p>25,300003</text:p>
          </table:table-cell>
          <table:table-cell table:formula="of:=([.C170]*[.$B$298])-([.C170]*[.$B$297])+[.$B$297]" office:value-type="float" office:value="25.886095" calcext:value-type="float">
            <text:p>25,886095</text:p>
          </table:table-cell>
          <table:table-cell table:formula="of:=([.D170]-[.E170])^2" office:value-type="float" office:value="0.343503832463997" calcext:value-type="float">
            <text:p>0,34350383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8768" calcext:value-type="float">
            <text:p>0,408768</text:p>
          </table:table-cell>
          <table:table-cell table:formula="of:=([.B171]*[.$B$298])-([.B171]*[.$B$297])+[.$B$297]" office:value-type="float" office:value="25.099998" calcext:value-type="float">
            <text:p>25,099998</text:p>
          </table:table-cell>
          <table:table-cell table:formula="of:=([.C171]*[.$B$298])-([.C171]*[.$B$297])+[.$B$297]" office:value-type="float" office:value="25.813984" calcext:value-type="float">
            <text:p>25,813984</text:p>
          </table:table-cell>
          <table:table-cell table:formula="of:=([.D171]-[.E171])^2" office:value-type="float" office:value="0.509776008195998" calcext:value-type="float">
            <text:p>0,50977600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5273" calcext:value-type="float">
            <text:p>0,405273</text:p>
          </table:table-cell>
          <table:table-cell table:formula="of:=([.B172]*[.$B$298])-([.B172]*[.$B$297])+[.$B$297]" office:value-type="float" office:value="25.7" calcext:value-type="float">
            <text:p>25,7</text:p>
          </table:table-cell>
          <table:table-cell table:formula="of:=([.C172]*[.$B$298])-([.C172]*[.$B$297])+[.$B$297]" office:value-type="float" office:value="25.768549" calcext:value-type="float">
            <text:p>25,768549</text:p>
          </table:table-cell>
          <table:table-cell table:formula="of:=([.D172]-[.E172])^2" office:value-type="float" office:value="0.00469896540100012" calcext:value-type="float">
            <text:p>0,00469896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26865" calcext:value-type="float">
            <text:p>0,426865</text:p>
          </table:table-cell>
          <table:table-cell table:formula="of:=([.B173]*[.$B$298])-([.B173]*[.$B$297])+[.$B$297]" office:value-type="float" office:value="27.300001" calcext:value-type="float">
            <text:p>27,300001</text:p>
          </table:table-cell>
          <table:table-cell table:formula="of:=([.C173]*[.$B$298])-([.C173]*[.$B$297])+[.$B$297]" office:value-type="float" office:value="26.049245" calcext:value-type="float">
            <text:p>26,049245</text:p>
          </table:table-cell>
          <table:table-cell table:formula="of:=([.D173]-[.E173])^2" office:value-type="float" office:value="1.56439057153601" calcext:value-type="float">
            <text:p>1,56439057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75774" calcext:value-type="float">
            <text:p>0,575774</text:p>
          </table:table-cell>
          <table:table-cell table:formula="of:=([.B174]*[.$B$298])-([.B174]*[.$B$297])+[.$B$297]" office:value-type="float" office:value="28.699997" calcext:value-type="float">
            <text:p>28,699997</text:p>
          </table:table-cell>
          <table:table-cell table:formula="of:=([.C174]*[.$B$298])-([.C174]*[.$B$297])+[.$B$297]" office:value-type="float" office:value="27.985062" calcext:value-type="float">
            <text:p>27,985062</text:p>
          </table:table-cell>
          <table:table-cell table:formula="of:=([.D174]-[.E174])^2" office:value-type="float" office:value="0.511132054225006" calcext:value-type="float">
            <text:p>0,51113205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84561" calcext:value-type="float">
            <text:p>0,684561</text:p>
          </table:table-cell>
          <table:table-cell table:formula="of:=([.B175]*[.$B$298])-([.B175]*[.$B$297])+[.$B$297]" office:value-type="float" office:value="29.900001" calcext:value-type="float">
            <text:p>29,900001</text:p>
          </table:table-cell>
          <table:table-cell table:formula="of:=([.C175]*[.$B$298])-([.C175]*[.$B$297])+[.$B$297]" office:value-type="float" office:value="29.399293" calcext:value-type="float">
            <text:p>29,399293</text:p>
          </table:table-cell>
          <table:table-cell table:formula="of:=([.D175]-[.E175])^2" office:value-type="float" office:value="0.250708501263996" calcext:value-type="float">
            <text:p>0,25070850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3709" calcext:value-type="float">
            <text:p>0,743709</text:p>
          </table:table-cell>
          <table:table-cell table:formula="of:=([.B176]*[.$B$298])-([.B176]*[.$B$297])+[.$B$297]" office:value-type="float" office:value="31.699994" calcext:value-type="float">
            <text:p>31,699994</text:p>
          </table:table-cell>
          <table:table-cell table:formula="of:=([.C176]*[.$B$298])-([.C176]*[.$B$297])+[.$B$297]" office:value-type="float" office:value="30.168217" calcext:value-type="float">
            <text:p>30,168217</text:p>
          </table:table-cell>
          <table:table-cell table:formula="of:=([.D176]-[.E176])^2" office:value-type="float" office:value="2.34634077772901" calcext:value-type="float">
            <text:p>2,34634077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20087" calcext:value-type="float">
            <text:p>0,820087</text:p>
          </table:table-cell>
          <table:table-cell table:formula="of:=([.B177]*[.$B$298])-([.B177]*[.$B$297])+[.$B$297]" office:value-type="float" office:value="31.699994" calcext:value-type="float">
            <text:p>31,699994</text:p>
          </table:table-cell>
          <table:table-cell table:formula="of:=([.C177]*[.$B$298])-([.C177]*[.$B$297])+[.$B$297]" office:value-type="float" office:value="31.161131" calcext:value-type="float">
            <text:p>31,161131</text:p>
          </table:table-cell>
          <table:table-cell table:formula="of:=([.D177]-[.E177])^2" office:value-type="float" office:value="0.290373332768999" calcext:value-type="float">
            <text:p>0,29037333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3024" calcext:value-type="float">
            <text:p>0,823024</text:p>
          </table:table-cell>
          <table:table-cell table:formula="of:=([.B178]*[.$B$298])-([.B178]*[.$B$297])+[.$B$297]" office:value-type="float" office:value="31.800003" calcext:value-type="float">
            <text:p>31,800003</text:p>
          </table:table-cell>
          <table:table-cell table:formula="of:=([.C178]*[.$B$298])-([.C178]*[.$B$297])+[.$B$297]" office:value-type="float" office:value="31.199312" calcext:value-type="float">
            <text:p>31,199312</text:p>
          </table:table-cell>
          <table:table-cell table:formula="of:=([.D178]-[.E178])^2" office:value-type="float" office:value="0.360829677481001" calcext:value-type="float">
            <text:p>0,360829677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07023" calcext:value-type="float">
            <text:p>0,807023</text:p>
          </table:table-cell>
          <table:table-cell table:formula="of:=([.B179]*[.$B$298])-([.B179]*[.$B$297])+[.$B$297]" office:value-type="float" office:value="31.500002" calcext:value-type="float">
            <text:p>31,500002</text:p>
          </table:table-cell>
          <table:table-cell table:formula="of:=([.C179]*[.$B$298])-([.C179]*[.$B$297])+[.$B$297]" office:value-type="float" office:value="30.991299" calcext:value-type="float">
            <text:p>30,991299</text:p>
          </table:table-cell>
          <table:table-cell table:formula="of:=([.D179]-[.E179])^2" office:value-type="float" office:value="0.258778742209001" calcext:value-type="float">
            <text:p>0,25877874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36163" calcext:value-type="float">
            <text:p>0,736163</text:p>
          </table:table-cell>
          <table:table-cell table:formula="of:=([.B180]*[.$B$298])-([.B180]*[.$B$297])+[.$B$297]" office:value-type="float" office:value="31.800003" calcext:value-type="float">
            <text:p>31,800003</text:p>
          </table:table-cell>
          <table:table-cell table:formula="of:=([.C180]*[.$B$298])-([.C180]*[.$B$297])+[.$B$297]" office:value-type="float" office:value="30.070119" calcext:value-type="float">
            <text:p>30,070119</text:p>
          </table:table-cell>
          <table:table-cell table:formula="of:=([.D180]-[.E180])^2" office:value-type="float" office:value="2.99249865345601" calcext:value-type="float">
            <text:p>2,9924986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05096" calcext:value-type="float">
            <text:p>0,705096</text:p>
          </table:table-cell>
          <table:table-cell table:formula="of:=([.B181]*[.$B$298])-([.B181]*[.$B$297])+[.$B$297]" office:value-type="float" office:value="30.699995" calcext:value-type="float">
            <text:p>30,699995</text:p>
          </table:table-cell>
          <table:table-cell table:formula="of:=([.C181]*[.$B$298])-([.C181]*[.$B$297])+[.$B$297]" office:value-type="float" office:value="29.666248" calcext:value-type="float">
            <text:p>29,666248</text:p>
          </table:table-cell>
          <table:table-cell table:formula="of:=([.D181]-[.E181])^2" office:value-type="float" office:value="1.068632860009" calcext:value-type="float">
            <text:p>1,068632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60842" calcext:value-type="float">
            <text:p>0,660842</text:p>
          </table:table-cell>
          <table:table-cell table:formula="of:=([.B182]*[.$B$298])-([.B182]*[.$B$297])+[.$B$297]" office:value-type="float" office:value="30.100006" calcext:value-type="float">
            <text:p>30,100006</text:p>
          </table:table-cell>
          <table:table-cell table:formula="of:=([.C182]*[.$B$298])-([.C182]*[.$B$297])+[.$B$297]" office:value-type="float" office:value="29.090946" calcext:value-type="float">
            <text:p>29,090946</text:p>
          </table:table-cell>
          <table:table-cell table:formula="of:=([.D182]-[.E182])^2" office:value-type="float" office:value="1.0182020836" calcext:value-type="float">
            <text:p>1,01820208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6294" calcext:value-type="float">
            <text:p>0,636294</text:p>
          </table:table-cell>
          <table:table-cell table:formula="of:=([.B183]*[.$B$298])-([.B183]*[.$B$297])+[.$B$297]" office:value-type="float" office:value="28.099995" calcext:value-type="float">
            <text:p>28,099995</text:p>
          </table:table-cell>
          <table:table-cell table:formula="of:=([.C183]*[.$B$298])-([.C183]*[.$B$297])+[.$B$297]" office:value-type="float" office:value="28.771822" calcext:value-type="float">
            <text:p>28,771822</text:p>
          </table:table-cell>
          <table:table-cell table:formula="of:=([.D183]-[.E183])^2" office:value-type="float" office:value="0.451351517929001" calcext:value-type="float">
            <text:p>0,45135151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72097" calcext:value-type="float">
            <text:p>0,572097</text:p>
          </table:table-cell>
          <table:table-cell table:formula="of:=([.B184]*[.$B$298])-([.B184]*[.$B$297])+[.$B$297]" office:value-type="float" office:value="27.099996" calcext:value-type="float">
            <text:p>27,099996</text:p>
          </table:table-cell>
          <table:table-cell table:formula="of:=([.C184]*[.$B$298])-([.C184]*[.$B$297])+[.$B$297]" office:value-type="float" office:value="27.937261" calcext:value-type="float">
            <text:p>27,937261</text:p>
          </table:table-cell>
          <table:table-cell table:formula="of:=([.D184]-[.E184])^2" office:value-type="float" office:value="0.701012680224992" calcext:value-type="float">
            <text:p>0,70101268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6654" calcext:value-type="float">
            <text:p>0,526654</text:p>
          </table:table-cell>
          <table:table-cell table:formula="of:=([.B185]*[.$B$298])-([.B185]*[.$B$297])+[.$B$297]" office:value-type="float" office:value="26.799995" calcext:value-type="float">
            <text:p>26,799995</text:p>
          </table:table-cell>
          <table:table-cell table:formula="of:=([.C185]*[.$B$298])-([.C185]*[.$B$297])+[.$B$297]" office:value-type="float" office:value="27.346502" calcext:value-type="float">
            <text:p>27,346502</text:p>
          </table:table-cell>
          <table:table-cell table:formula="of:=([.D185]-[.E185])^2" office:value-type="float" office:value="0.298669901049002" calcext:value-type="float">
            <text:p>0,2986699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95211" calcext:value-type="float">
            <text:p>0,495211</text:p>
          </table:table-cell>
          <table:table-cell table:formula="of:=([.B186]*[.$B$298])-([.B186]*[.$B$297])+[.$B$297]" office:value-type="float" office:value="26.099997" calcext:value-type="float">
            <text:p>26,099997</text:p>
          </table:table-cell>
          <table:table-cell table:formula="of:=([.C186]*[.$B$298])-([.C186]*[.$B$297])+[.$B$297]" office:value-type="float" office:value="26.937743" calcext:value-type="float">
            <text:p>26,937743</text:p>
          </table:table-cell>
          <table:table-cell table:formula="of:=([.D186]-[.E186])^2" office:value-type="float" office:value="0.701818360515993" calcext:value-type="float">
            <text:p>0,70181836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4439" calcext:value-type="float">
            <text:p>0,454439</text:p>
          </table:table-cell>
          <table:table-cell table:formula="of:=([.B187]*[.$B$298])-([.B187]*[.$B$297])+[.$B$297]" office:value-type="float" office:value="26.399998" calcext:value-type="float">
            <text:p>26,399998</text:p>
          </table:table-cell>
          <table:table-cell table:formula="of:=([.C187]*[.$B$298])-([.C187]*[.$B$297])+[.$B$297]" office:value-type="float" office:value="26.407707" calcext:value-type="float">
            <text:p>26,407707</text:p>
          </table:table-cell>
          <table:table-cell table:formula="of:=([.D187]-[.E187])^2" office:value-type="float" office:value="0.0000594286809999755" calcext:value-type="float">
            <text:p>5,94286809999755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3293" calcext:value-type="float">
            <text:p>0,453293</text:p>
          </table:table-cell>
          <table:table-cell table:formula="of:=([.B188]*[.$B$298])-([.B188]*[.$B$297])+[.$B$297]" office:value-type="float" office:value="26.499994" calcext:value-type="float">
            <text:p>26,499994</text:p>
          </table:table-cell>
          <table:table-cell table:formula="of:=([.C188]*[.$B$298])-([.C188]*[.$B$297])+[.$B$297]" office:value-type="float" office:value="26.392809" calcext:value-type="float">
            <text:p>26,392809</text:p>
          </table:table-cell>
          <table:table-cell table:formula="of:=([.D188]-[.E188])^2" office:value-type="float" office:value="0.0114886242250003" calcext:value-type="float">
            <text:p>0,01148862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8595" calcext:value-type="float">
            <text:p>0,468595</text:p>
          </table:table-cell>
          <table:table-cell table:formula="of:=([.B189]*[.$B$298])-([.B189]*[.$B$297])+[.$B$297]" office:value-type="float" office:value="26.099997" calcext:value-type="float">
            <text:p>26,099997</text:p>
          </table:table-cell>
          <table:table-cell table:formula="of:=([.C189]*[.$B$298])-([.C189]*[.$B$297])+[.$B$297]" office:value-type="float" office:value="26.591735" calcext:value-type="float">
            <text:p>26,591735</text:p>
          </table:table-cell>
          <table:table-cell table:formula="of:=([.D189]-[.E189])^2" office:value-type="float" office:value="0.241806260643998" calcext:value-type="float">
            <text:p>0,24180626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8709" calcext:value-type="float">
            <text:p>0,448709</text:p>
          </table:table-cell>
          <table:table-cell table:formula="of:=([.B190]*[.$B$298])-([.B190]*[.$B$297])+[.$B$297]" office:value-type="float" office:value="26.000001" calcext:value-type="float">
            <text:p>26,000001</text:p>
          </table:table-cell>
          <table:table-cell table:formula="of:=([.C190]*[.$B$298])-([.C190]*[.$B$297])+[.$B$297]" office:value-type="float" office:value="26.333217" calcext:value-type="float">
            <text:p>26,333217</text:p>
          </table:table-cell>
          <table:table-cell table:formula="of:=([.D190]-[.E190])^2" office:value-type="float" office:value="0.111032902655998" calcext:value-type="float">
            <text:p>0,11103290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7752" calcext:value-type="float">
            <text:p>0,447752</text:p>
          </table:table-cell>
          <table:table-cell table:formula="of:=([.B191]*[.$B$298])-([.B191]*[.$B$297])+[.$B$297]" office:value-type="float" office:value="25.600004" calcext:value-type="float">
            <text:p>25,600004</text:p>
          </table:table-cell>
          <table:table-cell table:formula="of:=([.C191]*[.$B$298])-([.C191]*[.$B$297])+[.$B$297]" office:value-type="float" office:value="26.320776" calcext:value-type="float">
            <text:p>26,320776</text:p>
          </table:table-cell>
          <table:table-cell table:formula="of:=([.D191]-[.E191])^2" office:value-type="float" office:value="0.519512275984005" calcext:value-type="float">
            <text:p>0,5195122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0039" calcext:value-type="float">
            <text:p>0,430039</text:p>
          </table:table-cell>
          <table:table-cell table:formula="of:=([.B192]*[.$B$298])-([.B192]*[.$B$297])+[.$B$297]" office:value-type="float" office:value="25.799996" calcext:value-type="float">
            <text:p>25,799996</text:p>
          </table:table-cell>
          <table:table-cell table:formula="of:=([.C192]*[.$B$298])-([.C192]*[.$B$297])+[.$B$297]" office:value-type="float" office:value="26.090507" calcext:value-type="float">
            <text:p>26,090507</text:p>
          </table:table-cell>
          <table:table-cell table:formula="of:=([.D192]-[.E192])^2" office:value-type="float" office:value="0.0843966411209992" calcext:value-type="float">
            <text:p>0,08439664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0821" calcext:value-type="float">
            <text:p>0,430821</text:p>
          </table:table-cell>
          <table:table-cell table:formula="of:=([.B193]*[.$B$298])-([.B193]*[.$B$297])+[.$B$297]" office:value-type="float" office:value="25.799996" calcext:value-type="float">
            <text:p>25,799996</text:p>
          </table:table-cell>
          <table:table-cell table:formula="of:=([.C193]*[.$B$298])-([.C193]*[.$B$297])+[.$B$297]" office:value-type="float" office:value="26.100673" calcext:value-type="float">
            <text:p>26,100673</text:p>
          </table:table-cell>
          <table:table-cell table:formula="of:=([.D193]-[.E193])^2" office:value-type="float" office:value="0.0904066583290002" calcext:value-type="float">
            <text:p>0,09040665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0219" calcext:value-type="float">
            <text:p>0,440219</text:p>
          </table:table-cell>
          <table:table-cell table:formula="of:=([.B194]*[.$B$298])-([.B194]*[.$B$297])+[.$B$297]" office:value-type="float" office:value="25.499995" calcext:value-type="float">
            <text:p>25,499995</text:p>
          </table:table-cell>
          <table:table-cell table:formula="of:=([.C194]*[.$B$298])-([.C194]*[.$B$297])+[.$B$297]" office:value-type="float" office:value="26.222847" calcext:value-type="float">
            <text:p>26,222847</text:p>
          </table:table-cell>
          <table:table-cell table:formula="of:=([.D194]-[.E194])^2" office:value-type="float" office:value="0.522515013904005" calcext:value-type="float">
            <text:p>0,522515013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2942" calcext:value-type="float">
            <text:p>0,422942</text:p>
          </table:table-cell>
          <table:table-cell table:formula="of:=([.B195]*[.$B$298])-([.B195]*[.$B$297])+[.$B$297]" office:value-type="float" office:value="25.099998" calcext:value-type="float">
            <text:p>25,099998</text:p>
          </table:table-cell>
          <table:table-cell table:formula="of:=([.C195]*[.$B$298])-([.C195]*[.$B$297])+[.$B$297]" office:value-type="float" office:value="25.998246" calcext:value-type="float">
            <text:p>25,998246</text:p>
          </table:table-cell>
          <table:table-cell table:formula="of:=([.D195]-[.E195])^2" office:value-type="float" office:value="0.806849469504004" calcext:value-type="float">
            <text:p>0,80684946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6661" calcext:value-type="float">
            <text:p>0,406661</text:p>
          </table:table-cell>
          <table:table-cell table:formula="of:=([.B196]*[.$B$298])-([.B196]*[.$B$297])+[.$B$297]" office:value-type="float" office:value="25.099998" calcext:value-type="float">
            <text:p>25,099998</text:p>
          </table:table-cell>
          <table:table-cell table:formula="of:=([.C196]*[.$B$298])-([.C196]*[.$B$297])+[.$B$297]" office:value-type="float" office:value="25.786593" calcext:value-type="float">
            <text:p>25,786593</text:p>
          </table:table-cell>
          <table:table-cell table:formula="of:=([.D196]-[.E196])^2" office:value-type="float" office:value="0.471412694025001" calcext:value-type="float">
            <text:p>0,4714126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2746" calcext:value-type="float">
            <text:p>0,402746</text:p>
          </table:table-cell>
          <table:table-cell table:formula="of:=([.B197]*[.$B$298])-([.B197]*[.$B$297])+[.$B$297]" office:value-type="float" office:value="26.499994" calcext:value-type="float">
            <text:p>26,499994</text:p>
          </table:table-cell>
          <table:table-cell table:formula="of:=([.C197]*[.$B$298])-([.C197]*[.$B$297])+[.$B$297]" office:value-type="float" office:value="25.735698" calcext:value-type="float">
            <text:p>25,735698</text:p>
          </table:table-cell>
          <table:table-cell table:formula="of:=([.D197]-[.E197])^2" office:value-type="float" office:value="0.584148375616002" calcext:value-type="float">
            <text:p>0,58414837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2999" calcext:value-type="float">
            <text:p>0,472999</text:p>
          </table:table-cell>
          <table:table-cell table:formula="of:=([.B198]*[.$B$298])-([.B198]*[.$B$297])+[.$B$297]" office:value-type="float" office:value="27.099996" calcext:value-type="float">
            <text:p>27,099996</text:p>
          </table:table-cell>
          <table:table-cell table:formula="of:=([.C198]*[.$B$298])-([.C198]*[.$B$297])+[.$B$297]" office:value-type="float" office:value="26.648987" calcext:value-type="float">
            <text:p>26,648987</text:p>
          </table:table-cell>
          <table:table-cell table:formula="of:=([.D198]-[.E198])^2" office:value-type="float" office:value="0.203409118081006" calcext:value-type="float">
            <text:p>0,20340911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7375" calcext:value-type="float">
            <text:p>0,57375</text:p>
          </table:table-cell>
          <table:table-cell table:formula="of:=([.B199]*[.$B$298])-([.B199]*[.$B$297])+[.$B$297]" office:value-type="float" office:value="29.399995" calcext:value-type="float">
            <text:p>29,399995</text:p>
          </table:table-cell>
          <table:table-cell table:formula="of:=([.C199]*[.$B$298])-([.C199]*[.$B$297])+[.$B$297]" office:value-type="float" office:value="27.95875" calcext:value-type="float">
            <text:p>27,95875</text:p>
          </table:table-cell>
          <table:table-cell table:formula="of:=([.D199]-[.E199])^2" office:value-type="float" office:value="2.077187150025" calcext:value-type="float">
            <text:p>2,077187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11494" calcext:value-type="float">
            <text:p>0,711494</text:p>
          </table:table-cell>
          <table:table-cell table:formula="of:=([.B200]*[.$B$298])-([.B200]*[.$B$297])+[.$B$297]" office:value-type="float" office:value="30.699995" calcext:value-type="float">
            <text:p>30,699995</text:p>
          </table:table-cell>
          <table:table-cell table:formula="of:=([.C200]*[.$B$298])-([.C200]*[.$B$297])+[.$B$297]" office:value-type="float" office:value="29.749422" calcext:value-type="float">
            <text:p>29,749422</text:p>
          </table:table-cell>
          <table:table-cell table:formula="of:=([.D200]-[.E200])^2" office:value-type="float" office:value="0.903589028328997" calcext:value-type="float">
            <text:p>0,90358902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0797" calcext:value-type="float">
            <text:p>0,780797</text:p>
          </table:table-cell>
          <table:table-cell table:formula="of:=([.B201]*[.$B$298])-([.B201]*[.$B$297])+[.$B$297]" office:value-type="float" office:value="31.100005" calcext:value-type="float">
            <text:p>31,100005</text:p>
          </table:table-cell>
          <table:table-cell table:formula="of:=([.C201]*[.$B$298])-([.C201]*[.$B$297])+[.$B$297]" office:value-type="float" office:value="30.650361" calcext:value-type="float">
            <text:p>30,650361</text:p>
          </table:table-cell>
          <table:table-cell table:formula="of:=([.D201]-[.E201])^2" office:value-type="float" office:value="0.202179726735999" calcext:value-type="float">
            <text:p>0,20217972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96839" calcext:value-type="float">
            <text:p>0,796839</text:p>
          </table:table-cell>
          <table:table-cell table:formula="of:=([.B202]*[.$B$298])-([.B202]*[.$B$297])+[.$B$297]" office:value-type="float" office:value="31.800003" calcext:value-type="float">
            <text:p>31,800003</text:p>
          </table:table-cell>
          <table:table-cell table:formula="of:=([.C202]*[.$B$298])-([.C202]*[.$B$297])+[.$B$297]" office:value-type="float" office:value="30.858907" calcext:value-type="float">
            <text:p>30,858907</text:p>
          </table:table-cell>
          <table:table-cell table:formula="of:=([.D202]-[.E202])^2" office:value-type="float" office:value="0.885661681215997" calcext:value-type="float">
            <text:p>0,88566168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8602" calcext:value-type="float">
            <text:p>0,828602</text:p>
          </table:table-cell>
          <table:table-cell table:formula="of:=([.B203]*[.$B$298])-([.B203]*[.$B$297])+[.$B$297]" office:value-type="float" office:value="31.800003" calcext:value-type="float">
            <text:p>31,800003</text:p>
          </table:table-cell>
          <table:table-cell table:formula="of:=([.C203]*[.$B$298])-([.C203]*[.$B$297])+[.$B$297]" office:value-type="float" office:value="31.271826" calcext:value-type="float">
            <text:p>31,271826</text:p>
          </table:table-cell>
          <table:table-cell table:formula="of:=([.D203]-[.E203])^2" office:value-type="float" office:value="0.278970943329003" calcext:value-type="float">
            <text:p>0,278970943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91032" calcext:value-type="float">
            <text:p>0,791032</text:p>
          </table:table-cell>
          <table:table-cell table:formula="of:=([.B204]*[.$B$298])-([.B204]*[.$B$297])+[.$B$297]" office:value-type="float" office:value="31.599998" calcext:value-type="float">
            <text:p>31,599998</text:p>
          </table:table-cell>
          <table:table-cell table:formula="of:=([.C204]*[.$B$298])-([.C204]*[.$B$297])+[.$B$297]" office:value-type="float" office:value="30.783416" calcext:value-type="float">
            <text:p>30,783416</text:p>
          </table:table-cell>
          <table:table-cell table:formula="of:=([.D204]-[.E204])^2" office:value-type="float" office:value="0.666806162724001" calcext:value-type="float">
            <text:p>0,66680616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18619" calcext:value-type="float">
            <text:p>0,718619</text:p>
          </table:table-cell>
          <table:table-cell table:formula="of:=([.B205]*[.$B$298])-([.B205]*[.$B$297])+[.$B$297]" office:value-type="float" office:value="31.100005" calcext:value-type="float">
            <text:p>31,100005</text:p>
          </table:table-cell>
          <table:table-cell table:formula="of:=([.C205]*[.$B$298])-([.C205]*[.$B$297])+[.$B$297]" office:value-type="float" office:value="29.842047" calcext:value-type="float">
            <text:p>29,842047</text:p>
          </table:table-cell>
          <table:table-cell table:formula="of:=([.D205]-[.E205])^2" office:value-type="float" office:value="1.582458329764" calcext:value-type="float">
            <text:p>1,58245832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84057" calcext:value-type="float">
            <text:p>0,684057</text:p>
          </table:table-cell>
          <table:table-cell table:formula="of:=([.B206]*[.$B$298])-([.B206]*[.$B$297])+[.$B$297]" office:value-type="float" office:value="30.100006" calcext:value-type="float">
            <text:p>30,100006</text:p>
          </table:table-cell>
          <table:table-cell table:formula="of:=([.C206]*[.$B$298])-([.C206]*[.$B$297])+[.$B$297]" office:value-type="float" office:value="29.392741" calcext:value-type="float">
            <text:p>29,392741</text:p>
          </table:table-cell>
          <table:table-cell table:formula="of:=([.D206]-[.E206])^2" office:value-type="float" office:value="0.500223780224999" calcext:value-type="float">
            <text:p>0,50022378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8364" calcext:value-type="float">
            <text:p>0,638364</text:p>
          </table:table-cell>
          <table:table-cell table:formula="of:=([.B207]*[.$B$298])-([.B207]*[.$B$297])+[.$B$297]" office:value-type="float" office:value="27.999999" calcext:value-type="float">
            <text:p>27,999999</text:p>
          </table:table-cell>
          <table:table-cell table:formula="of:=([.C207]*[.$B$298])-([.C207]*[.$B$297])+[.$B$297]" office:value-type="float" office:value="28.798732" calcext:value-type="float">
            <text:p>28,798732</text:p>
          </table:table-cell>
          <table:table-cell table:formula="of:=([.D207]-[.E207])^2" office:value-type="float" office:value="0.637974405288998" calcext:value-type="float">
            <text:p>0,637974405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70469" calcext:value-type="float">
            <text:p>0,570469</text:p>
          </table:table-cell>
          <table:table-cell table:formula="of:=([.B208]*[.$B$298])-([.B208]*[.$B$297])+[.$B$297]" office:value-type="float" office:value="27" calcext:value-type="float">
            <text:p>27</text:p>
          </table:table-cell>
          <table:table-cell table:formula="of:=([.C208]*[.$B$298])-([.C208]*[.$B$297])+[.$B$297]" office:value-type="float" office:value="27.916097" calcext:value-type="float">
            <text:p>27,916097</text:p>
          </table:table-cell>
          <table:table-cell table:formula="of:=([.D208]-[.E208])^2" office:value-type="float" office:value="0.839233713409001" calcext:value-type="float">
            <text:p>0,83923371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26281" calcext:value-type="float">
            <text:p>0,526281</text:p>
          </table:table-cell>
          <table:table-cell table:formula="of:=([.B209]*[.$B$298])-([.B209]*[.$B$297])+[.$B$297]" office:value-type="float" office:value="26.099997" calcext:value-type="float">
            <text:p>26,099997</text:p>
          </table:table-cell>
          <table:table-cell table:formula="of:=([.C209]*[.$B$298])-([.C209]*[.$B$297])+[.$B$297]" office:value-type="float" office:value="27.341653" calcext:value-type="float">
            <text:p>27,341653</text:p>
          </table:table-cell>
          <table:table-cell table:formula="of:=([.D209]-[.E209])^2" office:value-type="float" office:value="1.541709622336" calcext:value-type="float">
            <text:p>1,54170962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5783" calcext:value-type="float">
            <text:p>0,475783</text:p>
          </table:table-cell>
          <table:table-cell table:formula="of:=([.B210]*[.$B$298])-([.B210]*[.$B$297])+[.$B$297]" office:value-type="float" office:value="26.200006" calcext:value-type="float">
            <text:p>26,200006</text:p>
          </table:table-cell>
          <table:table-cell table:formula="of:=([.C210]*[.$B$298])-([.C210]*[.$B$297])+[.$B$297]" office:value-type="float" office:value="26.685179" calcext:value-type="float">
            <text:p>26,685179</text:p>
          </table:table-cell>
          <table:table-cell table:formula="of:=([.D210]-[.E210])^2" office:value-type="float" office:value="0.235392839928996" calcext:value-type="float">
            <text:p>0,23539283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9877" calcext:value-type="float">
            <text:p>0,449877</text:p>
          </table:table-cell>
          <table:table-cell table:formula="of:=([.B211]*[.$B$298])-([.B211]*[.$B$297])+[.$B$297]" office:value-type="float" office:value="26.300002" calcext:value-type="float">
            <text:p>26,300002</text:p>
          </table:table-cell>
          <table:table-cell table:formula="of:=([.C211]*[.$B$298])-([.C211]*[.$B$297])+[.$B$297]" office:value-type="float" office:value="26.348401" calcext:value-type="float">
            <text:p>26,348401</text:p>
          </table:table-cell>
          <table:table-cell table:formula="of:=([.D211]-[.E211])^2" office:value-type="float" office:value="0.00234246320099999" calcext:value-type="float">
            <text:p>0,002342463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1733" calcext:value-type="float">
            <text:p>0,451733</text:p>
          </table:table-cell>
          <table:table-cell table:formula="of:=([.B212]*[.$B$298])-([.B212]*[.$B$297])+[.$B$297]" office:value-type="float" office:value="26.099997" calcext:value-type="float">
            <text:p>26,099997</text:p>
          </table:table-cell>
          <table:table-cell table:formula="of:=([.C212]*[.$B$298])-([.C212]*[.$B$297])+[.$B$297]" office:value-type="float" office:value="26.372529" calcext:value-type="float">
            <text:p>26,372529</text:p>
          </table:table-cell>
          <table:table-cell table:formula="of:=([.D212]-[.E212])^2" office:value-type="float" office:value="0.074273691023999" calcext:value-type="float">
            <text:p>0,0742736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46128" calcext:value-type="float">
            <text:p>0,446128</text:p>
          </table:table-cell>
          <table:table-cell table:formula="of:=([.B213]*[.$B$298])-([.B213]*[.$B$297])+[.$B$297]" office:value-type="float" office:value="26.099997" calcext:value-type="float">
            <text:p>26,099997</text:p>
          </table:table-cell>
          <table:table-cell table:formula="of:=([.C213]*[.$B$298])-([.C213]*[.$B$297])+[.$B$297]" office:value-type="float" office:value="26.299664" calcext:value-type="float">
            <text:p>26,299664</text:p>
          </table:table-cell>
          <table:table-cell table:formula="of:=([.D213]-[.E213])^2" office:value-type="float" office:value="0.0398669108889992" calcext:value-type="float">
            <text:p>0,03986691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5251" calcext:value-type="float">
            <text:p>0,45251</text:p>
          </table:table-cell>
          <table:table-cell table:formula="of:=([.B214]*[.$B$298])-([.B214]*[.$B$297])+[.$B$297]" office:value-type="float" office:value="25.7" calcext:value-type="float">
            <text:p>25,7</text:p>
          </table:table-cell>
          <table:table-cell table:formula="of:=([.C214]*[.$B$298])-([.C214]*[.$B$297])+[.$B$297]" office:value-type="float" office:value="26.38263" calcext:value-type="float">
            <text:p>26,38263</text:p>
          </table:table-cell>
          <table:table-cell table:formula="of:=([.D214]-[.E214])^2" office:value-type="float" office:value="0.4659837169" calcext:value-type="float">
            <text:p>0,46598371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5526" calcext:value-type="float">
            <text:p>0,435526</text:p>
          </table:table-cell>
          <table:table-cell table:formula="of:=([.B215]*[.$B$298])-([.B215]*[.$B$297])+[.$B$297]" office:value-type="float" office:value="26.000001" calcext:value-type="float">
            <text:p>26,000001</text:p>
          </table:table-cell>
          <table:table-cell table:formula="of:=([.C215]*[.$B$298])-([.C215]*[.$B$297])+[.$B$297]" office:value-type="float" office:value="26.161838" calcext:value-type="float">
            <text:p>26,161838</text:p>
          </table:table-cell>
          <table:table-cell table:formula="of:=([.D215]-[.E215])^2" office:value-type="float" office:value="0.0261912145689995" calcext:value-type="float">
            <text:p>0,02619121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41491" calcext:value-type="float">
            <text:p>0,441491</text:p>
          </table:table-cell>
          <table:table-cell table:formula="of:=([.B216]*[.$B$298])-([.B216]*[.$B$297])+[.$B$297]" office:value-type="float" office:value="25.7" calcext:value-type="float">
            <text:p>25,7</text:p>
          </table:table-cell>
          <table:table-cell table:formula="of:=([.C216]*[.$B$298])-([.C216]*[.$B$297])+[.$B$297]" office:value-type="float" office:value="26.239383" calcext:value-type="float">
            <text:p>26,239383</text:p>
          </table:table-cell>
          <table:table-cell table:formula="of:=([.D216]-[.E216])^2" office:value-type="float" office:value="0.290934020689001" calcext:value-type="float">
            <text:p>0,290934020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37411" calcext:value-type="float">
            <text:p>0,437411</text:p>
          </table:table-cell>
          <table:table-cell table:formula="of:=([.B217]*[.$B$298])-([.B217]*[.$B$297])+[.$B$297]" office:value-type="float" office:value="25.600004" calcext:value-type="float">
            <text:p>25,600004</text:p>
          </table:table-cell>
          <table:table-cell table:formula="of:=([.C217]*[.$B$298])-([.C217]*[.$B$297])+[.$B$297]" office:value-type="float" office:value="26.186343" calcext:value-type="float">
            <text:p>26,186343</text:p>
          </table:table-cell>
          <table:table-cell table:formula="of:=([.D217]-[.E217])^2" office:value-type="float" office:value="0.343793422921003" calcext:value-type="float">
            <text:p>0,34379342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4445" calcext:value-type="float">
            <text:p>0,424445</text:p>
          </table:table-cell>
          <table:table-cell table:formula="of:=([.B218]*[.$B$298])-([.B218]*[.$B$297])+[.$B$297]" office:value-type="float" office:value="25.199994" calcext:value-type="float">
            <text:p>25,199994</text:p>
          </table:table-cell>
          <table:table-cell table:formula="of:=([.C218]*[.$B$298])-([.C218]*[.$B$297])+[.$B$297]" office:value-type="float" office:value="26.017785" calcext:value-type="float">
            <text:p>26,017785</text:p>
          </table:table-cell>
          <table:table-cell table:formula="of:=([.D218]-[.E218])^2" office:value-type="float" office:value="0.668782119681005" calcext:value-type="float">
            <text:p>0,668782119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3359" calcext:value-type="float">
            <text:p>0,413359</text:p>
          </table:table-cell>
          <table:table-cell table:formula="of:=([.B219]*[.$B$298])-([.B219]*[.$B$297])+[.$B$297]" office:value-type="float" office:value="24.900006" calcext:value-type="float">
            <text:p>24,900006</text:p>
          </table:table-cell>
          <table:table-cell table:formula="of:=([.C219]*[.$B$298])-([.C219]*[.$B$297])+[.$B$297]" office:value-type="float" office:value="25.873667" calcext:value-type="float">
            <text:p>25,873667</text:p>
          </table:table-cell>
          <table:table-cell table:formula="of:=([.D219]-[.E219])^2" office:value-type="float" office:value="0.948015742921" calcext:value-type="float">
            <text:p>0,94801574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307" calcext:value-type="float">
            <text:p>0,39307</text:p>
          </table:table-cell>
          <table:table-cell table:formula="of:=([.B220]*[.$B$298])-([.B220]*[.$B$297])+[.$B$297]" office:value-type="float" office:value="25.000002" calcext:value-type="float">
            <text:p>25,000002</text:p>
          </table:table-cell>
          <table:table-cell table:formula="of:=([.C220]*[.$B$298])-([.C220]*[.$B$297])+[.$B$297]" office:value-type="float" office:value="25.60991" calcext:value-type="float">
            <text:p>25,60991</text:p>
          </table:table-cell>
          <table:table-cell table:formula="of:=([.D220]-[.E220])^2" office:value-type="float" office:value="0.371987768464001" calcext:value-type="float">
            <text:p>0,37198776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97824" calcext:value-type="float">
            <text:p>0,397824</text:p>
          </table:table-cell>
          <table:table-cell table:formula="of:=([.B221]*[.$B$298])-([.B221]*[.$B$297])+[.$B$297]" office:value-type="float" office:value="26.200006" calcext:value-type="float">
            <text:p>26,200006</text:p>
          </table:table-cell>
          <table:table-cell table:formula="of:=([.C221]*[.$B$298])-([.C221]*[.$B$297])+[.$B$297]" office:value-type="float" office:value="25.671712" calcext:value-type="float">
            <text:p>25,671712</text:p>
          </table:table-cell>
          <table:table-cell table:formula="of:=([.D221]-[.E221])^2" office:value-type="float" office:value="0.279094550436003" calcext:value-type="float">
            <text:p>0,27909455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1006" calcext:value-type="float">
            <text:p>0,461006</text:p>
          </table:table-cell>
          <table:table-cell table:formula="of:=([.B222]*[.$B$298])-([.B222]*[.$B$297])+[.$B$297]" office:value-type="float" office:value="28.099995" calcext:value-type="float">
            <text:p>28,099995</text:p>
          </table:table-cell>
          <table:table-cell table:formula="of:=([.C222]*[.$B$298])-([.C222]*[.$B$297])+[.$B$297]" office:value-type="float" office:value="26.493078" calcext:value-type="float">
            <text:p>26,493078</text:p>
          </table:table-cell>
          <table:table-cell table:formula="of:=([.D222]-[.E222])^2" office:value-type="float" office:value="2.58218224488901" calcext:value-type="float">
            <text:p>2,58218224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45972" calcext:value-type="float">
            <text:p>0,645972</text:p>
          </table:table-cell>
          <table:table-cell table:formula="of:=([.B223]*[.$B$298])-([.B223]*[.$B$297])+[.$B$297]" office:value-type="float" office:value="30.100006" calcext:value-type="float">
            <text:p>30,100006</text:p>
          </table:table-cell>
          <table:table-cell table:formula="of:=([.C223]*[.$B$298])-([.C223]*[.$B$297])+[.$B$297]" office:value-type="float" office:value="28.897636" calcext:value-type="float">
            <text:p>28,897636</text:p>
          </table:table-cell>
          <table:table-cell table:formula="of:=([.D223]-[.E223])^2" office:value-type="float" office:value="1.4456936169" calcext:value-type="float">
            <text:p>1,44569361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50987" calcext:value-type="float">
            <text:p>0,750987</text:p>
          </table:table-cell>
          <table:table-cell table:formula="of:=([.B224]*[.$B$298])-([.B224]*[.$B$297])+[.$B$297]" office:value-type="float" office:value="28.999998" calcext:value-type="float">
            <text:p>28,999998</text:p>
          </table:table-cell>
          <table:table-cell table:formula="of:=([.C224]*[.$B$298])-([.C224]*[.$B$297])+[.$B$297]" office:value-type="float" office:value="30.262831" calcext:value-type="float">
            <text:p>30,262831</text:p>
          </table:table-cell>
          <table:table-cell table:formula="of:=([.D224]-[.E224])^2" office:value-type="float" office:value="1.594747185889" calcext:value-type="float">
            <text:p>1,594747185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7572" calcext:value-type="float">
            <text:p>0,697572</text:p>
          </table:table-cell>
          <table:table-cell table:formula="of:=([.B225]*[.$B$298])-([.B225]*[.$B$297])+[.$B$297]" office:value-type="float" office:value="31.200001" calcext:value-type="float">
            <text:p>31,200001</text:p>
          </table:table-cell>
          <table:table-cell table:formula="of:=([.C225]*[.$B$298])-([.C225]*[.$B$297])+[.$B$297]" office:value-type="float" office:value="29.568436" calcext:value-type="float">
            <text:p>29,568436</text:p>
          </table:table-cell>
          <table:table-cell table:formula="of:=([.D225]-[.E225])^2" office:value-type="float" office:value="2.66200434922499" calcext:value-type="float">
            <text:p>2,662004349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8113" calcext:value-type="float">
            <text:p>0,798113</text:p>
          </table:table-cell>
          <table:table-cell table:formula="of:=([.B226]*[.$B$298])-([.B226]*[.$B$297])+[.$B$297]" office:value-type="float" office:value="31.100005" calcext:value-type="float">
            <text:p>31,100005</text:p>
          </table:table-cell>
          <table:table-cell table:formula="of:=([.C226]*[.$B$298])-([.C226]*[.$B$297])+[.$B$297]" office:value-type="float" office:value="30.875469" calcext:value-type="float">
            <text:p>30,875469</text:p>
          </table:table-cell>
          <table:table-cell table:formula="of:=([.D226]-[.E226])^2" office:value-type="float" office:value="0.0504164152960002" calcext:value-type="float">
            <text:p>0,05041641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89549" calcext:value-type="float">
            <text:p>0,789549</text:p>
          </table:table-cell>
          <table:table-cell table:formula="of:=([.B227]*[.$B$298])-([.B227]*[.$B$297])+[.$B$297]" office:value-type="float" office:value="31.800003" calcext:value-type="float">
            <text:p>31,800003</text:p>
          </table:table-cell>
          <table:table-cell table:formula="of:=([.C227]*[.$B$298])-([.C227]*[.$B$297])+[.$B$297]" office:value-type="float" office:value="30.764137" calcext:value-type="float">
            <text:p>30,764137</text:p>
          </table:table-cell>
          <table:table-cell table:formula="of:=([.D227]-[.E227])^2" office:value-type="float" office:value="1.073018369956" calcext:value-type="float">
            <text:p>1,073018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64271" calcext:value-type="float">
            <text:p>0,764271</text:p>
          </table:table-cell>
          <table:table-cell table:formula="of:=([.B228]*[.$B$298])-([.B228]*[.$B$297])+[.$B$297]" office:value-type="float" office:value="30.9" calcext:value-type="float">
            <text:p>30,9</text:p>
          </table:table-cell>
          <table:table-cell table:formula="of:=([.C228]*[.$B$298])-([.C228]*[.$B$297])+[.$B$297]" office:value-type="float" office:value="30.435523" calcext:value-type="float">
            <text:p>30,435523</text:p>
          </table:table-cell>
          <table:table-cell table:formula="of:=([.D228]-[.E228])^2" office:value-type="float" office:value="0.215738883528999" calcext:value-type="float">
            <text:p>0,215738883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2676" calcext:value-type="float">
            <text:p>0,72676</text:p>
          </table:table-cell>
          <table:table-cell table:formula="of:=([.B229]*[.$B$298])-([.B229]*[.$B$297])+[.$B$297]" office:value-type="float" office:value="31.299997" calcext:value-type="float">
            <text:p>31,299997</text:p>
          </table:table-cell>
          <table:table-cell table:formula="of:=([.C229]*[.$B$298])-([.C229]*[.$B$297])+[.$B$297]" office:value-type="float" office:value="29.94788" calcext:value-type="float">
            <text:p>29,94788</text:p>
          </table:table-cell>
          <table:table-cell table:formula="of:=([.D229]-[.E229])^2" office:value-type="float" office:value="1.82822038168898" calcext:value-type="float">
            <text:p>1,82822038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86281" calcext:value-type="float">
            <text:p>0,686281</text:p>
          </table:table-cell>
          <table:table-cell table:formula="of:=([.B230]*[.$B$298])-([.B230]*[.$B$297])+[.$B$297]" office:value-type="float" office:value="30.100006" calcext:value-type="float">
            <text:p>30,100006</text:p>
          </table:table-cell>
          <table:table-cell table:formula="of:=([.C230]*[.$B$298])-([.C230]*[.$B$297])+[.$B$297]" office:value-type="float" office:value="29.421653" calcext:value-type="float">
            <text:p>29,421653</text:p>
          </table:table-cell>
          <table:table-cell table:formula="of:=([.D230]-[.E230])^2" office:value-type="float" office:value="0.460162792609002" calcext:value-type="float">
            <text:p>0,46016279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40077" calcext:value-type="float">
            <text:p>0,640077</text:p>
          </table:table-cell>
          <table:table-cell table:formula="of:=([.B231]*[.$B$298])-([.B231]*[.$B$297])+[.$B$297]" office:value-type="float" office:value="27.900003" calcext:value-type="float">
            <text:p>27,900003</text:p>
          </table:table-cell>
          <table:table-cell table:formula="of:=([.C231]*[.$B$298])-([.C231]*[.$B$297])+[.$B$297]" office:value-type="float" office:value="28.821001" calcext:value-type="float">
            <text:p>28,821001</text:p>
          </table:table-cell>
          <table:table-cell table:formula="of:=([.D231]-[.E231])^2" office:value-type="float" office:value="0.848237316004008" calcext:value-type="float">
            <text:p>0,8482373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63487" calcext:value-type="float">
            <text:p>0,563487</text:p>
          </table:table-cell>
          <table:table-cell table:formula="of:=([.B232]*[.$B$298])-([.B232]*[.$B$297])+[.$B$297]" office:value-type="float" office:value="26.699999" calcext:value-type="float">
            <text:p>26,699999</text:p>
          </table:table-cell>
          <table:table-cell table:formula="of:=([.C232]*[.$B$298])-([.C232]*[.$B$297])+[.$B$297]" office:value-type="float" office:value="27.825331" calcext:value-type="float">
            <text:p>27,825331</text:p>
          </table:table-cell>
          <table:table-cell table:formula="of:=([.D232]-[.E232])^2" office:value-type="float" office:value="1.266372110224" calcext:value-type="float">
            <text:p>1,26637211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7645" calcext:value-type="float">
            <text:p>0,517645</text:p>
          </table:table-cell>
          <table:table-cell table:formula="of:=([.B233]*[.$B$298])-([.B233]*[.$B$297])+[.$B$297]" office:value-type="float" office:value="27.200005" calcext:value-type="float">
            <text:p>27,200005</text:p>
          </table:table-cell>
          <table:table-cell table:formula="of:=([.C233]*[.$B$298])-([.C233]*[.$B$297])+[.$B$297]" office:value-type="float" office:value="27.229385" calcext:value-type="float">
            <text:p>27,229385</text:p>
          </table:table-cell>
          <table:table-cell table:formula="of:=([.D233]-[.E233])^2" office:value-type="float" office:value="0.000863184400000193" calcext:value-type="float">
            <text:p>0,00086318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0032" calcext:value-type="float">
            <text:p>0,50032</text:p>
          </table:table-cell>
          <table:table-cell table:formula="of:=([.B234]*[.$B$298])-([.B234]*[.$B$297])+[.$B$297]" office:value-type="float" office:value="26.900004" calcext:value-type="float">
            <text:p>26,900004</text:p>
          </table:table-cell>
          <table:table-cell table:formula="of:=([.C234]*[.$B$298])-([.C234]*[.$B$297])+[.$B$297]" office:value-type="float" office:value="27.00416" calcext:value-type="float">
            <text:p>27,00416</text:p>
          </table:table-cell>
          <table:table-cell table:formula="of:=([.D234]-[.E234])^2" office:value-type="float" office:value="0.0108484723360007" calcext:value-type="float">
            <text:p>0,01084847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7089" calcext:value-type="float">
            <text:p>0,477089</text:p>
          </table:table-cell>
          <table:table-cell table:formula="of:=([.B235]*[.$B$298])-([.B235]*[.$B$297])+[.$B$297]" office:value-type="float" office:value="26.000001" calcext:value-type="float">
            <text:p>26,000001</text:p>
          </table:table-cell>
          <table:table-cell table:formula="of:=([.C235]*[.$B$298])-([.C235]*[.$B$297])+[.$B$297]" office:value-type="float" office:value="26.702157" calcext:value-type="float">
            <text:p>26,702157</text:p>
          </table:table-cell>
          <table:table-cell table:formula="of:=([.D235]-[.E235])^2" office:value-type="float" office:value="0.493023048335998" calcext:value-type="float">
            <text:p>0,49302304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5087" calcext:value-type="float">
            <text:p>0,445087</text:p>
          </table:table-cell>
          <table:table-cell table:formula="of:=([.B236]*[.$B$298])-([.B236]*[.$B$297])+[.$B$297]" office:value-type="float" office:value="26.000001" calcext:value-type="float">
            <text:p>26,000001</text:p>
          </table:table-cell>
          <table:table-cell table:formula="of:=([.C236]*[.$B$298])-([.C236]*[.$B$297])+[.$B$297]" office:value-type="float" office:value="26.286131" calcext:value-type="float">
            <text:p>26,286131</text:p>
          </table:table-cell>
          <table:table-cell table:formula="of:=([.D236]-[.E236])^2" office:value-type="float" office:value="0.081870376899998" calcext:value-type="float">
            <text:p>0,081870376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45859" calcext:value-type="float">
            <text:p>0,445859</text:p>
          </table:table-cell>
          <table:table-cell table:formula="of:=([.B237]*[.$B$298])-([.B237]*[.$B$297])+[.$B$297]" office:value-type="float" office:value="26.099997" calcext:value-type="float">
            <text:p>26,099997</text:p>
          </table:table-cell>
          <table:table-cell table:formula="of:=([.C237]*[.$B$298])-([.C237]*[.$B$297])+[.$B$297]" office:value-type="float" office:value="26.296167" calcext:value-type="float">
            <text:p>26,296167</text:p>
          </table:table-cell>
          <table:table-cell table:formula="of:=([.D237]-[.E237])^2" office:value-type="float" office:value="0.0384826688999995" calcext:value-type="float">
            <text:p>0,038482668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7265" calcext:value-type="float">
            <text:p>0,447265</text:p>
          </table:table-cell>
          <table:table-cell table:formula="of:=([.B238]*[.$B$298])-([.B238]*[.$B$297])+[.$B$297]" office:value-type="float" office:value="25.799996" calcext:value-type="float">
            <text:p>25,799996</text:p>
          </table:table-cell>
          <table:table-cell table:formula="of:=([.C238]*[.$B$298])-([.C238]*[.$B$297])+[.$B$297]" office:value-type="float" office:value="26.314445" calcext:value-type="float">
            <text:p>26,314445</text:p>
          </table:table-cell>
          <table:table-cell table:formula="of:=([.D238]-[.E238])^2" office:value-type="float" office:value="0.264657773600999" calcext:value-type="float">
            <text:p>0,26465777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2976" calcext:value-type="float">
            <text:p>0,432976</text:p>
          </table:table-cell>
          <table:table-cell table:formula="of:=([.B239]*[.$B$298])-([.B239]*[.$B$297])+[.$B$297]" office:value-type="float" office:value="26.699999" calcext:value-type="float">
            <text:p>26,699999</text:p>
          </table:table-cell>
          <table:table-cell table:formula="of:=([.C239]*[.$B$298])-([.C239]*[.$B$297])+[.$B$297]" office:value-type="float" office:value="26.128688" calcext:value-type="float">
            <text:p>26,128688</text:p>
          </table:table-cell>
          <table:table-cell table:formula="of:=([.D239]-[.E239])^2" office:value-type="float" office:value="0.326396258720998" calcext:value-type="float">
            <text:p>0,326396258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80874" calcext:value-type="float">
            <text:p>0,480874</text:p>
          </table:table-cell>
          <table:table-cell table:formula="of:=([.B240]*[.$B$298])-([.B240]*[.$B$297])+[.$B$297]" office:value-type="float" office:value="25.300003" calcext:value-type="float">
            <text:p>25,300003</text:p>
          </table:table-cell>
          <table:table-cell table:formula="of:=([.C240]*[.$B$298])-([.C240]*[.$B$297])+[.$B$297]" office:value-type="float" office:value="26.751362" calcext:value-type="float">
            <text:p>26,751362</text:p>
          </table:table-cell>
          <table:table-cell table:formula="of:=([.D240]-[.E240])^2" office:value-type="float" office:value="2.106442946881" calcext:value-type="float">
            <text:p>2,106442946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3656" calcext:value-type="float">
            <text:p>0,423656</text:p>
          </table:table-cell>
          <table:table-cell table:formula="of:=([.B241]*[.$B$298])-([.B241]*[.$B$297])+[.$B$297]" office:value-type="float" office:value="25.300003" calcext:value-type="float">
            <text:p>25,300003</text:p>
          </table:table-cell>
          <table:table-cell table:formula="of:=([.C241]*[.$B$298])-([.C241]*[.$B$297])+[.$B$297]" office:value-type="float" office:value="26.007528" calcext:value-type="float">
            <text:p>26,007528</text:p>
          </table:table-cell>
          <table:table-cell table:formula="of:=([.D241]-[.E241])^2" office:value-type="float" office:value="0.500591625625001" calcext:value-type="float">
            <text:p>0,50059162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5969" calcext:value-type="float">
            <text:p>0,405969</text:p>
          </table:table-cell>
          <table:table-cell table:formula="of:=([.B242]*[.$B$298])-([.B242]*[.$B$297])+[.$B$297]" office:value-type="float" office:value="25.199994" calcext:value-type="float">
            <text:p>25,199994</text:p>
          </table:table-cell>
          <table:table-cell table:formula="of:=([.C242]*[.$B$298])-([.C242]*[.$B$297])+[.$B$297]" office:value-type="float" office:value="25.777597" calcext:value-type="float">
            <text:p>25,777597</text:p>
          </table:table-cell>
          <table:table-cell table:formula="of:=([.D242]-[.E242])^2" office:value-type="float" office:value="0.333625225609004" calcext:value-type="float">
            <text:p>0,33362522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16409" calcext:value-type="float">
            <text:p>0,416409</text:p>
          </table:table-cell>
          <table:table-cell table:formula="of:=([.B243]*[.$B$298])-([.B243]*[.$B$297])+[.$B$297]" office:value-type="float" office:value="24.700001" calcext:value-type="float">
            <text:p>24,700001</text:p>
          </table:table-cell>
          <table:table-cell table:formula="of:=([.C243]*[.$B$298])-([.C243]*[.$B$297])+[.$B$297]" office:value-type="float" office:value="25.913317" calcext:value-type="float">
            <text:p>25,913317</text:p>
          </table:table-cell>
          <table:table-cell table:formula="of:=([.D243]-[.E243])^2" office:value-type="float" office:value="1.472135715856" calcext:value-type="float">
            <text:p>1,47213571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0354" calcext:value-type="float">
            <text:p>0,380354</text:p>
          </table:table-cell>
          <table:table-cell table:formula="of:=([.B244]*[.$B$298])-([.B244]*[.$B$297])+[.$B$297]" office:value-type="float" office:value="24.700001" calcext:value-type="float">
            <text:p>24,700001</text:p>
          </table:table-cell>
          <table:table-cell table:formula="of:=([.C244]*[.$B$298])-([.C244]*[.$B$297])+[.$B$297]" office:value-type="float" office:value="25.444602" calcext:value-type="float">
            <text:p>25,444602</text:p>
          </table:table-cell>
          <table:table-cell table:formula="of:=([.D244]-[.E244])^2" office:value-type="float" office:value="0.554430649200999" calcext:value-type="float">
            <text:p>0,554430649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3104" calcext:value-type="float">
            <text:p>0,383104</text:p>
          </table:table-cell>
          <table:table-cell table:formula="of:=([.B245]*[.$B$298])-([.B245]*[.$B$297])+[.$B$297]" office:value-type="float" office:value="25.199994" calcext:value-type="float">
            <text:p>25,199994</text:p>
          </table:table-cell>
          <table:table-cell table:formula="of:=([.C245]*[.$B$298])-([.C245]*[.$B$297])+[.$B$297]" office:value-type="float" office:value="25.480352" calcext:value-type="float">
            <text:p>25,480352</text:p>
          </table:table-cell>
          <table:table-cell table:formula="of:=([.D245]-[.E245])^2" office:value-type="float" office:value="0.0786006081640018" calcext:value-type="float">
            <text:p>0,07860060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2255" calcext:value-type="float">
            <text:p>0,412255</text:p>
          </table:table-cell>
          <table:table-cell table:formula="of:=([.B246]*[.$B$298])-([.B246]*[.$B$297])+[.$B$297]" office:value-type="float" office:value="26.699999" calcext:value-type="float">
            <text:p>26,699999</text:p>
          </table:table-cell>
          <table:table-cell table:formula="of:=([.C246]*[.$B$298])-([.C246]*[.$B$297])+[.$B$297]" office:value-type="float" office:value="25.859315" calcext:value-type="float">
            <text:p>25,859315</text:p>
          </table:table-cell>
          <table:table-cell table:formula="of:=([.D246]-[.E246])^2" office:value-type="float" office:value="0.706749587855999" calcext:value-type="float">
            <text:p>0,706749587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23094" calcext:value-type="float">
            <text:p>0,523094</text:p>
          </table:table-cell>
          <table:table-cell table:formula="of:=([.B247]*[.$B$298])-([.B247]*[.$B$297])+[.$B$297]" office:value-type="float" office:value="28.800006" calcext:value-type="float">
            <text:p>28,800006</text:p>
          </table:table-cell>
          <table:table-cell table:formula="of:=([.C247]*[.$B$298])-([.C247]*[.$B$297])+[.$B$297]" office:value-type="float" office:value="27.300222" calcext:value-type="float">
            <text:p>27,300222</text:p>
          </table:table-cell>
          <table:table-cell table:formula="of:=([.D247]-[.E247])^2" office:value-type="float" office:value="2.24935204665599" calcext:value-type="float">
            <text:p>2,24935204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90037" calcext:value-type="float">
            <text:p>0,690037</text:p>
          </table:table-cell>
          <table:table-cell table:formula="of:=([.B248]*[.$B$298])-([.B248]*[.$B$297])+[.$B$297]" office:value-type="float" office:value="30.399994" calcext:value-type="float">
            <text:p>30,399994</text:p>
          </table:table-cell>
          <table:table-cell table:formula="of:=([.C248]*[.$B$298])-([.C248]*[.$B$297])+[.$B$297]" office:value-type="float" office:value="29.470481" calcext:value-type="float">
            <text:p>29,470481</text:p>
          </table:table-cell>
          <table:table-cell table:formula="of:=([.D248]-[.E248])^2" office:value-type="float" office:value="0.863994417169" calcext:value-type="float">
            <text:p>0,86399441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64972" calcext:value-type="float">
            <text:p>0,764972</text:p>
          </table:table-cell>
          <table:table-cell table:formula="of:=([.B249]*[.$B$298])-([.B249]*[.$B$297])+[.$B$297]" office:value-type="float" office:value="30.800004" calcext:value-type="float">
            <text:p>30,800004</text:p>
          </table:table-cell>
          <table:table-cell table:formula="of:=([.C249]*[.$B$298])-([.C249]*[.$B$297])+[.$B$297]" office:value-type="float" office:value="30.444636" calcext:value-type="float">
            <text:p>30,444636</text:p>
          </table:table-cell>
          <table:table-cell table:formula="of:=([.D249]-[.E249])^2" office:value-type="float" office:value="0.126286415423999" calcext:value-type="float">
            <text:p>0,12628641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785314" calcext:value-type="float">
            <text:p>0,785314</text:p>
          </table:table-cell>
          <table:table-cell table:formula="of:=([.B250]*[.$B$298])-([.B250]*[.$B$297])+[.$B$297]" office:value-type="float" office:value="30.299998" calcext:value-type="float">
            <text:p>30,299998</text:p>
          </table:table-cell>
          <table:table-cell table:formula="of:=([.C250]*[.$B$298])-([.C250]*[.$B$297])+[.$B$297]" office:value-type="float" office:value="30.709082" calcext:value-type="float">
            <text:p>30,709082</text:p>
          </table:table-cell>
          <table:table-cell table:formula="of:=([.D250]-[.E250])^2" office:value-type="float" office:value="0.167349719055997" calcext:value-type="float">
            <text:p>0,16734971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52641" calcext:value-type="float">
            <text:p>0,752641</text:p>
          </table:table-cell>
          <table:table-cell table:formula="of:=([.B251]*[.$B$298])-([.B251]*[.$B$297])+[.$B$297]" office:value-type="float" office:value="30.599999" calcext:value-type="float">
            <text:p>30,599999</text:p>
          </table:table-cell>
          <table:table-cell table:formula="of:=([.C251]*[.$B$298])-([.C251]*[.$B$297])+[.$B$297]" office:value-type="float" office:value="30.284333" calcext:value-type="float">
            <text:p>30,284333</text:p>
          </table:table-cell>
          <table:table-cell table:formula="of:=([.D251]-[.E251])^2" office:value-type="float" office:value="0.0996450235560002" calcext:value-type="float">
            <text:p>0,09964502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06749" calcext:value-type="float">
            <text:p>0,706749</text:p>
          </table:table-cell>
          <table:table-cell table:formula="of:=([.B252]*[.$B$298])-([.B252]*[.$B$297])+[.$B$297]" office:value-type="float" office:value="30.999996" calcext:value-type="float">
            <text:p>30,999996</text:p>
          </table:table-cell>
          <table:table-cell table:formula="of:=([.C252]*[.$B$298])-([.C252]*[.$B$297])+[.$B$297]" office:value-type="float" office:value="29.687737" calcext:value-type="float">
            <text:p>29,687737</text:p>
          </table:table-cell>
          <table:table-cell table:formula="of:=([.D252]-[.E252])^2" office:value-type="float" office:value="1.722023683081" calcext:value-type="float">
            <text:p>1,72202368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691798" calcext:value-type="float">
            <text:p>0,691798</text:p>
          </table:table-cell>
          <table:table-cell table:formula="of:=([.B253]*[.$B$298])-([.B253]*[.$B$297])+[.$B$297]" office:value-type="float" office:value="30.800004" calcext:value-type="float">
            <text:p>30,800004</text:p>
          </table:table-cell>
          <table:table-cell table:formula="of:=([.C253]*[.$B$298])-([.C253]*[.$B$297])+[.$B$297]" office:value-type="float" office:value="29.493374" calcext:value-type="float">
            <text:p>29,493374</text:p>
          </table:table-cell>
          <table:table-cell table:formula="of:=([.D253]-[.E253])^2" office:value-type="float" office:value="1.7072819569" calcext:value-type="float">
            <text:p>1,70728195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69272" calcext:value-type="float">
            <text:p>0,669272</text:p>
          </table:table-cell>
          <table:table-cell table:formula="of:=([.B254]*[.$B$298])-([.B254]*[.$B$297])+[.$B$297]" office:value-type="float" office:value="30.500003" calcext:value-type="float">
            <text:p>30,500003</text:p>
          </table:table-cell>
          <table:table-cell table:formula="of:=([.C254]*[.$B$298])-([.C254]*[.$B$297])+[.$B$297]" office:value-type="float" office:value="29.200536" calcext:value-type="float">
            <text:p>29,200536</text:p>
          </table:table-cell>
          <table:table-cell table:formula="of:=([.D254]-[.E254])^2" office:value-type="float" office:value="1.688614484089" calcext:value-type="float">
            <text:p>1,68861448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6127" calcext:value-type="float">
            <text:p>0,66127</text:p>
          </table:table-cell>
          <table:table-cell table:formula="of:=([.B255]*[.$B$298])-([.B255]*[.$B$297])+[.$B$297]" office:value-type="float" office:value="29.999997" calcext:value-type="float">
            <text:p>29,999997</text:p>
          </table:table-cell>
          <table:table-cell table:formula="of:=([.C255]*[.$B$298])-([.C255]*[.$B$297])+[.$B$297]" office:value-type="float" office:value="29.09651" calcext:value-type="float">
            <text:p>29,09651</text:p>
          </table:table-cell>
          <table:table-cell table:formula="of:=([.D255]-[.E255])^2" office:value-type="float" office:value="0.816288759169003" calcext:value-type="float">
            <text:p>0,81628875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3856" calcext:value-type="float">
            <text:p>0,633856</text:p>
          </table:table-cell>
          <table:table-cell table:formula="of:=([.B256]*[.$B$298])-([.B256]*[.$B$297])+[.$B$297]" office:value-type="float" office:value="28.099995" calcext:value-type="float">
            <text:p>28,099995</text:p>
          </table:table-cell>
          <table:table-cell table:formula="of:=([.C256]*[.$B$298])-([.C256]*[.$B$297])+[.$B$297]" office:value-type="float" office:value="28.740128" calcext:value-type="float">
            <text:p>28,740128</text:p>
          </table:table-cell>
          <table:table-cell table:formula="of:=([.D256]-[.E256])^2" office:value-type="float" office:value="0.409770257688998" calcext:value-type="float">
            <text:p>0,40977025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6313" calcext:value-type="float">
            <text:p>0,56313</text:p>
          </table:table-cell>
          <table:table-cell table:formula="of:=([.B257]*[.$B$298])-([.B257]*[.$B$297])+[.$B$297]" office:value-type="float" office:value="25.600004" calcext:value-type="float">
            <text:p>25,600004</text:p>
          </table:table-cell>
          <table:table-cell table:formula="of:=([.C257]*[.$B$298])-([.C257]*[.$B$297])+[.$B$297]" office:value-type="float" office:value="27.82069" calcext:value-type="float">
            <text:p>27,82069</text:p>
          </table:table-cell>
          <table:table-cell table:formula="of:=([.D257]-[.E257])^2" office:value-type="float" office:value="4.93144631059602" calcext:value-type="float">
            <text:p>4,931446310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858" calcext:value-type="float">
            <text:p>0,47858</text:p>
          </table:table-cell>
          <table:table-cell table:formula="of:=([.B258]*[.$B$298])-([.B258]*[.$B$297])+[.$B$297]" office:value-type="float" office:value="25.799996" calcext:value-type="float">
            <text:p>25,799996</text:p>
          </table:table-cell>
          <table:table-cell table:formula="of:=([.C258]*[.$B$298])-([.C258]*[.$B$297])+[.$B$297]" office:value-type="float" office:value="26.72154" calcext:value-type="float">
            <text:p>26,72154</text:p>
          </table:table-cell>
          <table:table-cell table:formula="of:=([.D258]-[.E258])^2" office:value-type="float" office:value="0.849243343936002" calcext:value-type="float">
            <text:p>0,84924334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5232" calcext:value-type="float">
            <text:p>0,455232</text:p>
          </table:table-cell>
          <table:table-cell table:formula="of:=([.B259]*[.$B$298])-([.B259]*[.$B$297])+[.$B$297]" office:value-type="float" office:value="27.699998" calcext:value-type="float">
            <text:p>27,699998</text:p>
          </table:table-cell>
          <table:table-cell table:formula="of:=([.C259]*[.$B$298])-([.C259]*[.$B$297])+[.$B$297]" office:value-type="float" office:value="26.418016" calcext:value-type="float">
            <text:p>26,418016</text:p>
          </table:table-cell>
          <table:table-cell table:formula="of:=([.D259]-[.E259])^2" office:value-type="float" office:value="1.643477848324" calcext:value-type="float">
            <text:p>1,643477848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1383" calcext:value-type="float">
            <text:p>0,481383</text:p>
          </table:table-cell>
          <table:table-cell table:formula="of:=([.B260]*[.$B$298])-([.B260]*[.$B$297])+[.$B$297]" office:value-type="float" office:value="29.099994" calcext:value-type="float">
            <text:p>29,099994</text:p>
          </table:table-cell>
          <table:table-cell table:formula="of:=([.C260]*[.$B$298])-([.C260]*[.$B$297])+[.$B$297]" office:value-type="float" office:value="26.757979" calcext:value-type="float">
            <text:p>26,757979</text:p>
          </table:table-cell>
          <table:table-cell table:formula="of:=([.D260]-[.E260])^2" office:value-type="float" office:value="5.485034260225" calcext:value-type="float">
            <text:p>5,48503426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71005" calcext:value-type="float">
            <text:p>0,671005</text:p>
          </table:table-cell>
          <table:table-cell table:formula="of:=([.B261]*[.$B$298])-([.B261]*[.$B$297])+[.$B$297]" office:value-type="float" office:value="31.100005" calcext:value-type="float">
            <text:p>31,100005</text:p>
          </table:table-cell>
          <table:table-cell table:formula="of:=([.C261]*[.$B$298])-([.C261]*[.$B$297])+[.$B$297]" office:value-type="float" office:value="29.223065" calcext:value-type="float">
            <text:p>29,223065</text:p>
          </table:table-cell>
          <table:table-cell table:formula="of:=([.D261]-[.E261])^2" office:value-type="float" office:value="3.52290376359999" calcext:value-type="float">
            <text:p>3,52290376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792087" calcext:value-type="float">
            <text:p>0,792087</text:p>
          </table:table-cell>
          <table:table-cell table:formula="of:=([.B262]*[.$B$298])-([.B262]*[.$B$297])+[.$B$297]" office:value-type="float" office:value="29.099994" calcext:value-type="float">
            <text:p>29,099994</text:p>
          </table:table-cell>
          <table:table-cell table:formula="of:=([.C262]*[.$B$298])-([.C262]*[.$B$297])+[.$B$297]" office:value-type="float" office:value="30.797131" calcext:value-type="float">
            <text:p>30,797131</text:p>
          </table:table-cell>
          <table:table-cell table:formula="of:=([.D262]-[.E262])^2" office:value-type="float" office:value="2.88027399676899" calcext:value-type="float">
            <text:p>2,880273996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90436" calcext:value-type="float">
            <text:p>0,690436</text:p>
          </table:table-cell>
          <table:table-cell table:formula="of:=([.B263]*[.$B$298])-([.B263]*[.$B$297])+[.$B$297]" office:value-type="float" office:value="29.299999" calcext:value-type="float">
            <text:p>29,299999</text:p>
          </table:table-cell>
          <table:table-cell table:formula="of:=([.C263]*[.$B$298])-([.C263]*[.$B$297])+[.$B$297]" office:value-type="float" office:value="29.475668" calcext:value-type="float">
            <text:p>29,475668</text:p>
          </table:table-cell>
          <table:table-cell table:formula="of:=([.D263]-[.E263])^2" office:value-type="float" office:value="0.0308595975609997" calcext:value-type="float">
            <text:p>0,03085959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23925" calcext:value-type="float">
            <text:p>0,623925</text:p>
          </table:table-cell>
          <table:table-cell table:formula="of:=([.B264]*[.$B$298])-([.B264]*[.$B$297])+[.$B$297]" office:value-type="float" office:value="29.500004" calcext:value-type="float">
            <text:p>29,500004</text:p>
          </table:table-cell>
          <table:table-cell table:formula="of:=([.C264]*[.$B$298])-([.C264]*[.$B$297])+[.$B$297]" office:value-type="float" office:value="28.611025" calcext:value-type="float">
            <text:p>28,611025</text:p>
          </table:table-cell>
          <table:table-cell table:formula="of:=([.D264]-[.E264])^2" office:value-type="float" office:value="0.790283662440998" calcext:value-type="float">
            <text:p>0,79028366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24562" calcext:value-type="float">
            <text:p>0,624562</text:p>
          </table:table-cell>
          <table:table-cell table:formula="of:=([.B265]*[.$B$298])-([.B265]*[.$B$297])+[.$B$297]" office:value-type="float" office:value="32.2" calcext:value-type="float">
            <text:p>32,2</text:p>
          </table:table-cell>
          <table:table-cell table:formula="of:=([.C265]*[.$B$298])-([.C265]*[.$B$297])+[.$B$297]" office:value-type="float" office:value="28.619306" calcext:value-type="float">
            <text:p>28,619306</text:p>
          </table:table-cell>
          <table:table-cell table:formula="of:=([.D265]-[.E265])^2" office:value-type="float" office:value="12.821369521636" calcext:value-type="float">
            <text:p>12,82136952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55787" calcext:value-type="float">
            <text:p>0,755787</text:p>
          </table:table-cell>
          <table:table-cell table:formula="of:=([.B266]*[.$B$298])-([.B266]*[.$B$297])+[.$B$297]" office:value-type="float" office:value="32.400005" calcext:value-type="float">
            <text:p>32,400005</text:p>
          </table:table-cell>
          <table:table-cell table:formula="of:=([.C266]*[.$B$298])-([.C266]*[.$B$297])+[.$B$297]" office:value-type="float" office:value="30.325231" calcext:value-type="float">
            <text:p>30,325231</text:p>
          </table:table-cell>
          <table:table-cell table:formula="of:=([.D266]-[.E266])^2" office:value-type="float" office:value="4.30468715107599" calcext:value-type="float">
            <text:p>4,30468715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42715" calcext:value-type="float">
            <text:p>0,842715</text:p>
          </table:table-cell>
          <table:table-cell table:formula="of:=([.B267]*[.$B$298])-([.B267]*[.$B$297])+[.$B$297]" office:value-type="float" office:value="31.500002" calcext:value-type="float">
            <text:p>31,500002</text:p>
          </table:table-cell>
          <table:table-cell table:formula="of:=([.C267]*[.$B$298])-([.C267]*[.$B$297])+[.$B$297]" office:value-type="float" office:value="31.455295" calcext:value-type="float">
            <text:p>31,455295</text:p>
          </table:table-cell>
          <table:table-cell table:formula="of:=([.D267]-[.E267])^2" office:value-type="float" office:value="0.00199871584900022" calcext:value-type="float">
            <text:p>0,001998715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3429" calcext:value-type="float">
            <text:p>0,763429</text:p>
          </table:table-cell>
          <table:table-cell table:formula="of:=([.B268]*[.$B$298])-([.B268]*[.$B$297])+[.$B$297]" office:value-type="float" office:value="29.699996" calcext:value-type="float">
            <text:p>29,699996</text:p>
          </table:table-cell>
          <table:table-cell table:formula="of:=([.C268]*[.$B$298])-([.C268]*[.$B$297])+[.$B$297]" office:value-type="float" office:value="30.424577" calcext:value-type="float">
            <text:p>30,424577</text:p>
          </table:table-cell>
          <table:table-cell table:formula="of:=([.D268]-[.E268])^2" office:value-type="float" office:value="0.525017625561001" calcext:value-type="float">
            <text:p>0,525017625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2704" calcext:value-type="float">
            <text:p>0,642704</text:p>
          </table:table-cell>
          <table:table-cell table:formula="of:=([.B269]*[.$B$298])-([.B269]*[.$B$297])+[.$B$297]" office:value-type="float" office:value="28.399996" calcext:value-type="float">
            <text:p>28,399996</text:p>
          </table:table-cell>
          <table:table-cell table:formula="of:=([.C269]*[.$B$298])-([.C269]*[.$B$297])+[.$B$297]" office:value-type="float" office:value="28.855152" calcext:value-type="float">
            <text:p>28,855152</text:p>
          </table:table-cell>
          <table:table-cell table:formula="of:=([.D269]-[.E269])^2" office:value-type="float" office:value="0.207166984335996" calcext:value-type="float">
            <text:p>0,20716698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89823" calcext:value-type="float">
            <text:p>0,589823</text:p>
          </table:table-cell>
          <table:table-cell table:formula="of:=([.B270]*[.$B$298])-([.B270]*[.$B$297])+[.$B$297]" office:value-type="float" office:value="27.699998" calcext:value-type="float">
            <text:p>27,699998</text:p>
          </table:table-cell>
          <table:table-cell table:formula="of:=([.C270]*[.$B$298])-([.C270]*[.$B$297])+[.$B$297]" office:value-type="float" office:value="28.167699" calcext:value-type="float">
            <text:p>28,167699</text:p>
          </table:table-cell>
          <table:table-cell table:formula="of:=([.D270]-[.E270])^2" office:value-type="float" office:value="0.218744225400998" calcext:value-type="float">
            <text:p>0,21874422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47817" calcext:value-type="float">
            <text:p>0,547817</text:p>
          </table:table-cell>
          <table:table-cell table:formula="of:=([.B271]*[.$B$298])-([.B271]*[.$B$297])+[.$B$297]" office:value-type="float" office:value="27.500006" calcext:value-type="float">
            <text:p>27,500006</text:p>
          </table:table-cell>
          <table:table-cell table:formula="of:=([.C271]*[.$B$298])-([.C271]*[.$B$297])+[.$B$297]" office:value-type="float" office:value="27.621621" calcext:value-type="float">
            <text:p>27,621621</text:p>
          </table:table-cell>
          <table:table-cell table:formula="of:=([.D271]-[.E271])^2" office:value-type="float" office:value="0.0147902082249996" calcext:value-type="float">
            <text:p>0,01479020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15996" calcext:value-type="float">
            <text:p>0,515996</text:p>
          </table:table-cell>
          <table:table-cell table:formula="of:=([.B272]*[.$B$298])-([.B272]*[.$B$297])+[.$B$297]" office:value-type="float" office:value="26.699999" calcext:value-type="float">
            <text:p>26,699999</text:p>
          </table:table-cell>
          <table:table-cell table:formula="of:=([.C272]*[.$B$298])-([.C272]*[.$B$297])+[.$B$297]" office:value-type="float" office:value="27.207948" calcext:value-type="float">
            <text:p>27,207948</text:p>
          </table:table-cell>
          <table:table-cell table:formula="of:=([.D272]-[.E272])^2" office:value-type="float" office:value="0.258012186601" calcext:value-type="float">
            <text:p>0,25801218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81139" calcext:value-type="float">
            <text:p>0,481139</text:p>
          </table:table-cell>
          <table:table-cell table:formula="of:=([.B273]*[.$B$298])-([.B273]*[.$B$297])+[.$B$297]" office:value-type="float" office:value="27.200005" calcext:value-type="float">
            <text:p>27,200005</text:p>
          </table:table-cell>
          <table:table-cell table:formula="of:=([.C273]*[.$B$298])-([.C273]*[.$B$297])+[.$B$297]" office:value-type="float" office:value="26.754807" calcext:value-type="float">
            <text:p>26,754807</text:p>
          </table:table-cell>
          <table:table-cell table:formula="of:=([.D273]-[.E273])^2" office:value-type="float" office:value="0.198201259203998" calcext:value-type="float">
            <text:p>0,19820125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0191" calcext:value-type="float">
            <text:p>0,490191</text:p>
          </table:table-cell>
          <table:table-cell table:formula="of:=([.B274]*[.$B$298])-([.B274]*[.$B$297])+[.$B$297]" office:value-type="float" office:value="26.600003" calcext:value-type="float">
            <text:p>26,600003</text:p>
          </table:table-cell>
          <table:table-cell table:formula="of:=([.C274]*[.$B$298])-([.C274]*[.$B$297])+[.$B$297]" office:value-type="float" office:value="26.872483" calcext:value-type="float">
            <text:p>26,872483</text:p>
          </table:table-cell>
          <table:table-cell table:formula="of:=([.D274]-[.E274])^2" office:value-type="float" office:value="0.0742453503999989" calcext:value-type="float">
            <text:p>0,07424535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607" calcext:value-type="float">
            <text:p>0,47607</text:p>
          </table:table-cell>
          <table:table-cell table:formula="of:=([.B275]*[.$B$298])-([.B275]*[.$B$297])+[.$B$297]" office:value-type="float" office:value="26.499994" calcext:value-type="float">
            <text:p>26,499994</text:p>
          </table:table-cell>
          <table:table-cell table:formula="of:=([.C275]*[.$B$298])-([.C275]*[.$B$297])+[.$B$297]" office:value-type="float" office:value="26.68891" calcext:value-type="float">
            <text:p>26,68891</text:p>
          </table:table-cell>
          <table:table-cell table:formula="of:=([.D275]-[.E275])^2" office:value-type="float" office:value="0.0356892550559996" calcext:value-type="float">
            <text:p>0,03568925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2466" calcext:value-type="float">
            <text:p>0,462466</text:p>
          </table:table-cell>
          <table:table-cell table:formula="of:=([.B276]*[.$B$298])-([.B276]*[.$B$297])+[.$B$297]" office:value-type="float" office:value="26.399998" calcext:value-type="float">
            <text:p>26,399998</text:p>
          </table:table-cell>
          <table:table-cell table:formula="of:=([.C276]*[.$B$298])-([.C276]*[.$B$297])+[.$B$297]" office:value-type="float" office:value="26.512058" calcext:value-type="float">
            <text:p>26,512058</text:p>
          </table:table-cell>
          <table:table-cell table:formula="of:=([.D276]-[.E276])^2" office:value-type="float" office:value="0.0125574435999999" calcext:value-type="float">
            <text:p>0,01255744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6835" calcext:value-type="float">
            <text:p>0,46835</text:p>
          </table:table-cell>
          <table:table-cell table:formula="of:=([.B277]*[.$B$298])-([.B277]*[.$B$297])+[.$B$297]" office:value-type="float" office:value="26.499994" calcext:value-type="float">
            <text:p>26,499994</text:p>
          </table:table-cell>
          <table:table-cell table:formula="of:=([.C277]*[.$B$298])-([.C277]*[.$B$297])+[.$B$297]" office:value-type="float" office:value="26.58855" calcext:value-type="float">
            <text:p>26,58855</text:p>
          </table:table-cell>
          <table:table-cell table:formula="of:=([.D277]-[.E277])^2" office:value-type="float" office:value="0.00784216513599946" calcext:value-type="float">
            <text:p>0,00784216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3944" calcext:value-type="float">
            <text:p>0,463944</text:p>
          </table:table-cell>
          <table:table-cell table:formula="of:=([.B278]*[.$B$298])-([.B278]*[.$B$297])+[.$B$297]" office:value-type="float" office:value="26.300002" calcext:value-type="float">
            <text:p>26,300002</text:p>
          </table:table-cell>
          <table:table-cell table:formula="of:=([.C278]*[.$B$298])-([.C278]*[.$B$297])+[.$B$297]" office:value-type="float" office:value="26.531272" calcext:value-type="float">
            <text:p>26,531272</text:p>
          </table:table-cell>
          <table:table-cell table:formula="of:=([.D278]-[.E278])^2" office:value-type="float" office:value="0.053485812900001" calcext:value-type="float">
            <text:p>0,053485812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2076" calcext:value-type="float">
            <text:p>0,462076</text:p>
          </table:table-cell>
          <table:table-cell table:formula="of:=([.B279]*[.$B$298])-([.B279]*[.$B$297])+[.$B$297]" office:value-type="float" office:value="25.900005" calcext:value-type="float">
            <text:p>25,900005</text:p>
          </table:table-cell>
          <table:table-cell table:formula="of:=([.C279]*[.$B$298])-([.C279]*[.$B$297])+[.$B$297]" office:value-type="float" office:value="26.506988" calcext:value-type="float">
            <text:p>26,506988</text:p>
          </table:table-cell>
          <table:table-cell table:formula="of:=([.D279]-[.E279])^2" office:value-type="float" office:value="0.368428362288999" calcext:value-type="float">
            <text:p>0,36842836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2238" calcext:value-type="float">
            <text:p>0,442238</text:p>
          </table:table-cell>
          <table:table-cell table:formula="of:=([.B280]*[.$B$298])-([.B280]*[.$B$297])+[.$B$297]" office:value-type="float" office:value="25.900005" calcext:value-type="float">
            <text:p>25,900005</text:p>
          </table:table-cell>
          <table:table-cell table:formula="of:=([.C280]*[.$B$298])-([.C280]*[.$B$297])+[.$B$297]" office:value-type="float" office:value="26.249094" calcext:value-type="float">
            <text:p>26,249094</text:p>
          </table:table-cell>
          <table:table-cell table:formula="of:=([.D280]-[.E280])^2" office:value-type="float" office:value="0.121863129921" calcext:value-type="float">
            <text:p>0,12186312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0399" calcext:value-type="float">
            <text:p>0,440399</text:p>
          </table:table-cell>
          <table:table-cell table:formula="of:=([.B281]*[.$B$298])-([.B281]*[.$B$297])+[.$B$297]" office:value-type="float" office:value="27.200005" calcext:value-type="float">
            <text:p>27,200005</text:p>
          </table:table-cell>
          <table:table-cell table:formula="of:=([.C281]*[.$B$298])-([.C281]*[.$B$297])+[.$B$297]" office:value-type="float" office:value="26.225187" calcext:value-type="float">
            <text:p>26,225187</text:p>
          </table:table-cell>
          <table:table-cell table:formula="of:=([.D281]-[.E281])^2" office:value-type="float" office:value="0.950270133123998" calcext:value-type="float">
            <text:p>0,95027013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08418" calcext:value-type="float">
            <text:p>0,508418</text:p>
          </table:table-cell>
          <table:table-cell table:formula="of:=([.B282]*[.$B$298])-([.B282]*[.$B$297])+[.$B$297]" office:value-type="float" office:value="26.900004" calcext:value-type="float">
            <text:p>26,900004</text:p>
          </table:table-cell>
          <table:table-cell table:formula="of:=([.C282]*[.$B$298])-([.C282]*[.$B$297])+[.$B$297]" office:value-type="float" office:value="27.109434" calcext:value-type="float">
            <text:p>27,109434</text:p>
          </table:table-cell>
          <table:table-cell table:formula="of:=([.D282]-[.E282])^2" office:value-type="float" office:value="0.0438609249000005" calcext:value-type="float">
            <text:p>0,04386092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17222" calcext:value-type="float">
            <text:p>0,517222</text:p>
          </table:table-cell>
          <table:table-cell table:formula="of:=([.B283]*[.$B$298])-([.B283]*[.$B$297])+[.$B$297]" office:value-type="float" office:value="26.600003" calcext:value-type="float">
            <text:p>26,600003</text:p>
          </table:table-cell>
          <table:table-cell table:formula="of:=([.C283]*[.$B$298])-([.C283]*[.$B$297])+[.$B$297]" office:value-type="float" office:value="27.223886" calcext:value-type="float">
            <text:p>27,223886</text:p>
          </table:table-cell>
          <table:table-cell table:formula="of:=([.D283]-[.E283])^2" office:value-type="float" office:value="0.389229997688999" calcext:value-type="float">
            <text:p>0,389229997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9582" calcext:value-type="float">
            <text:p>0,479582</text:p>
          </table:table-cell>
          <table:table-cell table:formula="of:=([.B284]*[.$B$298])-([.B284]*[.$B$297])+[.$B$297]" office:value-type="float" office:value="26.200006" calcext:value-type="float">
            <text:p>26,200006</text:p>
          </table:table-cell>
          <table:table-cell table:formula="of:=([.C284]*[.$B$298])-([.C284]*[.$B$297])+[.$B$297]" office:value-type="float" office:value="26.734566" calcext:value-type="float">
            <text:p>26,734566</text:p>
          </table:table-cell>
          <table:table-cell table:formula="of:=([.D284]-[.E284])^2" office:value-type="float" office:value="0.285754393599999" calcext:value-type="float">
            <text:p>0,28575439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5951" calcext:value-type="float">
            <text:p>0,465951</text:p>
          </table:table-cell>
          <table:table-cell table:formula="of:=([.B285]*[.$B$298])-([.B285]*[.$B$297])+[.$B$297]" office:value-type="float" office:value="25.799996" calcext:value-type="float">
            <text:p>25,799996</text:p>
          </table:table-cell>
          <table:table-cell table:formula="of:=([.C285]*[.$B$298])-([.C285]*[.$B$297])+[.$B$297]" office:value-type="float" office:value="26.557363" calcext:value-type="float">
            <text:p>26,557363</text:p>
          </table:table-cell>
          <table:table-cell table:formula="of:=([.D285]-[.E285])^2" office:value-type="float" office:value="0.573604772689003" calcext:value-type="float">
            <text:p>0,57360477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6516" calcext:value-type="float">
            <text:p>0,436516</text:p>
          </table:table-cell>
          <table:table-cell table:formula="of:=([.B286]*[.$B$298])-([.B286]*[.$B$297])+[.$B$297]" office:value-type="float" office:value="25.199994" calcext:value-type="float">
            <text:p>25,199994</text:p>
          </table:table-cell>
          <table:table-cell table:formula="of:=([.C286]*[.$B$298])-([.C286]*[.$B$297])+[.$B$297]" office:value-type="float" office:value="26.174708" calcext:value-type="float">
            <text:p>26,174708</text:p>
          </table:table-cell>
          <table:table-cell table:formula="of:=([.D286]-[.E286])^2" office:value-type="float" office:value="0.950067381796004" calcext:value-type="float">
            <text:p>0,95006738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0667" calcext:value-type="float">
            <text:p>0,410667</text:p>
          </table:table-cell>
          <table:table-cell table:formula="of:=([.B287]*[.$B$298])-([.B287]*[.$B$297])+[.$B$297]" office:value-type="float" office:value="24.900006" calcext:value-type="float">
            <text:p>24,900006</text:p>
          </table:table-cell>
          <table:table-cell table:formula="of:=([.C287]*[.$B$298])-([.C287]*[.$B$297])+[.$B$297]" office:value-type="float" office:value="25.838671" calcext:value-type="float">
            <text:p>25,838671</text:p>
          </table:table-cell>
          <table:table-cell table:formula="of:=([.D287]-[.E287])^2" office:value-type="float" office:value="0.881091982225001" calcext:value-type="float">
            <text:p>0,88109198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3015" calcext:value-type="float">
            <text:p>0,393015</text:p>
          </table:table-cell>
          <table:table-cell table:formula="of:=([.B288]*[.$B$298])-([.B288]*[.$B$297])+[.$B$297]" office:value-type="float" office:value="25.099998" calcext:value-type="float">
            <text:p>25,099998</text:p>
          </table:table-cell>
          <table:table-cell table:formula="of:=([.C288]*[.$B$298])-([.C288]*[.$B$297])+[.$B$297]" office:value-type="float" office:value="25.609195" calcext:value-type="float">
            <text:p>25,609195</text:p>
          </table:table-cell>
          <table:table-cell table:formula="of:=([.D288]-[.E288])^2" office:value-type="float" office:value="0.259281584809" calcext:value-type="float">
            <text:p>0,25928158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9356" calcext:value-type="float">
            <text:p>0,399356</text:p>
          </table:table-cell>
          <table:table-cell table:formula="of:=([.B289]*[.$B$298])-([.B289]*[.$B$297])+[.$B$297]" office:value-type="float" office:value="24.900006" calcext:value-type="float">
            <text:p>24,900006</text:p>
          </table:table-cell>
          <table:table-cell table:formula="of:=([.C289]*[.$B$298])-([.C289]*[.$B$297])+[.$B$297]" office:value-type="float" office:value="25.691628" calcext:value-type="float">
            <text:p>25,691628</text:p>
          </table:table-cell>
          <table:table-cell table:formula="of:=([.D289]-[.E289])^2" office:value-type="float" office:value="0.626665390884006" calcext:value-type="float">
            <text:p>0,62666539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5546" calcext:value-type="float">
            <text:p>0,395546</text:p>
          </table:table-cell>
          <table:table-cell table:formula="of:=([.B290]*[.$B$298])-([.B290]*[.$B$297])+[.$B$297]" office:value-type="float" office:value="26.699999" calcext:value-type="float">
            <text:p>26,699999</text:p>
          </table:table-cell>
          <table:table-cell table:formula="of:=([.C290]*[.$B$298])-([.C290]*[.$B$297])+[.$B$297]" office:value-type="float" office:value="25.642098" calcext:value-type="float">
            <text:p>25,642098</text:p>
          </table:table-cell>
          <table:table-cell table:formula="of:=([.D290]-[.E290])^2" office:value-type="float" office:value="1.119154525801" calcext:value-type="float">
            <text:p>1,11915452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9456" calcext:value-type="float">
            <text:p>0,489456</text:p>
          </table:table-cell>
          <table:table-cell table:formula="of:=([.B291]*[.$B$298])-([.B291]*[.$B$297])+[.$B$297]" office:value-type="float" office:value="27.699998" calcext:value-type="float">
            <text:p>27,699998</text:p>
          </table:table-cell>
          <table:table-cell table:formula="of:=([.C291]*[.$B$298])-([.C291]*[.$B$297])+[.$B$297]" office:value-type="float" office:value="26.862928" calcext:value-type="float">
            <text:p>26,862928</text:p>
          </table:table-cell>
          <table:table-cell table:formula="of:=([.D291]-[.E291])^2" office:value-type="float" office:value="0.700686184900007" calcext:value-type="float">
            <text:p>0,70068618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34598" calcext:value-type="float">
            <text:p>0,634598</text:p>
          </table:table-cell>
          <table:table-cell table:formula="of:=([.B292]*[.$B$298])-([.B292]*[.$B$297])+[.$B$297]" office:value-type="float" office:value="27.300001" calcext:value-type="float">
            <text:p>27,300001</text:p>
          </table:table-cell>
          <table:table-cell table:formula="of:=([.C292]*[.$B$298])-([.C292]*[.$B$297])+[.$B$297]" office:value-type="float" office:value="28.749774" calcext:value-type="float">
            <text:p>28,749774</text:p>
          </table:table-cell>
          <table:table-cell table:formula="of:=([.D292]-[.E292])^2" office:value-type="float" office:value="2.10184175152899" calcext:value-type="float">
            <text:p>2,10184175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3349" calcext:value-type="float">
            <text:p>0,573349</text:p>
          </table:table-cell>
          <table:table-cell table:formula="of:=([.B293]*[.$B$298])-([.B293]*[.$B$297])+[.$B$297]" office:value-type="float" office:value="27.399997" calcext:value-type="float">
            <text:p>27,399997</text:p>
          </table:table-cell>
          <table:table-cell table:formula="of:=([.C293]*[.$B$298])-([.C293]*[.$B$297])+[.$B$297]" office:value-type="float" office:value="27.953537" calcext:value-type="float">
            <text:p>27,953537</text:p>
          </table:table-cell>
          <table:table-cell table:formula="of:=([.D293]-[.E293])^2" office:value-type="float" office:value="0.306406531600002" calcext:value-type="float">
            <text:p>0,306406531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2235" calcext:value-type="float">
            <text:p>0,562235</text:p>
          </table:table-cell>
          <table:table-cell table:formula="of:=([.B294]*[.$B$298])-([.B294]*[.$B$297])+[.$B$297]" office:value-type="float" office:value="30.200002" calcext:value-type="float">
            <text:p>30,200002</text:p>
          </table:table-cell>
          <table:table-cell table:formula="of:=([.C294]*[.$B$298])-([.C294]*[.$B$297])+[.$B$297]" office:value-type="float" office:value="27.809055" calcext:value-type="float">
            <text:p>27,809055</text:p>
          </table:table-cell>
          <table:table-cell table:formula="of:=([.D294]-[.E294])^2" office:value-type="float" office:value="5.716627556809" calcext:value-type="float">
            <text:p>5,71662755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4112" calcext:value-type="float">
            <text:p>0,74112</text:p>
          </table:table-cell>
          <table:table-cell table:formula="of:=([.B295]*[.$B$298])-([.B295]*[.$B$297])+[.$B$297]" office:value-type="float" office:value="31.899999" calcext:value-type="float">
            <text:p>31,899999</text:p>
          </table:table-cell>
          <table:table-cell table:formula="of:=([.C295]*[.$B$298])-([.C295]*[.$B$297])+[.$B$297]" office:value-type="float" office:value="30.13456" calcext:value-type="float">
            <text:p>30,13456</text:p>
          </table:table-cell>
          <table:table-cell table:formula="of:=([.D295]-[.E295])^2" office:value-type="float" office:value="3.116774862721" calcext:value-type="float">
            <text:p>3,116774862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0.827018" calcext:value-type="float">
            <text:p>0,827018</text:p>
          </table:table-cell>
          <table:table-cell table:formula="of:=([.B296]*[.$B$298])-([.B296]*[.$B$297])+[.$B$297]" office:value-type="float" office:value="32.999994" calcext:value-type="float">
            <text:p>32,999994</text:p>
          </table:table-cell>
          <table:table-cell table:formula="of:=([.C296]*[.$B$298])-([.C296]*[.$B$297])+[.$B$297]" office:value-type="float" office:value="31.251234" calcext:value-type="float">
            <text:p>31,251234</text:p>
          </table:table-cell>
          <table:table-cell table:formula="of:=([.D296]-[.E296])^2" office:value-type="float" office:value="3.0581615376" calcext:value-type="float">
            <text:p>3,058161537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6]))" office:value-type="float" office:value="1.21872119375884" calcext:value-type="float">
            <text:p>1,218721193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41:05.130225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41:36.729882104</dc:date>
    <meta:editing-duration>PT38M30S</meta:editing-duration>
    <meta:editing-cycles>17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490933">
                <text:p>26.490933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12075">
                <text:p>26.41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79171">
                <text:p>27.379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105909">
                <text:p>29.105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244566">
                <text:p>30.244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764852">
                <text:p>30.764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20604">
                <text:p>30.620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444987">
                <text:p>30.444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59532">
                <text:p>29.59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766972">
                <text:p>29.766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471587">
                <text:p>28.471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134718">
                <text:p>28.134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577356">
                <text:p>27.577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60948">
                <text:p>26.960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58083">
                <text:p>26.758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61099">
                <text:p>26.761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63334">
                <text:p>26.463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097449">
                <text:p>26.097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422345">
                <text:p>26.422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52411">
                <text:p>25.552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244168">
                <text:p>25.244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304801">
                <text:p>24.304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211201">
                <text:p>24.2112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890945">
                <text:p>24.890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4.675288">
                <text:p>24.675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319204">
                <text:p>25.319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61139">
                <text:p>27.061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036633">
                <text:p>28.036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932242">
                <text:p>28.932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9.013622">
                <text:p>29.013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295619">
                <text:p>28.295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9.110199">
                <text:p>29.110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550522">
                <text:p>29.550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962413">
                <text:p>30.962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50175">
                <text:p>29.450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954564">
                <text:p>27.954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02507">
                <text:p>27.70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27486">
                <text:p>26.9274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72183">
                <text:p>26.572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44744">
                <text:p>26.444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9797">
                <text:p>26.39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19034">
                <text:p>26.319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81759">
                <text:p>26.3817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82392">
                <text:p>26.482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91188">
                <text:p>26.291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27109">
                <text:p>26.27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641968">
                <text:p>25.641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73736">
                <text:p>25.773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59107">
                <text:p>25.859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86237">
                <text:p>25.586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12887">
                <text:p>25.6128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49417">
                <text:p>25.6494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747437">
                <text:p>25.747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9691">
                <text:p>26.89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377297">
                <text:p>29.377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885376">
                <text:p>29.885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116971">
                <text:p>30.1169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749447">
                <text:p>30.749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37326">
                <text:p>29.2373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288325">
                <text:p>29.288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036541">
                <text:p>29.036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714908">
                <text:p>28.7149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494337">
                <text:p>28.494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45383">
                <text:p>27.453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612691">
                <text:p>26.612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48721">
                <text:p>26.1487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43469">
                <text:p>26.1434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80064">
                <text:p>26.180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16282">
                <text:p>26.2162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46641">
                <text:p>26.146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34593">
                <text:p>25.734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72717">
                <text:p>25.572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526528">
                <text:p>25.526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387363">
                <text:p>25.387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592204">
                <text:p>25.592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39153">
                <text:p>26.1391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404235">
                <text:p>27.404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73067">
                <text:p>26.573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464557">
                <text:p>25.4645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591671">
                <text:p>25.5916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582544">
                <text:p>26.582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983268">
                <text:p>27.983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9.285192">
                <text:p>29.285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495415">
                <text:p>29.495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616603">
                <text:p>27.6166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78728">
                <text:p>27.78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47519">
                <text:p>26.9475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86708">
                <text:p>26.4867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33151">
                <text:p>26.033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48837">
                <text:p>25.848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91009">
                <text:p>25.891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73173">
                <text:p>25.873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18586">
                <text:p>25.8185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8014">
                <text:p>25.58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567478">
                <text:p>25.567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333608">
                <text:p>25.3336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014249">
                <text:p>26.014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645751">
                <text:p>25.6457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01217">
                <text:p>25.012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369813">
                <text:p>25.3698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71962">
                <text:p>26.571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168038">
                <text:p>27.1680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554153">
                <text:p>25.5541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588198">
                <text:p>27.588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712022">
                <text:p>28.712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860456">
                <text:p>28.8604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576015">
                <text:p>29.5760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943333">
                <text:p>26.94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67175">
                <text:p>26.967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740923">
                <text:p>26.7409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041146">
                <text:p>26.0411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07345">
                <text:p>25.707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91717">
                <text:p>26.3917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82341">
                <text:p>26.7823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251239">
                <text:p>26.2512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01312">
                <text:p>26.701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79169">
                <text:p>26.779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75922">
                <text:p>26.375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90274">
                <text:p>26.390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03156">
                <text:p>26.1031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02141">
                <text:p>25.8021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26">
                <text:p>25.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724414">
                <text:p>25.724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497694">
                <text:p>25.4976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548367">
                <text:p>26.5483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538783">
                <text:p>29.5387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4599">
                <text:p>29.745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466671">
                <text:p>30.4666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827434">
                <text:p>30.827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769325">
                <text:p>29.769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822456">
                <text:p>29.822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96543">
                <text:p>29.965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8.97938">
                <text:p>28.979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64195">
                <text:p>28.6641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88335">
                <text:p>27.883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261261">
                <text:p>27.2612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72592">
                <text:p>27.725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84191">
                <text:p>26.6841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464855">
                <text:p>26.4648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9.724631">
                <text:p>29.7246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83471">
                <text:p>26.483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32693">
                <text:p>26.432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491609">
                <text:p>26.4916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99179">
                <text:p>27.6991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300275">
                <text:p>26.300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93669">
                <text:p>26.93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56401">
                <text:p>26.5564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850683">
                <text:p>25.8506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9.805972">
                <text:p>29.8059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6.009959">
                <text:p>26.0099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8556">
                <text:p>26.58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6.600601">
                <text:p>26.600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5.633648">
                <text:p>25.6336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432457">
                <text:p>28.4324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56358">
                <text:p>26.6563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6.99831">
                <text:p>26.998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892333">
                <text:p>27.892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873247">
                <text:p>29.873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7.567411">
                <text:p>27.5674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63328">
                <text:p>27.263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798123">
                <text:p>26.7981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88446">
                <text:p>26.5884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8078">
                <text:p>26.48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434994">
                <text:p>26.4349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740429">
                <text:p>26.7404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83363">
                <text:p>26.5833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05956">
                <text:p>26.3059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05219">
                <text:p>26.2052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86095">
                <text:p>25.886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13984">
                <text:p>25.8139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768549">
                <text:p>25.7685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049245">
                <text:p>26.0492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985062">
                <text:p>27.9850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399293">
                <text:p>29.3992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168217">
                <text:p>30.168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161131">
                <text:p>31.1611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99312">
                <text:p>31.1993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991299">
                <text:p>30.9912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070119">
                <text:p>30.0701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666248">
                <text:p>29.6662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90946">
                <text:p>29.0909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71822">
                <text:p>28.771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937261">
                <text:p>27.9372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346502">
                <text:p>27.3465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937743">
                <text:p>26.9377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07707">
                <text:p>26.4077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392809">
                <text:p>26.3928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91735">
                <text:p>26.5917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33217">
                <text:p>26.3332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20776">
                <text:p>26.3207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090507">
                <text:p>26.0905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00673">
                <text:p>26.1006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22847">
                <text:p>26.222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98246">
                <text:p>25.9982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86593">
                <text:p>25.7865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35698">
                <text:p>25.7356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48987">
                <text:p>26.6489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95875">
                <text:p>27.95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749422">
                <text:p>29.7494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50361">
                <text:p>30.6503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858907">
                <text:p>30.8589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71826">
                <text:p>31.2718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783416">
                <text:p>30.7834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842047">
                <text:p>29.8420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392741">
                <text:p>29.3927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798732">
                <text:p>28.7987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916097">
                <text:p>27.9160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341653">
                <text:p>27.3416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85179">
                <text:p>26.68517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48401">
                <text:p>26.3484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72529">
                <text:p>26.3725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299664">
                <text:p>26.2996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38263">
                <text:p>26.382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161838">
                <text:p>26.1618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239383">
                <text:p>26.2393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186343">
                <text:p>26.1863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017785">
                <text:p>26.017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73667">
                <text:p>25.873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60991">
                <text:p>25.60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671712">
                <text:p>25.6717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493078">
                <text:p>26.4930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897636">
                <text:p>28.8976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262831">
                <text:p>30.2628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68436">
                <text:p>29.568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875469">
                <text:p>30.8754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764137">
                <text:p>30.7641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435523">
                <text:p>30.4355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94788">
                <text:p>29.947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421653">
                <text:p>29.4216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821001">
                <text:p>28.821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825331">
                <text:p>27.8253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229385">
                <text:p>27.2293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00416">
                <text:p>27.004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02157">
                <text:p>26.7021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86131">
                <text:p>26.286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296167">
                <text:p>26.2961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14445">
                <text:p>26.314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28688">
                <text:p>26.1286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751362">
                <text:p>26.7513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07528">
                <text:p>26.0075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77597">
                <text:p>25.7775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913317">
                <text:p>25.9133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44602">
                <text:p>25.444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480352">
                <text:p>25.4803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59315">
                <text:p>25.8593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300222">
                <text:p>27.3002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470481">
                <text:p>29.470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444636">
                <text:p>30.4446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0.709082">
                <text:p>30.7090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284333">
                <text:p>30.284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687737">
                <text:p>29.6877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493374">
                <text:p>29.4933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200536">
                <text:p>29.2005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09651">
                <text:p>29.096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40128">
                <text:p>28.7401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82069">
                <text:p>27.820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2154">
                <text:p>26.721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418016">
                <text:p>26.4180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757979">
                <text:p>26.7579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9.223065">
                <text:p>29.2230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0.797131">
                <text:p>30.7971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475668">
                <text:p>29.4756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611025">
                <text:p>28.6110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619306">
                <text:p>28.6193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325231">
                <text:p>30.3252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455295">
                <text:p>31.4552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24577">
                <text:p>30.4245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855152">
                <text:p>28.8551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8.167699">
                <text:p>28.1676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621621">
                <text:p>27.6216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207948">
                <text:p>27.2079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54807">
                <text:p>26.7548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872483">
                <text:p>26.8724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68891">
                <text:p>26.688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12058">
                <text:p>26.5120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58855">
                <text:p>26.588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31272">
                <text:p>26.5312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06988">
                <text:p>26.5069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49094">
                <text:p>26.249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225187">
                <text:p>26.2251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09434">
                <text:p>27.1094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23886">
                <text:p>27.2238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734566">
                <text:p>26.7345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57363">
                <text:p>26.5573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74708">
                <text:p>26.1747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38671">
                <text:p>25.8386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09195">
                <text:p>25.6091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91628">
                <text:p>25.6916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42098">
                <text:p>25.6420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62928">
                <text:p>26.862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749774">
                <text:p>28.7497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53537">
                <text:p>27.9535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09055">
                <text:p>27.8090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30.13456">
                <text:p>30.134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251234">
                <text:p>31.251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